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95625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1" table:number-columns-repeated="108" table:default-cell-style-name="ce8"/>
        <table:table-column table:style-name="co1" table:number-columns-repeated="16275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1-01T00:00:00" table:style-name="ce5">
            <text:p>2019/11/1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48022" table:style-name="ce6">
            <text:p>48,022<text:s/></text:p>
          </table:table-cell>
          <table:table-cell office:value-type="float" office:value="53421" table:style-name="ce6">
            <text:p>53,421<text:s/></text:p>
          </table:table-cell>
          <table:table-cell office:value-type="float" office:value="30311" table:style-name="ce6">
            <text:p>30,311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9473" table:style-name="ce6">
            <text:p>9,473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39044" table:style-name="ce6">
            <text:p>39,04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13357" table:style-name="ce6">
            <text:p>13,357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1290" table:style-name="ce6">
            <text:p>31,290<text:s/></text:p>
          </table:table-cell>
          <table:table-cell office:value-type="float" office:value="19905" table:style-name="ce6">
            <text:p>19,905<text:s/></text:p>
          </table:table-cell>
          <table:table-cell office:value-type="float" office:value="37141" table:style-name="ce6">
            <text:p>37,141<text:s/></text:p>
          </table:table-cell>
          <table:table-cell office:value-type="float" office:value="32335" table:style-name="ce6">
            <text:p>32,335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41371" table:style-name="ce6">
            <text:p>41,371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7733" table:style-name="ce6">
            <text:p>27,733<text:s/></text:p>
          </table:table-cell>
          <table:table-cell office:value-type="float" office:value="177362" table:style-name="ce6">
            <text:p>177,362<text:s/></text:p>
          </table:table-cell>
          <table:table-cell office:value-type="float" office:value="47903" table:style-name="ce6">
            <text:p>47,903<text:s/></text:p>
          </table:table-cell>
          <table:table-cell office:value-type="float" office:value="26687" table:style-name="ce6">
            <text:p>26,687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31599" table:style-name="ce6">
            <text:p>31,599<text:s/></text:p>
          </table:table-cell>
          <table:table-cell office:value-type="float" office:value="36644" table:style-name="ce6">
            <text:p>36,644<text:s/></text:p>
          </table:table-cell>
          <table:table-cell office:value-type="float" office:value="32108" table:style-name="ce6">
            <text:p>32,108<text:s/></text:p>
          </table:table-cell>
          <table:table-cell office:value-type="float" office:value="26226" table:style-name="ce6">
            <text:p>26,226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35480" table:style-name="ce6">
            <text:p>35,480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37591" table:style-name="ce6">
            <text:p>37,59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6161" table:style-name="ce6">
            <text:p>26,161<text:s/></text:p>
          </table:table-cell>
          <table:table-cell office:value-type="float" office:value="31826" table:style-name="ce6">
            <text:p>31,826<text:s/></text:p>
          </table:table-cell>
          <table:table-cell office:value-type="float" office:value="48712" table:style-name="ce6">
            <text:p>48,712<text:s/></text:p>
          </table:table-cell>
          <table:table-cell office:value-type="float" office:value="46341" table:style-name="ce6">
            <text:p>46,341<text:s/></text:p>
          </table:table-cell>
          <table:table-cell office:value-type="float" office:value="28683" table:style-name="ce6">
            <text:p>28,683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80706" table:style-name="ce6">
            <text:p>80,706<text:s/></text:p>
          </table:table-cell>
          <table:table-cell office:value-type="float" office:value="26929" table:style-name="ce6">
            <text:p>26,929<text:s/></text:p>
          </table:table-cell>
          <table:table-cell office:value-type="float" office:value="37400" table:style-name="ce6">
            <text:p>37,400<text:s/></text:p>
          </table:table-cell>
          <table:table-cell office:value-type="float" office:value="41407" table:style-name="ce6">
            <text:p>41,407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72799" table:style-name="ce6">
            <text:p>72,799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23378" table:style-name="ce6">
            <text:p>23,378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36582" table:style-name="ce6">
            <text:p>36,582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45744" table:style-name="ce6">
            <text:p>45,744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8062" table:style-name="ce6">
            <text:p>28,062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33577" table:style-name="ce6">
            <text:p>33,577<text:s/></text:p>
          </table:table-cell>
          <table:table-cell office:value-type="float" office:value="29860" table:style-name="ce6">
            <text:p>29,860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0087" table:style-name="ce6">
            <text:p>10,087<text:s/></text:p>
          </table:table-cell>
          <table:table-cell table:number-columns-repeated="16275"/>
        </table:table-row>
        <table:table-row table:style-name="ro2">
          <table:table-cell office:value-type="date" office:date-value="2019-11-02T00:00:00" table:style-name="ce5">
            <text:p>2019/11/2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51985" table:style-name="ce6">
            <text:p>51,985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16459" table:style-name="ce6">
            <text:p>16,459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32126" table:style-name="ce6">
            <text:p>32,126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30249" table:style-name="ce6">
            <text:p>30,249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4780" table:style-name="ce6">
            <text:p>34,780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76129" table:style-name="ce6">
            <text:p>176,129<text:s/></text:p>
          </table:table-cell>
          <table:table-cell office:value-type="float" office:value="50685" table:style-name="ce6">
            <text:p>50,685<text:s/></text:p>
          </table:table-cell>
          <table:table-cell office:value-type="float" office:value="22530" table:style-name="ce6">
            <text:p>22,530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41288" table:style-name="ce6">
            <text:p>41,288<text:s/></text:p>
          </table:table-cell>
          <table:table-cell office:value-type="float" office:value="38141" table:style-name="ce6">
            <text:p>38,141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8085" table:style-name="ce6">
            <text:p>28,085<text:s/></text:p>
          </table:table-cell>
          <table:table-cell office:value-type="float" office:value="6717" table:style-name="ce6">
            <text:p>6,71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18872" table:style-name="ce6">
            <text:p>18,872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42860" table:style-name="ce6">
            <text:p>42,86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9458" table:style-name="ce6">
            <text:p>19,458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30914" table:style-name="ce6">
            <text:p>30,914<text:s/></text:p>
          </table:table-cell>
          <table:table-cell office:value-type="float" office:value="45495" table:style-name="ce6">
            <text:p>45,495<text:s/></text:p>
          </table:table-cell>
          <table:table-cell office:value-type="float" office:value="36258" table:style-name="ce6">
            <text:p>36,258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34534" table:style-name="ce6">
            <text:p>34,534<text:s/></text:p>
          </table:table-cell>
          <table:table-cell office:value-type="float" office:value="92155" table:style-name="ce6">
            <text:p>92,155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35221" table:style-name="ce6">
            <text:p>35,221<text:s/></text:p>
          </table:table-cell>
          <table:table-cell office:value-type="float" office:value="35483" table:style-name="ce6">
            <text:p>35,483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61061" table:style-name="ce6">
            <text:p>61,061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31546" table:style-name="ce6">
            <text:p>31,546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8316" table:style-name="ce6">
            <text:p>8,316<text:s/></text:p>
          </table:table-cell>
          <table:table-cell table:number-columns-repeated="16275"/>
        </table:table-row>
        <table:table-row table:style-name="ro2">
          <table:table-cell office:value-type="date" office:date-value="2019-11-03T00:00:00" table:style-name="ce5">
            <text:p>2019/11/3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39443" table:style-name="ce6">
            <text:p>39,443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22169" table:style-name="ce6">
            <text:p>22,16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5562" table:style-name="ce6">
            <text:p>25,562<text:s/></text:p>
          </table:table-cell>
          <table:table-cell office:value-type="float" office:value="15157" table:style-name="ce6">
            <text:p>15,157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25848" table:style-name="ce6">
            <text:p>25,848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20338" table:style-name="ce6">
            <text:p>20,338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6537" table:style-name="ce6">
            <text:p>16,53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53056" table:style-name="ce6">
            <text:p>153,056<text:s/></text:p>
          </table:table-cell>
          <table:table-cell office:value-type="float" office:value="41937" table:style-name="ce6">
            <text:p>41,937<text:s/></text:p>
          </table:table-cell>
          <table:table-cell office:value-type="float" office:value="15899" table:style-name="ce6">
            <text:p>15,899<text:s/></text:p>
          </table:table-cell>
          <table:table-cell office:value-type="float" office:value="18303" table:style-name="ce6">
            <text:p>18,303<text:s/></text:p>
          </table:table-cell>
          <table:table-cell office:value-type="float" office:value="35616" table:style-name="ce6">
            <text:p>35,616<text:s/></text:p>
          </table:table-cell>
          <table:table-cell office:value-type="float" office:value="28851" table:style-name="ce6">
            <text:p>28,851<text:s/></text:p>
          </table:table-cell>
          <table:table-cell office:value-type="float" office:value="23767" table:style-name="ce6">
            <text:p>23,767<text:s/></text:p>
          </table:table-cell>
          <table:table-cell office:value-type="float" office:value="21154" table:style-name="ce6">
            <text:p>21,15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4891" table:style-name="ce6">
            <text:p>14,891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37524" table:style-name="ce6">
            <text:p>37,52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38363" table:style-name="ce6">
            <text:p>38,363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19286" table:style-name="ce6">
            <text:p>19,286<text:s/></text:p>
          </table:table-cell>
          <table:table-cell office:value-type="float" office:value="28279" table:style-name="ce6">
            <text:p>28,279<text:s/></text:p>
          </table:table-cell>
          <table:table-cell office:value-type="float" office:value="73518" table:style-name="ce6">
            <text:p>73,518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49731" table:style-name="ce6">
            <text:p>49,731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7211" table:style-name="ce6">
            <text:p>17,211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7724" table:style-name="ce6">
            <text:p>27,724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6708" table:style-name="ce6">
            <text:p>16,708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8284" table:style-name="ce6">
            <text:p>8,284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8233" table:style-name="ce6">
            <text:p>18,233<text:s/></text:p>
          </table:table-cell>
          <table:table-cell office:value-type="float" office:value="24144" table:style-name="ce6">
            <text:p>24,144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6753" table:style-name="ce6">
            <text:p>6,753<text:s/></text:p>
          </table:table-cell>
          <table:table-cell table:number-columns-repeated="16275"/>
        </table:table-row>
        <table:table-row table:style-name="ro2">
          <table:table-cell office:value-type="date" office:date-value="2019-11-04T00:00:00" table:style-name="ce5">
            <text:p>2019/11/4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44305" table:style-name="ce6">
            <text:p>44,305<text:s/></text:p>
          </table:table-cell>
          <table:table-cell office:value-type="float" office:value="43779" table:style-name="ce6">
            <text:p>43,779<text:s/></text:p>
          </table:table-cell>
          <table:table-cell office:value-type="float" office:value="27943" table:style-name="ce6">
            <text:p>27,943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10460" table:style-name="ce6">
            <text:p>10,460<text:s/></text:p>
          </table:table-cell>
          <table:table-cell office:value-type="float" office:value="19553" table:style-name="ce6">
            <text:p>19,553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29132" table:style-name="ce6">
            <text:p>29,132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7631" table:style-name="ce6">
            <text:p>17,631<text:s/></text:p>
          </table:table-cell>
          <table:table-cell office:value-type="float" office:value="22476" table:style-name="ce6">
            <text:p>22,476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26944" table:style-name="ce6">
            <text:p>26,944<text:s/></text:p>
          </table:table-cell>
          <table:table-cell office:value-type="float" office:value="17414" table:style-name="ce6">
            <text:p>17,414<text:s/></text:p>
          </table:table-cell>
          <table:table-cell office:value-type="float" office:value="34210" table:style-name="ce6">
            <text:p>34,210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8764" table:style-name="ce6">
            <text:p>38,764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22970" table:style-name="ce6">
            <text:p>22,970<text:s/></text:p>
          </table:table-cell>
          <table:table-cell office:value-type="float" office:value="27778" table:style-name="ce6">
            <text:p>27,778<text:s/></text:p>
          </table:table-cell>
          <table:table-cell office:value-type="float" office:value="137069" table:style-name="ce6">
            <text:p>137,069<text:s/></text:p>
          </table:table-cell>
          <table:table-cell office:value-type="float" office:value="39028" table:style-name="ce6">
            <text:p>39,028<text:s/></text:p>
          </table:table-cell>
          <table:table-cell office:value-type="float" office:value="24954" table:style-name="ce6">
            <text:p>24,954<text:s/></text:p>
          </table:table-cell>
          <table:table-cell office:value-type="float" office:value="24805" table:style-name="ce6">
            <text:p>24,805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31271" table:style-name="ce6">
            <text:p>31,271<text:s/></text:p>
          </table:table-cell>
          <table:table-cell office:value-type="float" office:value="29139" table:style-name="ce6">
            <text:p>29,139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34294" table:style-name="ce6">
            <text:p>34,294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35266" table:style-name="ce6">
            <text:p>35,266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42563" table:style-name="ce6">
            <text:p>42,563<text:s/></text:p>
          </table:table-cell>
          <table:table-cell office:value-type="float" office:value="43101" table:style-name="ce6">
            <text:p>43,101<text:s/></text:p>
          </table:table-cell>
          <table:table-cell office:value-type="float" office:value="27103" table:style-name="ce6">
            <text:p>27,103<text:s/></text:p>
          </table:table-cell>
          <table:table-cell office:value-type="float" office:value="30012" table:style-name="ce6">
            <text:p>30,012<text:s/></text:p>
          </table:table-cell>
          <table:table-cell office:value-type="float" office:value="65229" table:style-name="ce6">
            <text:p>65,229<text:s/></text:p>
          </table:table-cell>
          <table:table-cell office:value-type="float" office:value="24241" table:style-name="ce6">
            <text:p>24,241<text:s/></text:p>
          </table:table-cell>
          <table:table-cell office:value-type="float" office:value="32361" table:style-name="ce6">
            <text:p>32,361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60987" table:style-name="ce6">
            <text:p>60,987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6068" table:style-name="ce6">
            <text:p>16,068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30490" table:style-name="ce6">
            <text:p>30,490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42016" table:style-name="ce6">
            <text:p>42,016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31184" table:style-name="ce6">
            <text:p>31,184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9429" table:style-name="ce6">
            <text:p>9,429<text:s/></text:p>
          </table:table-cell>
          <table:table-cell table:number-columns-repeated="16275"/>
        </table:table-row>
        <table:table-row table:style-name="ro2">
          <table:table-cell office:value-type="date" office:date-value="2019-11-05T00:00:00" table:style-name="ce5">
            <text:p>2019/11/5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45986" table:style-name="ce6">
            <text:p>45,986<text:s/></text:p>
          </table:table-cell>
          <table:table-cell office:value-type="float" office:value="45662" table:style-name="ce6">
            <text:p>45,662<text:s/></text:p>
          </table:table-cell>
          <table:table-cell office:value-type="float" office:value="28175" table:style-name="ce6">
            <text:p>28,175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18629" table:style-name="ce6">
            <text:p>18,629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31106" table:style-name="ce6">
            <text:p>31,106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3204" table:style-name="ce6">
            <text:p>23,204<text:s/></text:p>
          </table:table-cell>
          <table:table-cell office:value-type="float" office:value="18484" table:style-name="ce6">
            <text:p>18,484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35316" table:style-name="ce6">
            <text:p>35,316<text:s/></text:p>
          </table:table-cell>
          <table:table-cell office:value-type="float" office:value="30119" table:style-name="ce6">
            <text:p>30,119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39729" table:style-name="ce6">
            <text:p>39,729<text:s/></text:p>
          </table:table-cell>
          <table:table-cell office:value-type="float" office:value="29462" table:style-name="ce6">
            <text:p>29,462<text:s/></text:p>
          </table:table-cell>
          <table:table-cell office:value-type="float" office:value="27310" table:style-name="ce6">
            <text:p>27,310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8292" table:style-name="ce6">
            <text:p>28,292<text:s/></text:p>
          </table:table-cell>
          <table:table-cell office:value-type="float" office:value="134970" table:style-name="ce6">
            <text:p>134,970<text:s/></text:p>
          </table:table-cell>
          <table:table-cell office:value-type="float" office:value="40585" table:style-name="ce6">
            <text:p>40,585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32689" table:style-name="ce6">
            <text:p>32,689<text:s/></text:p>
          </table:table-cell>
          <table:table-cell office:value-type="float" office:value="29598" table:style-name="ce6">
            <text:p>29,598<text:s/></text:p>
          </table:table-cell>
          <table:table-cell office:value-type="float" office:value="25311" table:style-name="ce6">
            <text:p>25,311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34198" table:style-name="ce6">
            <text:p>34,198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9101" table:style-name="ce6">
            <text:p>29,101<text:s/></text:p>
          </table:table-cell>
          <table:table-cell office:value-type="float" office:value="43093" table:style-name="ce6">
            <text:p>43,093<text:s/></text:p>
          </table:table-cell>
          <table:table-cell office:value-type="float" office:value="44300" table:style-name="ce6">
            <text:p>44,300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30067" table:style-name="ce6">
            <text:p>30,067<text:s/></text:p>
          </table:table-cell>
          <table:table-cell office:value-type="float" office:value="66518" table:style-name="ce6">
            <text:p>66,518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33256" table:style-name="ce6">
            <text:p>33,256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62075" table:style-name="ce6">
            <text:p>62,075<text:s/></text:p>
          </table:table-cell>
          <table:table-cell office:value-type="float" office:value="22093" table:style-name="ce6">
            <text:p>22,093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0262" table:style-name="ce6">
            <text:p>30,262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43310" table:style-name="ce6">
            <text:p>43,310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31701" table:style-name="ce6">
            <text:p>31,701<text:s/></text:p>
          </table:table-cell>
          <table:table-cell office:value-type="float" office:value="27329" table:style-name="ce6">
            <text:p>27,329<text:s/></text:p>
          </table:table-cell>
          <table:table-cell office:value-type="float" office:value="14466" table:style-name="ce6">
            <text:p>14,466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9718" table:style-name="ce6">
            <text:p>9,718<text:s/></text:p>
          </table:table-cell>
          <table:table-cell table:number-columns-repeated="16275"/>
        </table:table-row>
        <table:table-row table:style-name="ro2">
          <table:table-cell office:value-type="date" office:date-value="2019-11-06T00:00:00" table:style-name="ce5">
            <text:p>2019/11/6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46412" table:style-name="ce6">
            <text:p>46,412<text:s/></text:p>
          </table:table-cell>
          <table:table-cell office:value-type="float" office:value="48076" table:style-name="ce6">
            <text:p>48,076<text:s/></text:p>
          </table:table-cell>
          <table:table-cell office:value-type="float" office:value="28690" table:style-name="ce6">
            <text:p>28,690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31615" table:style-name="ce6">
            <text:p>31,615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18746" table:style-name="ce6">
            <text:p>18,746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8751" table:style-name="ce6">
            <text:p>28,751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36127" table:style-name="ce6">
            <text:p>36,127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40083" table:style-name="ce6">
            <text:p>40,083<text:s/></text:p>
          </table:table-cell>
          <table:table-cell office:value-type="float" office:value="29676" table:style-name="ce6">
            <text:p>29,676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3149" table:style-name="ce6">
            <text:p>23,149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137744" table:style-name="ce6">
            <text:p>137,744<text:s/></text:p>
          </table:table-cell>
          <table:table-cell office:value-type="float" office:value="42332" table:style-name="ce6">
            <text:p>42,332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9022" table:style-name="ce6">
            <text:p>29,022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30348" table:style-name="ce6">
            <text:p>30,348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9595" table:style-name="ce6">
            <text:p>29,595<text:s/></text:p>
          </table:table-cell>
          <table:table-cell office:value-type="float" office:value="43613" table:style-name="ce6">
            <text:p>43,613<text:s/></text:p>
          </table:table-cell>
          <table:table-cell office:value-type="float" office:value="44661" table:style-name="ce6">
            <text:p>44,661<text:s/></text:p>
          </table:table-cell>
          <table:table-cell office:value-type="float" office:value="28109" table:style-name="ce6">
            <text:p>28,109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71765" table:style-name="ce6">
            <text:p>71,765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33968" table:style-name="ce6">
            <text:p>33,968<text:s/></text:p>
          </table:table-cell>
          <table:table-cell office:value-type="float" office:value="36764" table:style-name="ce6">
            <text:p>36,764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64116" table:style-name="ce6">
            <text:p>64,116<text:s/></text:p>
          </table:table-cell>
          <table:table-cell office:value-type="float" office:value="22188" table:style-name="ce6">
            <text:p>22,188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557" table:style-name="ce6">
            <text:p>14,557<text:s/></text:p>
          </table:table-cell>
          <table:table-cell office:value-type="float" office:value="32299" table:style-name="ce6">
            <text:p>32,299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44225" table:style-name="ce6">
            <text:p>44,225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8637" table:style-name="ce6">
            <text:p>18,637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9675" table:style-name="ce6">
            <text:p>9,675<text:s/></text:p>
          </table:table-cell>
          <table:table-cell table:number-columns-repeated="16275"/>
        </table:table-row>
        <table:table-row table:style-name="ro2">
          <table:table-cell office:value-type="date" office:date-value="2019-11-07T00:00:00" table:style-name="ce5">
            <text:p>2019/11/7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47571" table:style-name="ce6">
            <text:p>47,571<text:s/></text:p>
          </table:table-cell>
          <table:table-cell office:value-type="float" office:value="65991" table:style-name="ce6">
            <text:p>65,991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4210" table:style-name="ce6">
            <text:p>4,210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31913" table:style-name="ce6">
            <text:p>31,913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7835" table:style-name="ce6">
            <text:p>17,835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8954" table:style-name="ce6">
            <text:p>28,954<text:s/></text:p>
          </table:table-cell>
          <table:table-cell office:value-type="float" office:value="18949" table:style-name="ce6">
            <text:p>18,949<text:s/></text:p>
          </table:table-cell>
          <table:table-cell office:value-type="float" office:value="35995" table:style-name="ce6">
            <text:p>35,995<text:s/></text:p>
          </table:table-cell>
          <table:table-cell office:value-type="float" office:value="30356" table:style-name="ce6">
            <text:p>30,356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40294" table:style-name="ce6">
            <text:p>40,294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7374" table:style-name="ce6">
            <text:p>27,374<text:s/></text:p>
          </table:table-cell>
          <table:table-cell office:value-type="float" office:value="23022" table:style-name="ce6">
            <text:p>23,022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144152" table:style-name="ce6">
            <text:p>144,152<text:s/></text:p>
          </table:table-cell>
          <table:table-cell office:value-type="float" office:value="42626" table:style-name="ce6">
            <text:p>42,626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5436" table:style-name="ce6">
            <text:p>25,436<text:s/></text:p>
          </table:table-cell>
          <table:table-cell office:value-type="float" office:value="29114" table:style-name="ce6">
            <text:p>29,114<text:s/></text:p>
          </table:table-cell>
          <table:table-cell office:value-type="float" office:value="32973" table:style-name="ce6">
            <text:p>32,973<text:s/></text:p>
          </table:table-cell>
          <table:table-cell office:value-type="float" office:value="30827" table:style-name="ce6">
            <text:p>30,827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34428" table:style-name="ce6">
            <text:p>34,428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20970" table:style-name="ce6">
            <text:p>20,970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35907" table:style-name="ce6">
            <text:p>35,907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44742" table:style-name="ce6">
            <text:p>44,742<text:s/></text:p>
          </table:table-cell>
          <table:table-cell office:value-type="float" office:value="44557" table:style-name="ce6">
            <text:p>44,557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72222" table:style-name="ce6">
            <text:p>72,222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33913" table:style-name="ce6">
            <text:p>33,913<text:s/></text:p>
          </table:table-cell>
          <table:table-cell office:value-type="float" office:value="37912" table:style-name="ce6">
            <text:p>37,912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65058" table:style-name="ce6">
            <text:p>65,058<text:s/></text:p>
          </table:table-cell>
          <table:table-cell office:value-type="float" office:value="22280" table:style-name="ce6">
            <text:p>22,280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33740" table:style-name="ce6">
            <text:p>33,740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44271" table:style-name="ce6">
            <text:p>44,271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18783" table:style-name="ce6">
            <text:p>18,783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14573" table:style-name="ce6">
            <text:p>14,573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9661" table:style-name="ce6">
            <text:p>9,661<text:s/></text:p>
          </table:table-cell>
          <table:table-cell table:number-columns-repeated="16275"/>
        </table:table-row>
        <table:table-row table:style-name="ro2">
          <table:table-cell office:value-type="date" office:date-value="2019-11-08T00:00:00" table:style-name="ce5">
            <text:p>2019/11/8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7158" table:style-name="ce6">
            <text:p>17,158<text:s/></text:p>
          </table:table-cell>
          <table:table-cell office:value-type="float" office:value="49134" table:style-name="ce6">
            <text:p>49,134<text:s/></text:p>
          </table:table-cell>
          <table:table-cell office:value-type="float" office:value="76143" table:style-name="ce6">
            <text:p>76,143<text:s/></text:p>
          </table:table-cell>
          <table:table-cell office:value-type="float" office:value="31067" table:style-name="ce6">
            <text:p>31,067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20509" table:style-name="ce6">
            <text:p>20,509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46865" table:style-name="ce6">
            <text:p>46,865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32648" table:style-name="ce6">
            <text:p>32,648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37370" table:style-name="ce6">
            <text:p>37,370<text:s/></text:p>
          </table:table-cell>
          <table:table-cell office:value-type="float" office:value="32109" table:style-name="ce6">
            <text:p>32,109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42197" table:style-name="ce6">
            <text:p>42,197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8696" table:style-name="ce6">
            <text:p>28,696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28257" table:style-name="ce6">
            <text:p>28,257<text:s/></text:p>
          </table:table-cell>
          <table:table-cell office:value-type="float" office:value="188478" table:style-name="ce6">
            <text:p>188,478<text:s/></text:p>
          </table:table-cell>
          <table:table-cell office:value-type="float" office:value="49605" table:style-name="ce6">
            <text:p>49,605<text:s/></text:p>
          </table:table-cell>
          <table:table-cell office:value-type="float" office:value="26858" table:style-name="ce6">
            <text:p>26,858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31582" table:style-name="ce6">
            <text:p>31,582<text:s/></text:p>
          </table:table-cell>
          <table:table-cell office:value-type="float" office:value="37017" table:style-name="ce6">
            <text:p>37,017<text:s/></text:p>
          </table:table-cell>
          <table:table-cell office:value-type="float" office:value="33074" table:style-name="ce6">
            <text:p>33,074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35875" table:style-name="ce6">
            <text:p>35,875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22545" table:style-name="ce6">
            <text:p>22,545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38878" table:style-name="ce6">
            <text:p>38,87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32866" table:style-name="ce6">
            <text:p>32,866<text:s/></text:p>
          </table:table-cell>
          <table:table-cell office:value-type="float" office:value="50500" table:style-name="ce6">
            <text:p>50,500<text:s/></text:p>
          </table:table-cell>
          <table:table-cell office:value-type="float" office:value="46532" table:style-name="ce6">
            <text:p>46,532<text:s/></text:p>
          </table:table-cell>
          <table:table-cell office:value-type="float" office:value="29510" table:style-name="ce6">
            <text:p>29,510<text:s/></text:p>
          </table:table-cell>
          <table:table-cell office:value-type="float" office:value="33033" table:style-name="ce6">
            <text:p>33,033<text:s/></text:p>
          </table:table-cell>
          <table:table-cell office:value-type="float" office:value="85733" table:style-name="ce6">
            <text:p>85,733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38814" table:style-name="ce6">
            <text:p>38,814<text:s/></text:p>
          </table:table-cell>
          <table:table-cell office:value-type="float" office:value="43504" table:style-name="ce6">
            <text:p>43,504<text:s/></text:p>
          </table:table-cell>
          <table:table-cell office:value-type="float" office:value="26663" table:style-name="ce6">
            <text:p>26,663<text:s/></text:p>
          </table:table-cell>
          <table:table-cell office:value-type="float" office:value="76757" table:style-name="ce6">
            <text:p>76,757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18843" table:style-name="ce6">
            <text:p>18,843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39731" table:style-name="ce6">
            <text:p>39,731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46168" table:style-name="ce6">
            <text:p>46,168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8950" table:style-name="ce6">
            <text:p>28,950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34086" table:style-name="ce6">
            <text:p>34,086<text:s/></text:p>
          </table:table-cell>
          <table:table-cell office:value-type="float" office:value="30316" table:style-name="ce6">
            <text:p>30,316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0139" table:style-name="ce6">
            <text:p>10,139<text:s/></text:p>
          </table:table-cell>
          <table:table-cell table:number-columns-repeated="16275"/>
        </table:table-row>
        <table:table-row table:style-name="ro2">
          <table:table-cell office:value-type="date" office:date-value="2019-11-09T00:00:00" table:style-name="ce5">
            <text:p>2019/11/9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28558" table:style-name="ce6">
            <text:p>28,558<text:s/></text:p>
          </table:table-cell>
          <table:table-cell office:value-type="float" office:value="75728" table:style-name="ce6">
            <text:p>75,728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40199" table:style-name="ce6">
            <text:p>40,199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7757" table:style-name="ce6">
            <text:p>17,757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30943" table:style-name="ce6">
            <text:p>30,943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36532" table:style-name="ce6">
            <text:p>36,532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2845" table:style-name="ce6">
            <text:p>22,845<text:s/></text:p>
          </table:table-cell>
          <table:table-cell office:value-type="float" office:value="20987" table:style-name="ce6">
            <text:p>20,987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183515" table:style-name="ce6">
            <text:p>183,515<text:s/></text:p>
          </table:table-cell>
          <table:table-cell office:value-type="float" office:value="53422" table:style-name="ce6">
            <text:p>53,422<text:s/></text:p>
          </table:table-cell>
          <table:table-cell office:value-type="float" office:value="22832" table:style-name="ce6">
            <text:p>22,832<text:s/></text:p>
          </table:table-cell>
          <table:table-cell office:value-type="float" office:value="23091" table:style-name="ce6">
            <text:p>23,091<text:s/></text:p>
          </table:table-cell>
          <table:table-cell office:value-type="float" office:value="39918" table:style-name="ce6">
            <text:p>39,918<text:s/></text:p>
          </table:table-cell>
          <table:table-cell office:value-type="float" office:value="40088" table:style-name="ce6">
            <text:p>40,088<text:s/></text:p>
          </table:table-cell>
          <table:table-cell office:value-type="float" office:value="33325" table:style-name="ce6">
            <text:p>33,325<text:s/></text:p>
          </table:table-cell>
          <table:table-cell office:value-type="float" office:value="23833" table:style-name="ce6">
            <text:p>23,833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27907" table:style-name="ce6">
            <text:p>27,907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44976" table:style-name="ce6">
            <text:p>44,976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50841" table:style-name="ce6">
            <text:p>50,841<text:s/></text:p>
          </table:table-cell>
          <table:table-cell office:value-type="float" office:value="37940" table:style-name="ce6">
            <text:p>37,940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34324" table:style-name="ce6">
            <text:p>34,324<text:s/></text:p>
          </table:table-cell>
          <table:table-cell office:value-type="float" office:value="99580" table:style-name="ce6">
            <text:p>99,580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41767" table:style-name="ce6">
            <text:p>41,767<text:s/></text:p>
          </table:table-cell>
          <table:table-cell office:value-type="float" office:value="40596" table:style-name="ce6">
            <text:p>40,596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69804" table:style-name="ce6">
            <text:p>69,804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35328" table:style-name="ce6">
            <text:p>35,328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23320" table:style-name="ce6">
            <text:p>23,320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2380" table:style-name="ce6">
            <text:p>12,380<text:s/></text:p>
          </table:table-cell>
          <table:table-cell office:value-type="float" office:value="15597" table:style-name="ce6">
            <text:p>15,597<text:s/></text:p>
          </table:table-cell>
          <table:table-cell office:value-type="float" office:value="24375" table:style-name="ce6">
            <text:p>24,375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8887" table:style-name="ce6">
            <text:p>8,887<text:s/></text:p>
          </table:table-cell>
          <table:table-cell table:number-columns-repeated="16275"/>
        </table:table-row>
        <table:table-row table:style-name="ro2">
          <table:table-cell office:value-type="date" office:date-value="2019-11-10T00:00:00" table:style-name="ce5">
            <text:p>2019/11/10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58472" table:style-name="ce6">
            <text:p>58,472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906" table:style-name="ce6">
            <text:p>1,906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6317" table:style-name="ce6">
            <text:p>36,317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9920" table:style-name="ce6">
            <text:p>29,920<text:s/></text:p>
          </table:table-cell>
          <table:table-cell office:value-type="float" office:value="16627" table:style-name="ce6">
            <text:p>16,627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1566" table:style-name="ce6">
            <text:p>31,566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69780" table:style-name="ce6">
            <text:p>169,780<text:s/></text:p>
          </table:table-cell>
          <table:table-cell office:value-type="float" office:value="42785" table:style-name="ce6">
            <text:p>42,785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33645" table:style-name="ce6">
            <text:p>33,645<text:s/></text:p>
          </table:table-cell>
          <table:table-cell office:value-type="float" office:value="33998" table:style-name="ce6">
            <text:p>33,998<text:s/></text:p>
          </table:table-cell>
          <table:table-cell office:value-type="float" office:value="29173" table:style-name="ce6">
            <text:p>29,173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17468" table:style-name="ce6">
            <text:p>17,468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43784" table:style-name="ce6">
            <text:p>43,784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42561" table:style-name="ce6">
            <text:p>42,561<text:s/></text:p>
          </table:table-cell>
          <table:table-cell office:value-type="float" office:value="33024" table:style-name="ce6">
            <text:p>33,024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82274" table:style-name="ce6">
            <text:p>82,274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9655" table:style-name="ce6">
            <text:p>29,655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55099" table:style-name="ce6">
            <text:p>55,09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14879" table:style-name="ce6">
            <text:p>14,879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7050" table:style-name="ce6">
            <text:p>17,050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13521" table:style-name="ce6">
            <text:p>13,52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076" table:style-name="ce6">
            <text:p>18,076<text:s/></text:p>
          </table:table-cell>
          <table:table-cell office:value-type="float" office:value="9001" table:style-name="ce6">
            <text:p>9,001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8760" table:style-name="ce6">
            <text:p>18,760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7442" table:style-name="ce6">
            <text:p>7,442<text:s/></text:p>
          </table:table-cell>
          <table:table-cell table:number-columns-repeated="16275"/>
        </table:table-row>
        <table:table-row table:style-name="ro2">
          <table:table-cell office:value-type="date" office:date-value="2019-11-11T00:00:00" table:style-name="ce5">
            <text:p>2019/11/11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45380" table:style-name="ce6">
            <text:p>45,380<text:s/></text:p>
          </table:table-cell>
          <table:table-cell office:value-type="float" office:value="63565" table:style-name="ce6">
            <text:p>63,565<text:s/></text:p>
          </table:table-cell>
          <table:table-cell office:value-type="float" office:value="27783" table:style-name="ce6">
            <text:p>27,78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44918" table:style-name="ce6">
            <text:p>44,918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29592" table:style-name="ce6">
            <text:p>29,592<text:s/></text:p>
          </table:table-cell>
          <table:table-cell office:value-type="float" office:value="18317" table:style-name="ce6">
            <text:p>18,317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39631" table:style-name="ce6">
            <text:p>39,631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26852" table:style-name="ce6">
            <text:p>26,852<text:s/></text:p>
          </table:table-cell>
          <table:table-cell office:value-type="float" office:value="22886" table:style-name="ce6">
            <text:p>22,886<text:s/></text:p>
          </table:table-cell>
          <table:table-cell office:value-type="float" office:value="27816" table:style-name="ce6">
            <text:p>27,816<text:s/></text:p>
          </table:table-cell>
          <table:table-cell office:value-type="float" office:value="142982" table:style-name="ce6">
            <text:p>142,982<text:s/></text:p>
          </table:table-cell>
          <table:table-cell office:value-type="float" office:value="41339" table:style-name="ce6">
            <text:p>41,339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24383" table:style-name="ce6">
            <text:p>24,383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34065" table:style-name="ce6">
            <text:p>34,065<text:s/></text:p>
          </table:table-cell>
          <table:table-cell office:value-type="float" office:value="29918" table:style-name="ce6">
            <text:p>29,918<text:s/></text:p>
          </table:table-cell>
          <table:table-cell office:value-type="float" office:value="24024" table:style-name="ce6">
            <text:p>24,024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34901" table:style-name="ce6">
            <text:p>34,901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36540" table:style-name="ce6">
            <text:p>36,54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9167" table:style-name="ce6">
            <text:p>29,167<text:s/></text:p>
          </table:table-cell>
          <table:table-cell office:value-type="float" office:value="44596" table:style-name="ce6">
            <text:p>44,596<text:s/></text:p>
          </table:table-cell>
          <table:table-cell office:value-type="float" office:value="43551" table:style-name="ce6">
            <text:p>43,551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72251" table:style-name="ce6">
            <text:p>72,251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33933" table:style-name="ce6">
            <text:p>33,933<text:s/></text:p>
          </table:table-cell>
          <table:table-cell office:value-type="float" office:value="36717" table:style-name="ce6">
            <text:p>36,717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64321" table:style-name="ce6">
            <text:p>64,321<text:s/></text:p>
          </table:table-cell>
          <table:table-cell office:value-type="float" office:value="21251" table:style-name="ce6">
            <text:p>21,251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33940" table:style-name="ce6">
            <text:p>33,940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13543" table:style-name="ce6">
            <text:p>13,543<text:s/></text:p>
          </table:table-cell>
          <table:table-cell office:value-type="float" office:value="41662" table:style-name="ce6">
            <text:p>41,662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14495" table:style-name="ce6">
            <text:p>14,49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556" table:style-name="ce6">
            <text:p>9,556<text:s/></text:p>
          </table:table-cell>
          <table:table-cell table:number-columns-repeated="16275"/>
        </table:table-row>
        <table:table-row table:style-name="ro2">
          <table:table-cell office:value-type="date" office:date-value="2019-11-12T00:00:00" table:style-name="ce5">
            <text:p>2019/11/12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46311" table:style-name="ce6">
            <text:p>46,311<text:s/></text:p>
          </table:table-cell>
          <table:table-cell office:value-type="float" office:value="57433" table:style-name="ce6">
            <text:p>57,433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0380" table:style-name="ce6">
            <text:p>30,380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7881" table:style-name="ce6">
            <text:p>17,881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8810" table:style-name="ce6">
            <text:p>18,810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35814" table:style-name="ce6">
            <text:p>35,814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40086" table:style-name="ce6">
            <text:p>40,086<text:s/></text:p>
          </table:table-cell>
          <table:table-cell office:value-type="float" office:value="29763" table:style-name="ce6">
            <text:p>29,763<text:s/></text:p>
          </table:table-cell>
          <table:table-cell office:value-type="float" office:value="27389" table:style-name="ce6">
            <text:p>27,389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28601" table:style-name="ce6">
            <text:p>28,601<text:s/></text:p>
          </table:table-cell>
          <table:table-cell office:value-type="float" office:value="138863" table:style-name="ce6">
            <text:p>138,863<text:s/></text:p>
          </table:table-cell>
          <table:table-cell office:value-type="float" office:value="41074" table:style-name="ce6">
            <text:p>41,074<text:s/></text:p>
          </table:table-cell>
          <table:table-cell office:value-type="float" office:value="25712" table:style-name="ce6">
            <text:p>25,712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34383" table:style-name="ce6">
            <text:p>34,383<text:s/></text:p>
          </table:table-cell>
          <table:table-cell office:value-type="float" office:value="30743" table:style-name="ce6">
            <text:p>30,743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34593" table:style-name="ce6">
            <text:p>34,59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36005" table:style-name="ce6">
            <text:p>36,005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26369" table:style-name="ce6">
            <text:p>26,369<text:s/></text:p>
          </table:table-cell>
          <table:table-cell office:value-type="float" office:value="29755" table:style-name="ce6">
            <text:p>29,755<text:s/></text:p>
          </table:table-cell>
          <table:table-cell office:value-type="float" office:value="44654" table:style-name="ce6">
            <text:p>44,654<text:s/></text:p>
          </table:table-cell>
          <table:table-cell office:value-type="float" office:value="43901" table:style-name="ce6">
            <text:p>43,901<text:s/></text:p>
          </table:table-cell>
          <table:table-cell office:value-type="float" office:value="28166" table:style-name="ce6">
            <text:p>28,166<text:s/></text:p>
          </table:table-cell>
          <table:table-cell office:value-type="float" office:value="31195" table:style-name="ce6">
            <text:p>31,195<text:s/></text:p>
          </table:table-cell>
          <table:table-cell office:value-type="float" office:value="71195" table:style-name="ce6">
            <text:p>71,195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36614" table:style-name="ce6">
            <text:p>36,614<text:s/></text:p>
          </table:table-cell>
          <table:table-cell office:value-type="float" office:value="23678" table:style-name="ce6">
            <text:p>23,678<text:s/></text:p>
          </table:table-cell>
          <table:table-cell office:value-type="float" office:value="62003" table:style-name="ce6">
            <text:p>62,003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16840" table:style-name="ce6">
            <text:p>16,840<text:s/></text:p>
          </table:table-cell>
          <table:table-cell office:value-type="float" office:value="15989" table:style-name="ce6">
            <text:p>15,989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32815" table:style-name="ce6">
            <text:p>32,815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25700" table:style-name="ce6">
            <text:p>25,700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25843" table:style-name="ce6">
            <text:p>25,843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31465" table:style-name="ce6">
            <text:p>31,465<text:s/></text:p>
          </table:table-cell>
          <table:table-cell office:value-type="float" office:value="28160" table:style-name="ce6">
            <text:p>28,160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3834" table:style-name="ce6">
            <text:p>13,834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831" table:style-name="ce6">
            <text:p>9,831<text:s/></text:p>
          </table:table-cell>
          <table:table-cell table:number-columns-repeated="16275"/>
        </table:table-row>
        <table:table-row table:style-name="ro2">
          <table:table-cell office:value-type="date" office:date-value="2019-11-13T00:00:00" table:style-name="ce5">
            <text:p>2019/11/13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46094" table:style-name="ce6">
            <text:p>46,094<text:s/></text:p>
          </table:table-cell>
          <table:table-cell office:value-type="float" office:value="60795" table:style-name="ce6">
            <text:p>60,795<text:s/></text:p>
          </table:table-cell>
          <table:table-cell office:value-type="float" office:value="29728" table:style-name="ce6">
            <text:p>29,728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11663" table:style-name="ce6">
            <text:p>11,663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30569" table:style-name="ce6">
            <text:p>30,569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36609" table:style-name="ce6">
            <text:p>36,609<text:s/></text:p>
          </table:table-cell>
          <table:table-cell office:value-type="float" office:value="31261" table:style-name="ce6">
            <text:p>31,261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40149" table:style-name="ce6">
            <text:p>40,149<text:s/></text:p>
          </table:table-cell>
          <table:table-cell office:value-type="float" office:value="29976" table:style-name="ce6">
            <text:p>29,976<text:s/></text:p>
          </table:table-cell>
          <table:table-cell office:value-type="float" office:value="27666" table:style-name="ce6">
            <text:p>27,666<text:s/></text:p>
          </table:table-cell>
          <table:table-cell office:value-type="float" office:value="23436" table:style-name="ce6">
            <text:p>23,436<text:s/></text:p>
          </table:table-cell>
          <table:table-cell office:value-type="float" office:value="28472" table:style-name="ce6">
            <text:p>28,472<text:s/></text:p>
          </table:table-cell>
          <table:table-cell office:value-type="float" office:value="141319" table:style-name="ce6">
            <text:p>141,319<text:s/></text:p>
          </table:table-cell>
          <table:table-cell office:value-type="float" office:value="42901" table:style-name="ce6">
            <text:p>42,901<text:s/></text:p>
          </table:table-cell>
          <table:table-cell office:value-type="float" office:value="25847" table:style-name="ce6">
            <text:p>25,847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34366" table:style-name="ce6">
            <text:p>34,366<text:s/></text:p>
          </table:table-cell>
          <table:table-cell office:value-type="float" office:value="30946" table:style-name="ce6">
            <text:p>30,946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4098" table:style-name="ce6">
            <text:p>14,098<text:s/></text:p>
          </table:table-cell>
          <table:table-cell office:value-type="float" office:value="35107" table:style-name="ce6">
            <text:p>35,107<text:s/></text:p>
          </table:table-cell>
          <table:table-cell office:value-type="float" office:value="7562" table:style-name="ce6">
            <text:p>7,562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36203" table:style-name="ce6">
            <text:p>36,203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23874" table:style-name="ce6">
            <text:p>23,874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9511" table:style-name="ce6">
            <text:p>29,511<text:s/></text:p>
          </table:table-cell>
          <table:table-cell office:value-type="float" office:value="44951" table:style-name="ce6">
            <text:p>44,951<text:s/></text:p>
          </table:table-cell>
          <table:table-cell office:value-type="float" office:value="44439" table:style-name="ce6">
            <text:p>44,439<text:s/></text:p>
          </table:table-cell>
          <table:table-cell office:value-type="float" office:value="28409" table:style-name="ce6">
            <text:p>28,409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72163" table:style-name="ce6">
            <text:p>72,163<text:s/></text:p>
          </table:table-cell>
          <table:table-cell office:value-type="float" office:value="27105" table:style-name="ce6">
            <text:p>27,105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38022" table:style-name="ce6">
            <text:p>38,022<text:s/></text:p>
          </table:table-cell>
          <table:table-cell office:value-type="float" office:value="23969" table:style-name="ce6">
            <text:p>23,969<text:s/></text:p>
          </table:table-cell>
          <table:table-cell office:value-type="float" office:value="64010" table:style-name="ce6">
            <text:p>64,010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32641" table:style-name="ce6">
            <text:p>32,641<text:s/></text:p>
          </table:table-cell>
          <table:table-cell office:value-type="float" office:value="20509" table:style-name="ce6">
            <text:p>20,509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44428" table:style-name="ce6">
            <text:p>44,428<text:s/></text:p>
          </table:table-cell>
          <table:table-cell office:value-type="float" office:value="26566" table:style-name="ce6">
            <text:p>26,56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26338" table:style-name="ce6">
            <text:p>26,338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32612" table:style-name="ce6">
            <text:p>32,612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9825" table:style-name="ce6">
            <text:p>9,825<text:s/></text:p>
          </table:table-cell>
          <table:table-cell table:number-columns-repeated="16275"/>
        </table:table-row>
        <table:table-row table:style-name="ro2">
          <table:table-cell office:value-type="date" office:date-value="2019-11-14T00:00:00" table:style-name="ce5">
            <text:p>2019/11/14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47043" table:style-name="ce6">
            <text:p>47,043<text:s/></text:p>
          </table:table-cell>
          <table:table-cell office:value-type="float" office:value="58827" table:style-name="ce6">
            <text:p>58,827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20254" table:style-name="ce6">
            <text:p>20,254<text:s/></text:p>
          </table:table-cell>
          <table:table-cell office:value-type="float" office:value="18891" table:style-name="ce6">
            <text:p>18,89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9479" table:style-name="ce6">
            <text:p>9,47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31021" table:style-name="ce6">
            <text:p>31,02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12396" table:style-name="ce6">
            <text:p>12,396<text:s/></text:p>
          </table:table-cell>
          <table:table-cell office:value-type="float" office:value="40283" table:style-name="ce6">
            <text:p>40,283<text:s/></text:p>
          </table:table-cell>
          <table:table-cell office:value-type="float" office:value="29687" table:style-name="ce6">
            <text:p>29,687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8377" table:style-name="ce6">
            <text:p>28,377<text:s/></text:p>
          </table:table-cell>
          <table:table-cell office:value-type="float" office:value="148490" table:style-name="ce6">
            <text:p>148,490<text:s/></text:p>
          </table:table-cell>
          <table:table-cell office:value-type="float" office:value="43670" table:style-name="ce6">
            <text:p>43,670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32158" table:style-name="ce6">
            <text:p>32,158<text:s/></text:p>
          </table:table-cell>
          <table:table-cell office:value-type="float" office:value="34790" table:style-name="ce6">
            <text:p>34,790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710" table:style-name="ce6">
            <text:p>13,710<text:s/></text:p>
          </table:table-cell>
          <table:table-cell office:value-type="float" office:value="34444" table:style-name="ce6">
            <text:p>34,444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34493" table:style-name="ce6">
            <text:p>34,493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29825" table:style-name="ce6">
            <text:p>29,825<text:s/></text:p>
          </table:table-cell>
          <table:table-cell office:value-type="float" office:value="46667" table:style-name="ce6">
            <text:p>46,667<text:s/></text:p>
          </table:table-cell>
          <table:table-cell office:value-type="float" office:value="44640" table:style-name="ce6">
            <text:p>44,640<text:s/></text:p>
          </table:table-cell>
          <table:table-cell office:value-type="float" office:value="28633" table:style-name="ce6">
            <text:p>28,633<text:s/></text:p>
          </table:table-cell>
          <table:table-cell office:value-type="float" office:value="31317" table:style-name="ce6">
            <text:p>31,317<text:s/></text:p>
          </table:table-cell>
          <table:table-cell office:value-type="float" office:value="74098" table:style-name="ce6">
            <text:p>74,098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35384" table:style-name="ce6">
            <text:p>35,384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65554" table:style-name="ce6">
            <text:p>65,554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16818" table:style-name="ce6">
            <text:p>16,818<text:s/></text:p>
          </table:table-cell>
          <table:table-cell office:value-type="float" office:value="19811" table:style-name="ce6">
            <text:p>19,811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20639" table:style-name="ce6">
            <text:p>20,639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44489" table:style-name="ce6">
            <text:p>44,489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27625" table:style-name="ce6">
            <text:p>27,625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33371" table:style-name="ce6">
            <text:p>33,371<text:s/></text:p>
          </table:table-cell>
          <table:table-cell office:value-type="float" office:value="28571" table:style-name="ce6">
            <text:p>28,571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9818" table:style-name="ce6">
            <text:p>9,818<text:s/></text:p>
          </table:table-cell>
          <table:table-cell table:number-columns-repeated="16275"/>
        </table:table-row>
        <table:table-row table:style-name="ro2">
          <table:table-cell office:value-type="date" office:date-value="2019-11-15T00:00:00" table:style-name="ce5">
            <text:p>2019/11/15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49869" table:style-name="ce6">
            <text:p>49,869<text:s/></text:p>
          </table:table-cell>
          <table:table-cell office:value-type="float" office:value="70330" table:style-name="ce6">
            <text:p>70,330<text:s/></text:p>
          </table:table-cell>
          <table:table-cell office:value-type="float" office:value="30780" table:style-name="ce6">
            <text:p>30,780<text:s/></text:p>
          </table:table-cell>
          <table:table-cell office:value-type="float" office:value="16872" table:style-name="ce6">
            <text:p>16,872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1715" table:style-name="ce6">
            <text:p>11,715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20648" table:style-name="ce6">
            <text:p>20,648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48287" table:style-name="ce6">
            <text:p>48,28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9199" table:style-name="ce6">
            <text:p>19,199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9687" table:style-name="ce6">
            <text:p>19,687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32363" table:style-name="ce6">
            <text:p>32,363<text:s/></text:p>
          </table:table-cell>
          <table:table-cell office:value-type="float" office:value="21013" table:style-name="ce6">
            <text:p>21,013<text:s/></text:p>
          </table:table-cell>
          <table:table-cell office:value-type="float" office:value="37830" table:style-name="ce6">
            <text:p>37,830<text:s/></text:p>
          </table:table-cell>
          <table:table-cell office:value-type="float" office:value="33259" table:style-name="ce6">
            <text:p>33,259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42747" table:style-name="ce6">
            <text:p>42,747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8653" table:style-name="ce6">
            <text:p>28,653<text:s/></text:p>
          </table:table-cell>
          <table:table-cell office:value-type="float" office:value="24508" table:style-name="ce6">
            <text:p>24,508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193006" table:style-name="ce6">
            <text:p>193,006<text:s/></text:p>
          </table:table-cell>
          <table:table-cell office:value-type="float" office:value="51214" table:style-name="ce6">
            <text:p>51,214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27629" table:style-name="ce6">
            <text:p>27,629<text:s/></text:p>
          </table:table-cell>
          <table:table-cell office:value-type="float" office:value="35422" table:style-name="ce6">
            <text:p>35,422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33989" table:style-name="ce6">
            <text:p>33,989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2871" table:style-name="ce6">
            <text:p>22,871<text:s/></text:p>
          </table:table-cell>
          <table:table-cell office:value-type="float" office:value="7453" table:style-name="ce6">
            <text:p>7,453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5008" table:style-name="ce6">
            <text:p>15,008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39582" table:style-name="ce6">
            <text:p>39,582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5471" table:style-name="ce6">
            <text:p>25,471<text:s/></text:p>
          </table:table-cell>
          <table:table-cell office:value-type="float" office:value="27132" table:style-name="ce6">
            <text:p>27,132<text:s/></text:p>
          </table:table-cell>
          <table:table-cell office:value-type="float" office:value="34589" table:style-name="ce6">
            <text:p>34,589<text:s/></text:p>
          </table:table-cell>
          <table:table-cell office:value-type="float" office:value="60597" table:style-name="ce6">
            <text:p>60,597<text:s/></text:p>
          </table:table-cell>
          <table:table-cell office:value-type="float" office:value="47225" table:style-name="ce6">
            <text:p>47,225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34186" table:style-name="ce6">
            <text:p>34,186<text:s/></text:p>
          </table:table-cell>
          <table:table-cell office:value-type="float" office:value="88588" table:style-name="ce6">
            <text:p>88,588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40172" table:style-name="ce6">
            <text:p>40,172<text:s/></text:p>
          </table:table-cell>
          <table:table-cell office:value-type="float" office:value="44774" table:style-name="ce6">
            <text:p>44,774<text:s/></text:p>
          </table:table-cell>
          <table:table-cell office:value-type="float" office:value="28144" table:style-name="ce6">
            <text:p>28,144<text:s/></text:p>
          </table:table-cell>
          <table:table-cell office:value-type="float" office:value="79951" table:style-name="ce6">
            <text:p>79,951<text:s/></text:p>
          </table:table-cell>
          <table:table-cell office:value-type="float" office:value="23962" table:style-name="ce6">
            <text:p>23,962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7132" table:style-name="ce6">
            <text:p>17,132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5982" table:style-name="ce6">
            <text:p>15,982<text:s/></text:p>
          </table:table-cell>
          <table:table-cell office:value-type="float" office:value="38000" table:style-name="ce6">
            <text:p>38,000<text:s/></text:p>
          </table:table-cell>
          <table:table-cell office:value-type="float" office:value="22614" table:style-name="ce6">
            <text:p>22,614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46979" table:style-name="ce6">
            <text:p>46,979<text:s/></text:p>
          </table:table-cell>
          <table:table-cell office:value-type="float" office:value="28540" table:style-name="ce6">
            <text:p>28,540<text:s/></text:p>
          </table:table-cell>
          <table:table-cell office:value-type="float" office:value="28599" table:style-name="ce6">
            <text:p>28,599<text:s/></text:p>
          </table:table-cell>
          <table:table-cell office:value-type="float" office:value="29050" table:style-name="ce6">
            <text:p>29,050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34955" table:style-name="ce6">
            <text:p>34,955<text:s/></text:p>
          </table:table-cell>
          <table:table-cell office:value-type="float" office:value="31514" table:style-name="ce6">
            <text:p>31,514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10210" table:style-name="ce6">
            <text:p>10,210<text:s/></text:p>
          </table:table-cell>
          <table:table-cell table:number-columns-repeated="16275"/>
        </table:table-row>
        <table:table-row table:style-name="ro2">
          <table:table-cell office:value-type="date" office:date-value="2019-11-16T00:00:00" table:style-name="ce5">
            <text:p>2019/11/16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11785" table:style-name="ce6">
            <text:p>11,785<text:s/></text:p>
          </table:table-cell>
          <table:table-cell office:value-type="float" office:value="29159" table:style-name="ce6">
            <text:p>29,159<text:s/></text:p>
          </table:table-cell>
          <table:table-cell office:value-type="float" office:value="70008" table:style-name="ce6">
            <text:p>70,008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44331" table:style-name="ce6">
            <text:p>44,331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34749" table:style-name="ce6">
            <text:p>34,749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31652" table:style-name="ce6">
            <text:p>31,652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40386" table:style-name="ce6">
            <text:p>40,386<text:s/></text:p>
          </table:table-cell>
          <table:table-cell office:value-type="float" office:value="26791" table:style-name="ce6">
            <text:p>26,791<text:s/></text:p>
          </table:table-cell>
          <table:table-cell office:value-type="float" office:value="23037" table:style-name="ce6">
            <text:p>23,037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192988" table:style-name="ce6">
            <text:p>192,988<text:s/></text:p>
          </table:table-cell>
          <table:table-cell office:value-type="float" office:value="53655" table:style-name="ce6">
            <text:p>53,655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38147" table:style-name="ce6">
            <text:p>38,147<text:s/></text:p>
          </table:table-cell>
          <table:table-cell office:value-type="float" office:value="40941" table:style-name="ce6">
            <text:p>40,941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23143" table:style-name="ce6">
            <text:p>23,143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9594" table:style-name="ce6">
            <text:p>29,594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46737" table:style-name="ce6">
            <text:p>46,73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34475" table:style-name="ce6">
            <text:p>34,475<text:s/></text:p>
          </table:table-cell>
          <table:table-cell office:value-type="float" office:value="72348" table:style-name="ce6">
            <text:p>72,348<text:s/></text:p>
          </table:table-cell>
          <table:table-cell office:value-type="float" office:value="39298" table:style-name="ce6">
            <text:p>39,298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38806" table:style-name="ce6">
            <text:p>38,806<text:s/></text:p>
          </table:table-cell>
          <table:table-cell office:value-type="float" office:value="101103" table:style-name="ce6">
            <text:p>101,103<text:s/></text:p>
          </table:table-cell>
          <table:table-cell office:value-type="float" office:value="19005" table:style-name="ce6">
            <text:p>19,005<text:s/></text:p>
          </table:table-cell>
          <table:table-cell office:value-type="float" office:value="38558" table:style-name="ce6">
            <text:p>38,558<text:s/></text:p>
          </table:table-cell>
          <table:table-cell office:value-type="float" office:value="40828" table:style-name="ce6">
            <text:p>40,828<text:s/></text:p>
          </table:table-cell>
          <table:table-cell office:value-type="float" office:value="26487" table:style-name="ce6">
            <text:p>26,487<text:s/></text:p>
          </table:table-cell>
          <table:table-cell office:value-type="float" office:value="75282" table:style-name="ce6">
            <text:p>75,282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38010" table:style-name="ce6">
            <text:p>38,010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791" table:style-name="ce6">
            <text:p>8,791<text:s/></text:p>
          </table:table-cell>
          <table:table-cell table:number-columns-repeated="16275"/>
        </table:table-row>
        <table:table-row table:style-name="ro2">
          <table:table-cell office:value-type="date" office:date-value="2019-11-17T00:00:00" table:style-name="ce5">
            <text:p>2019/11/17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21807" table:style-name="ce6">
            <text:p>21,807<text:s/></text:p>
          </table:table-cell>
          <table:table-cell office:value-type="float" office:value="56401" table:style-name="ce6">
            <text:p>56,401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38855" table:style-name="ce6">
            <text:p>38,855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31353" table:style-name="ce6">
            <text:p>31,353<text:s/></text:p>
          </table:table-cell>
          <table:table-cell office:value-type="float" office:value="17277" table:style-name="ce6">
            <text:p>17,277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29759" table:style-name="ce6">
            <text:p>29,759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32014" table:style-name="ce6">
            <text:p>32,014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83084" table:style-name="ce6">
            <text:p>183,084<text:s/></text:p>
          </table:table-cell>
          <table:table-cell office:value-type="float" office:value="43704" table:style-name="ce6">
            <text:p>43,704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32157" table:style-name="ce6">
            <text:p>32,157<text:s/></text:p>
          </table:table-cell>
          <table:table-cell office:value-type="float" office:value="35064" table:style-name="ce6">
            <text:p>35,064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47693" table:style-name="ce6">
            <text:p>47,693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8305" table:style-name="ce6">
            <text:p>18,305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58308" table:style-name="ce6">
            <text:p>58,308<text:s/></text:p>
          </table:table-cell>
          <table:table-cell office:value-type="float" office:value="33714" table:style-name="ce6">
            <text:p>33,714<text:s/></text:p>
          </table:table-cell>
          <table:table-cell office:value-type="float" office:value="21875" table:style-name="ce6">
            <text:p>21,875<text:s/></text:p>
          </table:table-cell>
          <table:table-cell office:value-type="float" office:value="33793" table:style-name="ce6">
            <text:p>33,793<text:s/></text:p>
          </table:table-cell>
          <table:table-cell office:value-type="float" office:value="84684" table:style-name="ce6">
            <text:p>84,684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31446" table:style-name="ce6">
            <text:p>31,446<text:s/></text:p>
          </table:table-cell>
          <table:table-cell office:value-type="float" office:value="30372" table:style-name="ce6">
            <text:p>30,372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61265" table:style-name="ce6">
            <text:p>61,265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8245" table:style-name="ce6">
            <text:p>18,245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20122" table:style-name="ce6">
            <text:p>20,122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608" table:style-name="ce6">
            <text:p>7,608<text:s/></text:p>
          </table:table-cell>
          <table:table-cell table:number-columns-repeated="16275"/>
        </table:table-row>
        <table:table-row table:style-name="ro2">
          <table:table-cell office:value-type="date" office:date-value="2019-11-18T00:00:00" table:style-name="ce5">
            <text:p>2019/11/18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44707" table:style-name="ce6">
            <text:p>44,707<text:s/></text:p>
          </table:table-cell>
          <table:table-cell office:value-type="float" office:value="63397" table:style-name="ce6">
            <text:p>63,397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43514" table:style-name="ce6">
            <text:p>43,514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22505" table:style-name="ce6">
            <text:p>22,505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35619" table:style-name="ce6">
            <text:p>35,619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39330" table:style-name="ce6">
            <text:p>39,330<text:s/></text:p>
          </table:table-cell>
          <table:table-cell office:value-type="float" office:value="28492" table:style-name="ce6">
            <text:p>28,492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2661" table:style-name="ce6">
            <text:p>22,661<text:s/></text:p>
          </table:table-cell>
          <table:table-cell office:value-type="float" office:value="27752" table:style-name="ce6">
            <text:p>27,752<text:s/></text:p>
          </table:table-cell>
          <table:table-cell office:value-type="float" office:value="145568" table:style-name="ce6">
            <text:p>145,568<text:s/></text:p>
          </table:table-cell>
          <table:table-cell office:value-type="float" office:value="40340" table:style-name="ce6">
            <text:p>40,340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27757" table:style-name="ce6">
            <text:p>27,757<text:s/></text:p>
          </table:table-cell>
          <table:table-cell office:value-type="float" office:value="32781" table:style-name="ce6">
            <text:p>32,781<text:s/></text:p>
          </table:table-cell>
          <table:table-cell office:value-type="float" office:value="29984" table:style-name="ce6">
            <text:p>29,984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34081" table:style-name="ce6">
            <text:p>34,081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34923" table:style-name="ce6">
            <text:p>34,923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29111" table:style-name="ce6">
            <text:p>29,111<text:s/></text:p>
          </table:table-cell>
          <table:table-cell office:value-type="float" office:value="48755" table:style-name="ce6">
            <text:p>48,755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32958" table:style-name="ce6">
            <text:p>32,958<text:s/></text:p>
          </table:table-cell>
          <table:table-cell office:value-type="float" office:value="70119" table:style-name="ce6">
            <text:p>70,119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33306" table:style-name="ce6">
            <text:p>33,306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22300" table:style-name="ce6">
            <text:p>22,300<text:s/></text:p>
          </table:table-cell>
          <table:table-cell office:value-type="float" office:value="64353" table:style-name="ce6">
            <text:p>64,353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7572" table:style-name="ce6">
            <text:p>17,572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32859" table:style-name="ce6">
            <text:p>32,859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42194" table:style-name="ce6">
            <text:p>42,194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31017" table:style-name="ce6">
            <text:p>31,017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9554" table:style-name="ce6">
            <text:p>9,554<text:s/></text:p>
          </table:table-cell>
          <table:table-cell table:number-columns-repeated="16275"/>
        </table:table-row>
        <table:table-row table:style-name="ro2">
          <table:table-cell office:value-type="date" office:date-value="2019-11-19T00:00:00" table:style-name="ce5">
            <text:p>2019/11/19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46583" table:style-name="ce6">
            <text:p>46,583<text:s/></text:p>
          </table:table-cell>
          <table:table-cell office:value-type="float" office:value="47187" table:style-name="ce6">
            <text:p>47,187<text:s/></text:p>
          </table:table-cell>
          <table:table-cell office:value-type="float" office:value="29304" table:style-name="ce6">
            <text:p>29,304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20541" table:style-name="ce6">
            <text:p>20,541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29873" table:style-name="ce6">
            <text:p>29,873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23270" table:style-name="ce6">
            <text:p>23,270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29163" table:style-name="ce6">
            <text:p>29,163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36973" table:style-name="ce6">
            <text:p>36,973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39852" table:style-name="ce6">
            <text:p>39,852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27315" table:style-name="ce6">
            <text:p>27,315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28814" table:style-name="ce6">
            <text:p>28,814<text:s/></text:p>
          </table:table-cell>
          <table:table-cell office:value-type="float" office:value="140715" table:style-name="ce6">
            <text:p>140,715<text:s/></text:p>
          </table:table-cell>
          <table:table-cell office:value-type="float" office:value="41834" table:style-name="ce6">
            <text:p>41,834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28935" table:style-name="ce6">
            <text:p>28,935<text:s/></text:p>
          </table:table-cell>
          <table:table-cell office:value-type="float" office:value="33624" table:style-name="ce6">
            <text:p>33,624<text:s/></text:p>
          </table:table-cell>
          <table:table-cell office:value-type="float" office:value="30722" table:style-name="ce6">
            <text:p>30,722<text:s/></text:p>
          </table:table-cell>
          <table:table-cell office:value-type="float" office:value="24912" table:style-name="ce6">
            <text:p>24,912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34679" table:style-name="ce6">
            <text:p>34,679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21237" table:style-name="ce6">
            <text:p>21,237<text:s/></text:p>
          </table:table-cell>
          <table:table-cell office:value-type="float" office:value="6698" table:style-name="ce6">
            <text:p>6,698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4124" table:style-name="ce6">
            <text:p>14,12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30086" table:style-name="ce6">
            <text:p>30,086<text:s/></text:p>
          </table:table-cell>
          <table:table-cell office:value-type="float" office:value="48627" table:style-name="ce6">
            <text:p>48,627<text:s/></text:p>
          </table:table-cell>
          <table:table-cell office:value-type="float" office:value="44383" table:style-name="ce6">
            <text:p>44,383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72641" table:style-name="ce6">
            <text:p>72,641<text:s/></text:p>
          </table:table-cell>
          <table:table-cell office:value-type="float" office:value="26373" table:style-name="ce6">
            <text:p>26,373<text:s/></text:p>
          </table:table-cell>
          <table:table-cell office:value-type="float" office:value="33486" table:style-name="ce6">
            <text:p>33,486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64312" table:style-name="ce6">
            <text:p>64,312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30698" table:style-name="ce6">
            <text:p>30,698<text:s/></text:p>
          </table:table-cell>
          <table:table-cell office:value-type="float" office:value="20829" table:style-name="ce6">
            <text:p>20,829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44322" table:style-name="ce6">
            <text:p>44,322<text:s/></text:p>
          </table:table-cell>
          <table:table-cell office:value-type="float" office:value="27158" table:style-name="ce6">
            <text:p>27,158<text:s/></text:p>
          </table:table-cell>
          <table:table-cell office:value-type="float" office:value="27412" table:style-name="ce6">
            <text:p>27,412<text:s/></text:p>
          </table:table-cell>
          <table:table-cell office:value-type="float" office:value="25848" table:style-name="ce6">
            <text:p>25,848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9457" table:style-name="ce6">
            <text:p>19,457<text:s/></text:p>
          </table:table-cell>
          <table:table-cell office:value-type="float" office:value="32167" table:style-name="ce6">
            <text:p>32,167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14503" table:style-name="ce6">
            <text:p>14,503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9555" table:style-name="ce6">
            <text:p>9,555<text:s/></text:p>
          </table:table-cell>
          <table:table-cell table:number-columns-repeated="16275"/>
        </table:table-row>
        <table:table-row table:style-name="ro2">
          <table:table-cell office:value-type="date" office:date-value="2019-11-20T00:00:00" table:style-name="ce5">
            <text:p>2019/11/20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47251" table:style-name="ce6">
            <text:p>47,251<text:s/></text:p>
          </table:table-cell>
          <table:table-cell office:value-type="float" office:value="48033" table:style-name="ce6">
            <text:p>48,033<text:s/></text:p>
          </table:table-cell>
          <table:table-cell office:value-type="float" office:value="30843" table:style-name="ce6">
            <text:p>30,843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30788" table:style-name="ce6">
            <text:p>30,788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9315" table:style-name="ce6">
            <text:p>19,315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29995" table:style-name="ce6">
            <text:p>29,995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9966" table:style-name="ce6">
            <text:p>29,966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40524" table:style-name="ce6">
            <text:p>40,524<text:s/></text:p>
          </table:table-cell>
          <table:table-cell office:value-type="float" office:value="29867" table:style-name="ce6">
            <text:p>29,867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143177" table:style-name="ce6">
            <text:p>143,177<text:s/></text:p>
          </table:table-cell>
          <table:table-cell office:value-type="float" office:value="43109" table:style-name="ce6">
            <text:p>43,109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29790" table:style-name="ce6">
            <text:p>29,790<text:s/></text:p>
          </table:table-cell>
          <table:table-cell office:value-type="float" office:value="33534" table:style-name="ce6">
            <text:p>33,534<text:s/></text:p>
          </table:table-cell>
          <table:table-cell office:value-type="float" office:value="31306" table:style-name="ce6">
            <text:p>31,306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35959" table:style-name="ce6">
            <text:p>35,959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21396" table:style-name="ce6">
            <text:p>21,396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35637" table:style-name="ce6">
            <text:p>35,637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14461" table:style-name="ce6">
            <text:p>14,461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26546" table:style-name="ce6">
            <text:p>26,546<text:s/></text:p>
          </table:table-cell>
          <table:table-cell office:value-type="float" office:value="30221" table:style-name="ce6">
            <text:p>30,221<text:s/></text:p>
          </table:table-cell>
          <table:table-cell office:value-type="float" office:value="49580" table:style-name="ce6">
            <text:p>49,580<text:s/></text:p>
          </table:table-cell>
          <table:table-cell office:value-type="float" office:value="44621" table:style-name="ce6">
            <text:p>44,621<text:s/></text:p>
          </table:table-cell>
          <table:table-cell office:value-type="float" office:value="28460" table:style-name="ce6">
            <text:p>28,460<text:s/></text:p>
          </table:table-cell>
          <table:table-cell office:value-type="float" office:value="31158" table:style-name="ce6">
            <text:p>31,158<text:s/></text:p>
          </table:table-cell>
          <table:table-cell office:value-type="float" office:value="72759" table:style-name="ce6">
            <text:p>72,759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34345" table:style-name="ce6">
            <text:p>34,345<text:s/></text:p>
          </table:table-cell>
          <table:table-cell office:value-type="float" office:value="37534" table:style-name="ce6">
            <text:p>37,534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66169" table:style-name="ce6">
            <text:p>66,169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16575" table:style-name="ce6">
            <text:p>16,575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31539" table:style-name="ce6">
            <text:p>31,539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44607" table:style-name="ce6">
            <text:p>44,607<text:s/></text:p>
          </table:table-cell>
          <table:table-cell office:value-type="float" office:value="26499" table:style-name="ce6">
            <text:p>26,499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32799" table:style-name="ce6">
            <text:p>32,799<text:s/></text:p>
          </table:table-cell>
          <table:table-cell office:value-type="float" office:value="28521" table:style-name="ce6">
            <text:p>28,521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9700" table:style-name="ce6">
            <text:p>9,700<text:s/></text:p>
          </table:table-cell>
          <table:table-cell table:number-columns-repeated="16275"/>
        </table:table-row>
        <table:table-row table:style-name="ro2">
          <table:table-cell office:value-type="date" office:date-value="2019-11-21T00:00:00" table:style-name="ce5">
            <text:p>2019/11/21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47638" table:style-name="ce6">
            <text:p>47,638<text:s/></text:p>
          </table:table-cell>
          <table:table-cell office:value-type="float" office:value="47173" table:style-name="ce6">
            <text:p>47,173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12798" table:style-name="ce6">
            <text:p>12,798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1583" table:style-name="ce6">
            <text:p>11,583<text:s/></text:p>
          </table:table-cell>
          <table:table-cell office:value-type="float" office:value="20696" table:style-name="ce6">
            <text:p>20,696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30259" table:style-name="ce6">
            <text:p>30,259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37492" table:style-name="ce6">
            <text:p>37,492<text:s/></text:p>
          </table:table-cell>
          <table:table-cell office:value-type="float" office:value="30874" table:style-name="ce6">
            <text:p>30,87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40979" table:style-name="ce6">
            <text:p>40,979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28947" table:style-name="ce6">
            <text:p>28,947<text:s/></text:p>
          </table:table-cell>
          <table:table-cell office:value-type="float" office:value="149197" table:style-name="ce6">
            <text:p>149,197<text:s/></text:p>
          </table:table-cell>
          <table:table-cell office:value-type="float" office:value="44252" table:style-name="ce6">
            <text:p>44,252<text:s/></text:p>
          </table:table-cell>
          <table:table-cell office:value-type="float" office:value="25705" table:style-name="ce6">
            <text:p>25,705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31220" table:style-name="ce6">
            <text:p>31,220<text:s/></text:p>
          </table:table-cell>
          <table:table-cell office:value-type="float" office:value="33718" table:style-name="ce6">
            <text:p>33,718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24993" table:style-name="ce6">
            <text:p>24,993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35157" table:style-name="ce6">
            <text:p>35,157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21324" table:style-name="ce6">
            <text:p>21,324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1710" table:style-name="ce6">
            <text:p>11,710<text:s/></text:p>
          </table:table-cell>
          <table:table-cell office:value-type="float" office:value="35271" table:style-name="ce6">
            <text:p>35,271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26291" table:style-name="ce6">
            <text:p>26,291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50346" table:style-name="ce6">
            <text:p>50,346<text:s/></text:p>
          </table:table-cell>
          <table:table-cell office:value-type="float" office:value="45068" table:style-name="ce6">
            <text:p>45,068<text:s/></text:p>
          </table:table-cell>
          <table:table-cell office:value-type="float" office:value="28546" table:style-name="ce6">
            <text:p>28,546<text:s/></text:p>
          </table:table-cell>
          <table:table-cell office:value-type="float" office:value="31831" table:style-name="ce6">
            <text:p>31,831<text:s/></text:p>
          </table:table-cell>
          <table:table-cell office:value-type="float" office:value="73800" table:style-name="ce6">
            <text:p>73,800<text:s/></text:p>
          </table:table-cell>
          <table:table-cell office:value-type="float" office:value="27330" table:style-name="ce6">
            <text:p>27,330<text:s/></text:p>
          </table:table-cell>
          <table:table-cell office:value-type="float" office:value="34825" table:style-name="ce6">
            <text:p>34,825<text:s/></text:p>
          </table:table-cell>
          <table:table-cell office:value-type="float" office:value="37570" table:style-name="ce6">
            <text:p>37,570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66499" table:style-name="ce6">
            <text:p>66,499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6647" table:style-name="ce6">
            <text:p>16,647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45445" table:style-name="ce6">
            <text:p>45,445<text:s/></text:p>
          </table:table-cell>
          <table:table-cell office:value-type="float" office:value="28358" table:style-name="ce6">
            <text:p>28,358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26526" table:style-name="ce6">
            <text:p>26,526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871" table:style-name="ce6">
            <text:p>6,871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32799" table:style-name="ce6">
            <text:p>32,799<text:s/></text:p>
          </table:table-cell>
          <table:table-cell office:value-type="float" office:value="28770" table:style-name="ce6">
            <text:p>28,770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1149" table:style-name="ce6">
            <text:p>11,149<text:s/></text:p>
          </table:table-cell>
          <table:table-cell office:value-type="float" office:value="9684" table:style-name="ce6">
            <text:p>9,684<text:s/></text:p>
          </table:table-cell>
          <table:table-cell table:number-columns-repeated="16275"/>
        </table:table-row>
        <table:table-row table:style-name="ro2">
          <table:table-cell office:value-type="date" office:date-value="2019-11-22T00:00:00" table:style-name="ce5">
            <text:p>2019/11/22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51046" table:style-name="ce6">
            <text:p>51,046<text:s/></text:p>
          </table:table-cell>
          <table:table-cell office:value-type="float" office:value="53348" table:style-name="ce6">
            <text:p>53,348<text:s/></text:p>
          </table:table-cell>
          <table:table-cell office:value-type="float" office:value="30929" table:style-name="ce6">
            <text:p>30,929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18113" table:style-name="ce6">
            <text:p>18,113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34427" table:style-name="ce6">
            <text:p>34,427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24147" table:style-name="ce6">
            <text:p>24,147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33812" table:style-name="ce6">
            <text:p>33,812<text:s/></text:p>
          </table:table-cell>
          <table:table-cell office:value-type="float" office:value="21312" table:style-name="ce6">
            <text:p>21,312<text:s/></text:p>
          </table:table-cell>
          <table:table-cell office:value-type="float" office:value="38510" table:style-name="ce6">
            <text:p>38,510<text:s/></text:p>
          </table:table-cell>
          <table:table-cell office:value-type="float" office:value="32875" table:style-name="ce6">
            <text:p>32,875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42471" table:style-name="ce6">
            <text:p>42,471<text:s/></text:p>
          </table:table-cell>
          <table:table-cell office:value-type="float" office:value="31068" table:style-name="ce6">
            <text:p>31,068<text:s/></text:p>
          </table:table-cell>
          <table:table-cell office:value-type="float" office:value="28727" table:style-name="ce6">
            <text:p>28,727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28117" table:style-name="ce6">
            <text:p>28,117<text:s/></text:p>
          </table:table-cell>
          <table:table-cell office:value-type="float" office:value="194177" table:style-name="ce6">
            <text:p>194,177<text:s/></text:p>
          </table:table-cell>
          <table:table-cell office:value-type="float" office:value="51552" table:style-name="ce6">
            <text:p>51,552<text:s/></text:p>
          </table:table-cell>
          <table:table-cell office:value-type="float" office:value="27038" table:style-name="ce6">
            <text:p>27,03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34444" table:style-name="ce6">
            <text:p>34,444<text:s/></text:p>
          </table:table-cell>
          <table:table-cell office:value-type="float" office:value="37028" table:style-name="ce6">
            <text:p>37,028<text:s/></text:p>
          </table:table-cell>
          <table:table-cell office:value-type="float" office:value="35080" table:style-name="ce6">
            <text:p>35,080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13958" table:style-name="ce6">
            <text:p>13,958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36424" table:style-name="ce6">
            <text:p>36,424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6300" table:style-name="ce6">
            <text:p>16,300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25534" table:style-name="ce6">
            <text:p>25,534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33184" table:style-name="ce6">
            <text:p>33,184<text:s/></text:p>
          </table:table-cell>
          <table:table-cell office:value-type="float" office:value="57658" table:style-name="ce6">
            <text:p>57,658<text:s/></text:p>
          </table:table-cell>
          <table:table-cell office:value-type="float" office:value="46853" table:style-name="ce6">
            <text:p>46,853<text:s/></text:p>
          </table:table-cell>
          <table:table-cell office:value-type="float" office:value="29184" table:style-name="ce6">
            <text:p>29,184<text:s/></text:p>
          </table:table-cell>
          <table:table-cell office:value-type="float" office:value="33207" table:style-name="ce6">
            <text:p>33,207<text:s/></text:p>
          </table:table-cell>
          <table:table-cell office:value-type="float" office:value="85190" table:style-name="ce6">
            <text:p>85,190<text:s/></text:p>
          </table:table-cell>
          <table:table-cell office:value-type="float" office:value="28209" table:style-name="ce6">
            <text:p>28,209<text:s/></text:p>
          </table:table-cell>
          <table:table-cell office:value-type="float" office:value="39679" table:style-name="ce6">
            <text:p>39,679<text:s/></text:p>
          </table:table-cell>
          <table:table-cell office:value-type="float" office:value="43592" table:style-name="ce6">
            <text:p>43,592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76694" table:style-name="ce6">
            <text:p>76,694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37813" table:style-name="ce6">
            <text:p>37,813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29647" table:style-name="ce6">
            <text:p>29,647<text:s/></text:p>
          </table:table-cell>
          <table:table-cell office:value-type="float" office:value="28292" table:style-name="ce6">
            <text:p>28,292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34915" table:style-name="ce6">
            <text:p>34,915<text:s/></text:p>
          </table:table-cell>
          <table:table-cell office:value-type="float" office:value="31116" table:style-name="ce6">
            <text:p>31,116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0328" table:style-name="ce6">
            <text:p>10,328<text:s/></text:p>
          </table:table-cell>
          <table:table-cell table:number-columns-repeated="16275"/>
        </table:table-row>
        <table:table-row table:style-name="ro2">
          <table:table-cell office:value-type="date" office:date-value="2019-11-23T00:00:00" table:style-name="ce5">
            <text:p>2019/11/23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29431" table:style-name="ce6">
            <text:p>29,431<text:s/></text:p>
          </table:table-cell>
          <table:table-cell office:value-type="float" office:value="50835" table:style-name="ce6">
            <text:p>50,835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4211" table:style-name="ce6">
            <text:p>4,211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30261" table:style-name="ce6">
            <text:p>30,261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34962" table:style-name="ce6">
            <text:p>34,962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2194" table:style-name="ce6">
            <text:p>22,194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88716" table:style-name="ce6">
            <text:p>188,716<text:s/></text:p>
          </table:table-cell>
          <table:table-cell office:value-type="float" office:value="53878" table:style-name="ce6">
            <text:p>53,878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37315" table:style-name="ce6">
            <text:p>37,315<text:s/></text:p>
          </table:table-cell>
          <table:table-cell office:value-type="float" office:value="39068" table:style-name="ce6">
            <text:p>39,068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40730" table:style-name="ce6">
            <text:p>40,730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34119" table:style-name="ce6">
            <text:p>34,119<text:s/></text:p>
          </table:table-cell>
          <table:table-cell office:value-type="float" office:value="74587" table:style-name="ce6">
            <text:p>74,587<text:s/></text:p>
          </table:table-cell>
          <table:table-cell office:value-type="float" office:value="37523" table:style-name="ce6">
            <text:p>37,523<text:s/></text:p>
          </table:table-cell>
          <table:table-cell office:value-type="float" office:value="24980" table:style-name="ce6">
            <text:p>24,980<text:s/></text:p>
          </table:table-cell>
          <table:table-cell office:value-type="float" office:value="35197" table:style-name="ce6">
            <text:p>35,197<text:s/></text:p>
          </table:table-cell>
          <table:table-cell office:value-type="float" office:value="93411" table:style-name="ce6">
            <text:p>93,411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41461" table:style-name="ce6">
            <text:p>41,461<text:s/></text:p>
          </table:table-cell>
          <table:table-cell office:value-type="float" office:value="39558" table:style-name="ce6">
            <text:p>39,558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66261" table:style-name="ce6">
            <text:p>66,261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24347" table:style-name="ce6">
            <text:p>24,347<text:s/></text:p>
          </table:table-cell>
          <table:table-cell office:value-type="float" office:value="25145" table:style-name="ce6">
            <text:p>25,145<text:s/></text:p>
          </table:table-cell>
          <table:table-cell office:value-type="float" office:value="19933" table:style-name="ce6">
            <text:p>19,933<text:s/></text:p>
          </table:table-cell>
          <table:table-cell office:value-type="float" office:value="22932" table:style-name="ce6">
            <text:p>22,932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0583" table:style-name="ce6">
            <text:p>10,583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8501" table:style-name="ce6">
            <text:p>8,501<text:s/></text:p>
          </table:table-cell>
          <table:table-cell table:number-columns-repeated="16275"/>
        </table:table-row>
        <table:table-row table:style-name="ro2">
          <table:table-cell office:value-type="date" office:date-value="2019-11-24T00:00:00" table:style-name="ce5">
            <text:p>2019/11/24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39745" table:style-name="ce6">
            <text:p>39,745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12424" table:style-name="ce6">
            <text:p>12,424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22151" table:style-name="ce6">
            <text:p>22,151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28984" table:style-name="ce6">
            <text:p>28,984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24885" table:style-name="ce6">
            <text:p>24,885<text:s/></text:p>
          </table:table-cell>
          <table:table-cell office:value-type="float" office:value="25064" table:style-name="ce6">
            <text:p>25,064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30672" table:style-name="ce6">
            <text:p>30,672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8735" table:style-name="ce6">
            <text:p>18,735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76895" table:style-name="ce6">
            <text:p>176,895<text:s/></text:p>
          </table:table-cell>
          <table:table-cell office:value-type="float" office:value="43906" table:style-name="ce6">
            <text:p>43,906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30195" table:style-name="ce6">
            <text:p>30,195<text:s/></text:p>
          </table:table-cell>
          <table:table-cell office:value-type="float" office:value="33220" table:style-name="ce6">
            <text:p>33,220<text:s/></text:p>
          </table:table-cell>
          <table:table-cell office:value-type="float" office:value="37751" table:style-name="ce6">
            <text:p>37,751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7174" table:style-name="ce6">
            <text:p>17,174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44336" table:style-name="ce6">
            <text:p>44,336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15034" table:style-name="ce6">
            <text:p>15,034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56980" table:style-name="ce6">
            <text:p>56,980<text:s/></text:p>
          </table:table-cell>
          <table:table-cell office:value-type="float" office:value="31542" table:style-name="ce6">
            <text:p>31,542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30557" table:style-name="ce6">
            <text:p>30,557<text:s/></text:p>
          </table:table-cell>
          <table:table-cell office:value-type="float" office:value="78927" table:style-name="ce6">
            <text:p>78,927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35437" table:style-name="ce6">
            <text:p>35,437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53852" table:style-name="ce6">
            <text:p>53,852<text:s/></text:p>
          </table:table-cell>
          <table:table-cell office:value-type="float" office:value="14045" table:style-name="ce6">
            <text:p>14,045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29204" table:style-name="ce6">
            <text:p>29,204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8075" table:style-name="ce6">
            <text:p>18,075<text:s/></text:p>
          </table:table-cell>
          <table:table-cell office:value-type="float" office:value="15715" table:style-name="ce6">
            <text:p>15,715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7116" table:style-name="ce6">
            <text:p>7,116<text:s/></text:p>
          </table:table-cell>
          <table:table-cell table:number-columns-repeated="16275"/>
        </table:table-row>
        <table:table-row table:style-name="ro2">
          <table:table-cell office:value-type="date" office:date-value="2019-11-25T00:00:00" table:style-name="ce5">
            <text:p>2019/11/25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45266" table:style-name="ce6">
            <text:p>45,266<text:s/></text:p>
          </table:table-cell>
          <table:table-cell office:value-type="float" office:value="43763" table:style-name="ce6">
            <text:p>43,763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18184" table:style-name="ce6">
            <text:p>18,184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3163" table:style-name="ce6">
            <text:p>23,163<text:s/></text:p>
          </table:table-cell>
          <table:table-cell office:value-type="float" office:value="17976" table:style-name="ce6">
            <text:p>17,976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8614" table:style-name="ce6">
            <text:p>28,614<text:s/></text:p>
          </table:table-cell>
          <table:table-cell office:value-type="float" office:value="18097" table:style-name="ce6">
            <text:p>18,097<text:s/></text:p>
          </table:table-cell>
          <table:table-cell office:value-type="float" office:value="34887" table:style-name="ce6">
            <text:p>34,887<text:s/></text:p>
          </table:table-cell>
          <table:table-cell office:value-type="float" office:value="27939" table:style-name="ce6">
            <text:p>27,939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39994" table:style-name="ce6">
            <text:p>39,994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145238" table:style-name="ce6">
            <text:p>145,238<text:s/></text:p>
          </table:table-cell>
          <table:table-cell office:value-type="float" office:value="40252" table:style-name="ce6">
            <text:p>40,252<text:s/></text:p>
          </table:table-cell>
          <table:table-cell office:value-type="float" office:value="24666" table:style-name="ce6">
            <text:p>24,666<text:s/></text:p>
          </table:table-cell>
          <table:table-cell office:value-type="float" office:value="25135" table:style-name="ce6">
            <text:p>25,135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31966" table:style-name="ce6">
            <text:p>31,966<text:s/></text:p>
          </table:table-cell>
          <table:table-cell office:value-type="float" office:value="32734" table:style-name="ce6">
            <text:p>32,734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34140" table:style-name="ce6">
            <text:p>34,14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688" table:style-name="ce6">
            <text:p>3,688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34905" table:style-name="ce6">
            <text:p>34,905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4294" table:style-name="ce6">
            <text:p>14,294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23196" table:style-name="ce6">
            <text:p>23,196<text:s/></text:p>
          </table:table-cell>
          <table:table-cell office:value-type="float" office:value="26001" table:style-name="ce6">
            <text:p>26,001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47802" table:style-name="ce6">
            <text:p>47,802<text:s/></text:p>
          </table:table-cell>
          <table:table-cell office:value-type="float" office:value="43491" table:style-name="ce6">
            <text:p>43,491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30751" table:style-name="ce6">
            <text:p>30,751<text:s/></text:p>
          </table:table-cell>
          <table:table-cell office:value-type="float" office:value="67529" table:style-name="ce6">
            <text:p>67,529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35290" table:style-name="ce6">
            <text:p>35,290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63874" table:style-name="ce6">
            <text:p>63,874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31991" table:style-name="ce6">
            <text:p>31,99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42937" table:style-name="ce6">
            <text:p>42,937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15729" table:style-name="ce6">
            <text:p>15,729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9569" table:style-name="ce6">
            <text:p>9,569<text:s/></text:p>
          </table:table-cell>
          <table:table-cell table:number-columns-repeated="16275"/>
        </table:table-row>
        <table:table-row table:style-name="ro2">
          <table:table-cell office:value-type="date" office:date-value="2019-11-26T00:00:00" table:style-name="ce5">
            <text:p>2019/11/26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46596" table:style-name="ce6">
            <text:p>46,596<text:s/></text:p>
          </table:table-cell>
          <table:table-cell office:value-type="float" office:value="44824" table:style-name="ce6">
            <text:p>44,824<text:s/></text:p>
          </table:table-cell>
          <table:table-cell office:value-type="float" office:value="29002" table:style-name="ce6">
            <text:p>29,002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30112" table:style-name="ce6">
            <text:p>30,11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3434" table:style-name="ce6">
            <text:p>13,434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19097" table:style-name="ce6">
            <text:p>19,09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35403" table:style-name="ce6">
            <text:p>35,403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39992" table:style-name="ce6">
            <text:p>39,992<text:s/></text:p>
          </table:table-cell>
          <table:table-cell office:value-type="float" office:value="29625" table:style-name="ce6">
            <text:p>29,625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8649" table:style-name="ce6">
            <text:p>28,649<text:s/></text:p>
          </table:table-cell>
          <table:table-cell office:value-type="float" office:value="139308" table:style-name="ce6">
            <text:p>139,308<text:s/></text:p>
          </table:table-cell>
          <table:table-cell office:value-type="float" office:value="41547" table:style-name="ce6">
            <text:p>41,547<text:s/></text:p>
          </table:table-cell>
          <table:table-cell office:value-type="float" office:value="25397" table:style-name="ce6">
            <text:p>25,397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9520" table:style-name="ce6">
            <text:p>29,520<text:s/></text:p>
          </table:table-cell>
          <table:table-cell office:value-type="float" office:value="34349" table:style-name="ce6">
            <text:p>34,349<text:s/></text:p>
          </table:table-cell>
          <table:table-cell office:value-type="float" office:value="36478" table:style-name="ce6">
            <text:p>36,478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34935" table:style-name="ce6">
            <text:p>34,935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0527" table:style-name="ce6">
            <text:p>10,527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35441" table:style-name="ce6">
            <text:p>35,44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23844" table:style-name="ce6">
            <text:p>23,844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48676" table:style-name="ce6">
            <text:p>48,676<text:s/></text:p>
          </table:table-cell>
          <table:table-cell office:value-type="float" office:value="44362" table:style-name="ce6">
            <text:p>44,362<text:s/></text:p>
          </table:table-cell>
          <table:table-cell office:value-type="float" office:value="28204" table:style-name="ce6">
            <text:p>28,204<text:s/></text:p>
          </table:table-cell>
          <table:table-cell office:value-type="float" office:value="33260" table:style-name="ce6">
            <text:p>33,260<text:s/></text:p>
          </table:table-cell>
          <table:table-cell office:value-type="float" office:value="69525" table:style-name="ce6">
            <text:p>69,525<text:s/></text:p>
          </table:table-cell>
          <table:table-cell office:value-type="float" office:value="26301" table:style-name="ce6">
            <text:p>26,301<text:s/></text:p>
          </table:table-cell>
          <table:table-cell office:value-type="float" office:value="33589" table:style-name="ce6">
            <text:p>33,589<text:s/></text:p>
          </table:table-cell>
          <table:table-cell office:value-type="float" office:value="36475" table:style-name="ce6">
            <text:p>36,475<text:s/></text:p>
          </table:table-cell>
          <table:table-cell office:value-type="float" office:value="24115" table:style-name="ce6">
            <text:p>24,115<text:s/></text:p>
          </table:table-cell>
          <table:table-cell office:value-type="float" office:value="63970" table:style-name="ce6">
            <text:p>63,970<text:s/></text:p>
          </table:table-cell>
          <table:table-cell office:value-type="float" office:value="22144" table:style-name="ce6">
            <text:p>22,144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31883" table:style-name="ce6">
            <text:p>31,883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44095" table:style-name="ce6">
            <text:p>44,095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27578" table:style-name="ce6">
            <text:p>27,578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9850" table:style-name="ce6">
            <text:p>9,850<text:s/></text:p>
          </table:table-cell>
          <table:table-cell table:number-columns-repeated="16275"/>
        </table:table-row>
        <table:table-row table:style-name="ro2">
          <table:table-cell office:value-type="date" office:date-value="2019-11-27T00:00:00" table:style-name="ce5">
            <text:p>2019/11/27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16607" table:style-name="ce6">
            <text:p>16,607<text:s/></text:p>
          </table:table-cell>
          <table:table-cell office:value-type="float" office:value="47246" table:style-name="ce6">
            <text:p>47,246<text:s/></text:p>
          </table:table-cell>
          <table:table-cell office:value-type="float" office:value="45875" table:style-name="ce6">
            <text:p>45,875<text:s/></text:p>
          </table:table-cell>
          <table:table-cell office:value-type="float" office:value="28842" table:style-name="ce6">
            <text:p>28,842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30595" table:style-name="ce6">
            <text:p>30,595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2103" table:style-name="ce6">
            <text:p>12,103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23090" table:style-name="ce6">
            <text:p>23,090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29582" table:style-name="ce6">
            <text:p>29,582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36069" table:style-name="ce6">
            <text:p>36,069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40382" table:style-name="ce6">
            <text:p>40,382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27906" table:style-name="ce6">
            <text:p>27,906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141673" table:style-name="ce6">
            <text:p>141,673<text:s/></text:p>
          </table:table-cell>
          <table:table-cell office:value-type="float" office:value="43229" table:style-name="ce6">
            <text:p>43,229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6321" table:style-name="ce6">
            <text:p>26,321<text:s/></text:p>
          </table:table-cell>
          <table:table-cell office:value-type="float" office:value="29737" table:style-name="ce6">
            <text:p>29,737<text:s/></text:p>
          </table:table-cell>
          <table:table-cell office:value-type="float" office:value="34678" table:style-name="ce6">
            <text:p>34,678<text:s/></text:p>
          </table:table-cell>
          <table:table-cell office:value-type="float" office:value="38549" table:style-name="ce6">
            <text:p>38,549<text:s/></text:p>
          </table:table-cell>
          <table:table-cell office:value-type="float" office:value="30169" table:style-name="ce6">
            <text:p>30,16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36120" table:style-name="ce6">
            <text:p>36,120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21951" table:style-name="ce6">
            <text:p>21,951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36681" table:style-name="ce6">
            <text:p>36,68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24052" table:style-name="ce6">
            <text:p>24,052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29939" table:style-name="ce6">
            <text:p>29,939<text:s/></text:p>
          </table:table-cell>
          <table:table-cell office:value-type="float" office:value="50292" table:style-name="ce6">
            <text:p>50,292<text:s/></text:p>
          </table:table-cell>
          <table:table-cell office:value-type="float" office:value="44644" table:style-name="ce6">
            <text:p>44,644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33141" table:style-name="ce6">
            <text:p>33,141<text:s/></text:p>
          </table:table-cell>
          <table:table-cell office:value-type="float" office:value="72538" table:style-name="ce6">
            <text:p>72,538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34269" table:style-name="ce6">
            <text:p>34,269<text:s/></text:p>
          </table:table-cell>
          <table:table-cell office:value-type="float" office:value="37563" table:style-name="ce6">
            <text:p>37,563<text:s/></text:p>
          </table:table-cell>
          <table:table-cell office:value-type="float" office:value="24781" table:style-name="ce6">
            <text:p>24,781<text:s/></text:p>
          </table:table-cell>
          <table:table-cell office:value-type="float" office:value="65368" table:style-name="ce6">
            <text:p>65,36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7632" table:style-name="ce6">
            <text:p>17,632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4102" table:style-name="ce6">
            <text:p>14,102<text:s/></text:p>
          </table:table-cell>
          <table:table-cell office:value-type="float" office:value="33144" table:style-name="ce6">
            <text:p>33,144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44933" table:style-name="ce6">
            <text:p>44,933<text:s/></text:p>
          </table:table-cell>
          <table:table-cell office:value-type="float" office:value="26521" table:style-name="ce6">
            <text:p>26,521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26553" table:style-name="ce6">
            <text:p>26,553<text:s/></text:p>
          </table:table-cell>
          <table:table-cell office:value-type="float" office:value="15805" table:style-name="ce6">
            <text:p>15,805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32944" table:style-name="ce6">
            <text:p>32,944<text:s/></text:p>
          </table:table-cell>
          <table:table-cell office:value-type="float" office:value="28838" table:style-name="ce6">
            <text:p>28,838<text:s/></text:p>
          </table:table-cell>
          <table:table-cell office:value-type="float" office:value="14662" table:style-name="ce6">
            <text:p>14,662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9776" table:style-name="ce6">
            <text:p>9,776<text:s/></text:p>
          </table:table-cell>
          <table:table-cell table:number-columns-repeated="16275"/>
        </table:table-row>
        <table:table-row table:style-name="ro2">
          <table:table-cell office:value-type="date" office:date-value="2019-11-28T00:00:00" table:style-name="ce5">
            <text:p>2019/11/28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16294" table:style-name="ce6">
            <text:p>16,294<text:s/></text:p>
          </table:table-cell>
          <table:table-cell office:value-type="float" office:value="47856" table:style-name="ce6">
            <text:p>47,856<text:s/></text:p>
          </table:table-cell>
          <table:table-cell office:value-type="float" office:value="47063" table:style-name="ce6">
            <text:p>47,063<text:s/></text:p>
          </table:table-cell>
          <table:table-cell office:value-type="float" office:value="29476" table:style-name="ce6">
            <text:p>29,476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6169" table:style-name="ce6">
            <text:p>6,169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30881" table:style-name="ce6">
            <text:p>30,881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11563" table:style-name="ce6">
            <text:p>11,563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23724" table:style-name="ce6">
            <text:p>23,724<text:s/></text:p>
          </table:table-cell>
          <table:table-cell office:value-type="float" office:value="19175" table:style-name="ce6">
            <text:p>19,175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30675" table:style-name="ce6">
            <text:p>30,675<text:s/></text:p>
          </table:table-cell>
          <table:table-cell office:value-type="float" office:value="19721" table:style-name="ce6">
            <text:p>19,721<text:s/></text:p>
          </table:table-cell>
          <table:table-cell office:value-type="float" office:value="36287" table:style-name="ce6">
            <text:p>36,287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41231" table:style-name="ce6">
            <text:p>41,231<text:s/></text:p>
          </table:table-cell>
          <table:table-cell office:value-type="float" office:value="29908" table:style-name="ce6">
            <text:p>29,908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28208" table:style-name="ce6">
            <text:p>28,208<text:s/></text:p>
          </table:table-cell>
          <table:table-cell office:value-type="float" office:value="149478" table:style-name="ce6">
            <text:p>149,478<text:s/></text:p>
          </table:table-cell>
          <table:table-cell office:value-type="float" office:value="44652" table:style-name="ce6">
            <text:p>44,652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26126" table:style-name="ce6">
            <text:p>26,126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34363" table:style-name="ce6">
            <text:p>34,363<text:s/></text:p>
          </table:table-cell>
          <table:table-cell office:value-type="float" office:value="36189" table:style-name="ce6">
            <text:p>36,189<text:s/></text:p>
          </table:table-cell>
          <table:table-cell office:value-type="float" office:value="28208" table:style-name="ce6">
            <text:p>28,208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34643" table:style-name="ce6">
            <text:p>34,643<text:s/></text:p>
          </table:table-cell>
          <table:table-cell office:value-type="float" office:value="7277" table:style-name="ce6">
            <text:p>7,277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34497" table:style-name="ce6">
            <text:p>34,497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29845" table:style-name="ce6">
            <text:p>29,845<text:s/></text:p>
          </table:table-cell>
          <table:table-cell office:value-type="float" office:value="50455" table:style-name="ce6">
            <text:p>50,455<text:s/></text:p>
          </table:table-cell>
          <table:table-cell office:value-type="float" office:value="44970" table:style-name="ce6">
            <text:p>44,970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32795" table:style-name="ce6">
            <text:p>32,795<text:s/></text:p>
          </table:table-cell>
          <table:table-cell office:value-type="float" office:value="74586" table:style-name="ce6">
            <text:p>74,586<text:s/></text:p>
          </table:table-cell>
          <table:table-cell office:value-type="float" office:value="26913" table:style-name="ce6">
            <text:p>26,913<text:s/></text:p>
          </table:table-cell>
          <table:table-cell office:value-type="float" office:value="36762" table:style-name="ce6">
            <text:p>36,762<text:s/></text:p>
          </table:table-cell>
          <table:table-cell office:value-type="float" office:value="37912" table:style-name="ce6">
            <text:p>37,912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67679" table:style-name="ce6">
            <text:p>67,679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33987" table:style-name="ce6">
            <text:p>33,987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46136" table:style-name="ce6">
            <text:p>46,136<text:s/></text:p>
          </table:table-cell>
          <table:table-cell office:value-type="float" office:value="26939" table:style-name="ce6">
            <text:p>26,939<text:s/></text:p>
          </table:table-cell>
          <table:table-cell office:value-type="float" office:value="28670" table:style-name="ce6">
            <text:p>28,670<text:s/></text:p>
          </table:table-cell>
          <table:table-cell office:value-type="float" office:value="26814" table:style-name="ce6">
            <text:p>26,814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1110" table:style-name="ce6">
            <text:p>11,110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3104" table:style-name="ce6">
            <text:p>13,104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32054" table:style-name="ce6">
            <text:p>32,054<text:s/></text:p>
          </table:table-cell>
          <table:table-cell office:value-type="float" office:value="28847" table:style-name="ce6">
            <text:p>28,847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9860" table:style-name="ce6">
            <text:p>9,860<text:s/></text:p>
          </table:table-cell>
          <table:table-cell table:number-columns-repeated="16275"/>
        </table:table-row>
        <table:table-row table:style-name="ro2">
          <table:table-cell office:value-type="date" office:date-value="2019-11-29T00:00:00" table:style-name="ce5">
            <text:p>2019/11/29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50290" table:style-name="ce6">
            <text:p>50,290<text:s/></text:p>
          </table:table-cell>
          <table:table-cell office:value-type="float" office:value="52690" table:style-name="ce6">
            <text:p>52,690<text:s/></text:p>
          </table:table-cell>
          <table:table-cell office:value-type="float" office:value="30891" table:style-name="ce6">
            <text:p>30,891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9872" table:style-name="ce6">
            <text:p>9,87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2214" table:style-name="ce6">
            <text:p>32,21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34319" table:style-name="ce6">
            <text:p>34,319<text:s/></text:p>
          </table:table-cell>
          <table:table-cell office:value-type="float" office:value="21147" table:style-name="ce6">
            <text:p>21,147<text:s/></text:p>
          </table:table-cell>
          <table:table-cell office:value-type="float" office:value="38291" table:style-name="ce6">
            <text:p>38,291<text:s/></text:p>
          </table:table-cell>
          <table:table-cell office:value-type="float" office:value="32925" table:style-name="ce6">
            <text:p>32,925<text:s/></text:p>
          </table:table-cell>
          <table:table-cell office:value-type="float" office:value="12980" table:style-name="ce6">
            <text:p>12,980<text:s/></text:p>
          </table:table-cell>
          <table:table-cell office:value-type="float" office:value="43224" table:style-name="ce6">
            <text:p>43,224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8636" table:style-name="ce6">
            <text:p>28,636<text:s/></text:p>
          </table:table-cell>
          <table:table-cell office:value-type="float" office:value="191835" table:style-name="ce6">
            <text:p>191,835<text:s/></text:p>
          </table:table-cell>
          <table:table-cell office:value-type="float" office:value="52597" table:style-name="ce6">
            <text:p>52,597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34272" table:style-name="ce6">
            <text:p>34,272<text:s/></text:p>
          </table:table-cell>
          <table:table-cell office:value-type="float" office:value="38179" table:style-name="ce6">
            <text:p>38,179<text:s/></text:p>
          </table:table-cell>
          <table:table-cell office:value-type="float" office:value="41030" table:style-name="ce6">
            <text:p>41,030<text:s/></text:p>
          </table:table-cell>
          <table:table-cell office:value-type="float" office:value="30275" table:style-name="ce6">
            <text:p>30,275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36908" table:style-name="ce6">
            <text:p>36,90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40021" table:style-name="ce6">
            <text:p>40,021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5512" table:style-name="ce6">
            <text:p>25,512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33960" table:style-name="ce6">
            <text:p>33,960<text:s/></text:p>
          </table:table-cell>
          <table:table-cell office:value-type="float" office:value="61249" table:style-name="ce6">
            <text:p>61,249<text:s/></text:p>
          </table:table-cell>
          <table:table-cell office:value-type="float" office:value="47593" table:style-name="ce6">
            <text:p>47,593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34194" table:style-name="ce6">
            <text:p>34,194<text:s/></text:p>
          </table:table-cell>
          <table:table-cell office:value-type="float" office:value="86240" table:style-name="ce6">
            <text:p>86,240<text:s/></text:p>
          </table:table-cell>
          <table:table-cell office:value-type="float" office:value="28007" table:style-name="ce6">
            <text:p>28,007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43999" table:style-name="ce6">
            <text:p>43,999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80260" table:style-name="ce6">
            <text:p>80,260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42030" table:style-name="ce6">
            <text:p>42,030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47402" table:style-name="ce6">
            <text:p>47,402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31112" table:style-name="ce6">
            <text:p>31,112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4236" table:style-name="ce6">
            <text:p>14,236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4070" table:style-name="ce6">
            <text:p>14,070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0455" table:style-name="ce6">
            <text:p>10,455<text:s/></text:p>
          </table:table-cell>
          <table:table-cell table:number-columns-repeated="16275"/>
        </table:table-row>
        <table:table-row table:style-name="ro2">
          <table:table-cell office:value-type="date" office:date-value="2019-11-30T00:00:00" table:style-name="ce5">
            <text:p>2019/11/30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29350" table:style-name="ce6">
            <text:p>29,350<text:s/></text:p>
          </table:table-cell>
          <table:table-cell office:value-type="float" office:value="52270" table:style-name="ce6">
            <text:p>52,270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5836" table:style-name="ce6">
            <text:p>15,836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29858" table:style-name="ce6">
            <text:p>29,858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5621" table:style-name="ce6">
            <text:p>15,621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34555" table:style-name="ce6">
            <text:p>34,555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31135" table:style-name="ce6">
            <text:p>31,135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36420" table:style-name="ce6">
            <text:p>36,420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22814" table:style-name="ce6">
            <text:p>22,814<text:s/></text:p>
          </table:table-cell>
          <table:table-cell office:value-type="float" office:value="21529" table:style-name="ce6">
            <text:p>21,529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94806" table:style-name="ce6">
            <text:p>194,806<text:s/></text:p>
          </table:table-cell>
          <table:table-cell office:value-type="float" office:value="56876" table:style-name="ce6">
            <text:p>56,876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36515" table:style-name="ce6">
            <text:p>36,515<text:s/></text:p>
          </table:table-cell>
          <table:table-cell office:value-type="float" office:value="39284" table:style-name="ce6">
            <text:p>39,284<text:s/></text:p>
          </table:table-cell>
          <table:table-cell office:value-type="float" office:value="44755" table:style-name="ce6">
            <text:p>44,755<text:s/></text:p>
          </table:table-cell>
          <table:table-cell office:value-type="float" office:value="29123" table:style-name="ce6">
            <text:p>29,123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27492" table:style-name="ce6">
            <text:p>27,492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8904" table:style-name="ce6">
            <text:p>18,904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45255" table:style-name="ce6">
            <text:p>45,255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19867" table:style-name="ce6">
            <text:p>19,867<text:s/></text:p>
          </table:table-cell>
          <table:table-cell office:value-type="float" office:value="35228" table:style-name="ce6">
            <text:p>35,228<text:s/></text:p>
          </table:table-cell>
          <table:table-cell office:value-type="float" office:value="82379" table:style-name="ce6">
            <text:p>82,379<text:s/></text:p>
          </table:table-cell>
          <table:table-cell office:value-type="float" office:value="39679" table:style-name="ce6">
            <text:p>39,679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36809" table:style-name="ce6">
            <text:p>36,809<text:s/></text:p>
          </table:table-cell>
          <table:table-cell office:value-type="float" office:value="102789" table:style-name="ce6">
            <text:p>102,789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38831" table:style-name="ce6">
            <text:p>38,831<text:s/></text:p>
          </table:table-cell>
          <table:table-cell office:value-type="float" office:value="41237" table:style-name="ce6">
            <text:p>41,237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74646" table:style-name="ce6">
            <text:p>74,646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7709" table:style-name="ce6">
            <text:p>17,709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44413" table:style-name="ce6">
            <text:p>44,413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25091" table:style-name="ce6">
            <text:p>25,091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23026" table:style-name="ce6">
            <text:p>23,026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8523" table:style-name="ce6">
            <text:p>28,523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8655" table:style-name="ce6">
            <text:p>8,655<text:s/></text:p>
          </table:table-cell>
          <table:table-cell table:number-columns-repeated="16275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109"/>
          <table:table-cell table:style-name="ce8"/>
          <table:table-cell table:number-columns-repeated="16274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1" table:number-columns-repeated="108" table:default-cell-style-name="ce8"/>
        <table:table-column table:style-name="co1" table:number-columns-repeated="16275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11-01T00:00:00" table:style-name="ce5">
            <text:p>2019/11/1</text:p>
          </table:table-cell>
          <table:table-cell office:value-type="float" office:value="6900" table:style-name="ce6">
            <text:p>6,900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44483" table:style-name="ce6">
            <text:p>44,483<text:s/></text:p>
          </table:table-cell>
          <table:table-cell office:value-type="float" office:value="52308" table:style-name="ce6">
            <text:p>52,308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3469" table:style-name="ce6">
            <text:p>13,469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5102" table:style-name="ce6">
            <text:p>5,102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40371" table:style-name="ce6">
            <text:p>40,371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37646" table:style-name="ce6">
            <text:p>37,646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40394" table:style-name="ce6">
            <text:p>40,394<text:s/></text:p>
          </table:table-cell>
          <table:table-cell office:value-type="float" office:value="29961" table:style-name="ce6">
            <text:p>29,961<text:s/></text:p>
          </table:table-cell>
          <table:table-cell office:value-type="float" office:value="28444" table:style-name="ce6">
            <text:p>28,444<text:s/></text:p>
          </table:table-cell>
          <table:table-cell office:value-type="float" office:value="24839" table:style-name="ce6">
            <text:p>24,839<text:s/></text:p>
          </table:table-cell>
          <table:table-cell office:value-type="float" office:value="26593" table:style-name="ce6">
            <text:p>26,593<text:s/></text:p>
          </table:table-cell>
          <table:table-cell office:value-type="float" office:value="164974" table:style-name="ce6">
            <text:p>164,974<text:s/></text:p>
          </table:table-cell>
          <table:table-cell office:value-type="float" office:value="45809" table:style-name="ce6">
            <text:p>45,809<text:s/></text:p>
          </table:table-cell>
          <table:table-cell office:value-type="float" office:value="24649" table:style-name="ce6">
            <text:p>24,649<text:s/></text:p>
          </table:table-cell>
          <table:table-cell office:value-type="float" office:value="27571" table:style-name="ce6">
            <text:p>27,571<text:s/></text:p>
          </table:table-cell>
          <table:table-cell office:value-type="float" office:value="30638" table:style-name="ce6">
            <text:p>30,638<text:s/></text:p>
          </table:table-cell>
          <table:table-cell office:value-type="float" office:value="38535" table:style-name="ce6">
            <text:p>38,535<text:s/></text:p>
          </table:table-cell>
          <table:table-cell office:value-type="float" office:value="33672" table:style-name="ce6">
            <text:p>33,672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35358" table:style-name="ce6">
            <text:p>35,358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42879" table:style-name="ce6">
            <text:p>42,879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28970" table:style-name="ce6">
            <text:p>28,970<text:s/></text:p>
          </table:table-cell>
          <table:table-cell office:value-type="float" office:value="35210" table:style-name="ce6">
            <text:p>35,210<text:s/></text:p>
          </table:table-cell>
          <table:table-cell office:value-type="float" office:value="43813" table:style-name="ce6">
            <text:p>43,813<text:s/></text:p>
          </table:table-cell>
          <table:table-cell office:value-type="float" office:value="48329" table:style-name="ce6">
            <text:p>48,329<text:s/></text:p>
          </table:table-cell>
          <table:table-cell office:value-type="float" office:value="28044" table:style-name="ce6">
            <text:p>28,044<text:s/></text:p>
          </table:table-cell>
          <table:table-cell office:value-type="float" office:value="33568" table:style-name="ce6">
            <text:p>33,568<text:s/></text:p>
          </table:table-cell>
          <table:table-cell office:value-type="float" office:value="78505" table:style-name="ce6">
            <text:p>78,505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9341" table:style-name="ce6">
            <text:p>39,341<text:s/></text:p>
          </table:table-cell>
          <table:table-cell office:value-type="float" office:value="24399" table:style-name="ce6">
            <text:p>24,399<text:s/></text:p>
          </table:table-cell>
          <table:table-cell office:value-type="float" office:value="69471" table:style-name="ce6">
            <text:p>69,471<text:s/></text:p>
          </table:table-cell>
          <table:table-cell office:value-type="float" office:value="22873" table:style-name="ce6">
            <text:p>22,873<text:s/></text:p>
          </table:table-cell>
          <table:table-cell office:value-type="float" office:value="18188" table:style-name="ce6">
            <text:p>18,188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6804" table:style-name="ce6">
            <text:p>16,804<text:s/></text:p>
          </table:table-cell>
          <table:table-cell office:value-type="float" office:value="35883" table:style-name="ce6">
            <text:p>35,883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43542" table:style-name="ce6">
            <text:p>43,542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29254" table:style-name="ce6">
            <text:p>29,254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32042" table:style-name="ce6">
            <text:p>32,042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11413" table:style-name="ce6">
            <text:p>11,413<text:s/></text:p>
          </table:table-cell>
          <table:table-cell table:number-columns-repeated="16275"/>
        </table:table-row>
        <table:table-row table:style-name="ro2">
          <table:table-cell office:value-type="date" office:date-value="2019-11-02T00:00:00" table:style-name="ce5">
            <text:p>2019/11/2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11397" table:style-name="ce6">
            <text:p>11,397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51201" table:style-name="ce6">
            <text:p>51,201<text:s/></text:p>
          </table:table-cell>
          <table:table-cell office:value-type="float" office:value="18204" table:style-name="ce6">
            <text:p>18,204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1702" table:style-name="ce6">
            <text:p>31,702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7196" table:style-name="ce6">
            <text:p>17,196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33215" table:style-name="ce6">
            <text:p>33,215<text:s/></text:p>
          </table:table-cell>
          <table:table-cell office:value-type="float" office:value="18708" table:style-name="ce6">
            <text:p>18,708<text:s/></text:p>
          </table:table-cell>
          <table:table-cell office:value-type="float" office:value="31204" table:style-name="ce6">
            <text:p>31,204<text:s/></text:p>
          </table:table-cell>
          <table:table-cell office:value-type="float" office:value="31432" table:style-name="ce6">
            <text:p>31,432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34596" table:style-name="ce6">
            <text:p>34,596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2936" table:style-name="ce6">
            <text:p>22,936<text:s/></text:p>
          </table:table-cell>
          <table:table-cell office:value-type="float" office:value="20277" table:style-name="ce6">
            <text:p>20,277<text:s/></text:p>
          </table:table-cell>
          <table:table-cell office:value-type="float" office:value="17453" table:style-name="ce6">
            <text:p>17,453<text:s/></text:p>
          </table:table-cell>
          <table:table-cell office:value-type="float" office:value="175268" table:style-name="ce6">
            <text:p>175,268<text:s/></text:p>
          </table:table-cell>
          <table:table-cell office:value-type="float" office:value="48330" table:style-name="ce6">
            <text:p>48,330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41206" table:style-name="ce6">
            <text:p>41,206<text:s/></text:p>
          </table:table-cell>
          <table:table-cell office:value-type="float" office:value="38998" table:style-name="ce6">
            <text:p>38,998<text:s/></text:p>
          </table:table-cell>
          <table:table-cell office:value-type="float" office:value="30774" table:style-name="ce6">
            <text:p>30,774<text:s/></text:p>
          </table:table-cell>
          <table:table-cell office:value-type="float" office:value="21420" table:style-name="ce6">
            <text:p>21,420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27539" table:style-name="ce6">
            <text:p>27,539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46664" table:style-name="ce6">
            <text:p>46,664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20063" table:style-name="ce6">
            <text:p>20,063<text:s/></text:p>
          </table:table-cell>
          <table:table-cell office:value-type="float" office:value="33861" table:style-name="ce6">
            <text:p>33,861<text:s/></text:p>
          </table:table-cell>
          <table:table-cell office:value-type="float" office:value="42569" table:style-name="ce6">
            <text:p>42,569<text:s/></text:p>
          </table:table-cell>
          <table:table-cell office:value-type="float" office:value="38086" table:style-name="ce6">
            <text:p>38,086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35698" table:style-name="ce6">
            <text:p>35,698<text:s/></text:p>
          </table:table-cell>
          <table:table-cell office:value-type="float" office:value="89700" table:style-name="ce6">
            <text:p>89,700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35436" table:style-name="ce6">
            <text:p>35,436<text:s/></text:p>
          </table:table-cell>
          <table:table-cell office:value-type="float" office:value="33083" table:style-name="ce6">
            <text:p>33,08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58741" table:style-name="ce6">
            <text:p>58,741<text:s/></text:p>
          </table:table-cell>
          <table:table-cell office:value-type="float" office:value="16863" table:style-name="ce6">
            <text:p>16,863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9091" table:style-name="ce6">
            <text:p>9,091<text:s/></text:p>
          </table:table-cell>
          <table:table-cell table:number-columns-repeated="16275"/>
        </table:table-row>
        <table:table-row table:style-name="ro2">
          <table:table-cell office:value-type="date" office:date-value="2019-11-03T00:00:00" table:style-name="ce5">
            <text:p>2019/11/3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40385" table:style-name="ce6">
            <text:p>40,385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4659" table:style-name="ce6">
            <text:p>24,659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4937" table:style-name="ce6">
            <text:p>24,937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27538" table:style-name="ce6">
            <text:p>27,538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8145" table:style-name="ce6">
            <text:p>18,145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64343" table:style-name="ce6">
            <text:p>164,343<text:s/></text:p>
          </table:table-cell>
          <table:table-cell office:value-type="float" office:value="40585" table:style-name="ce6">
            <text:p>40,585<text:s/></text:p>
          </table:table-cell>
          <table:table-cell office:value-type="float" office:value="15396" table:style-name="ce6">
            <text:p>15,396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37003" table:style-name="ce6">
            <text:p>37,003<text:s/></text:p>
          </table:table-cell>
          <table:table-cell office:value-type="float" office:value="29196" table:style-name="ce6">
            <text:p>29,196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0067" table:style-name="ce6">
            <text:p>20,067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38481" table:style-name="ce6">
            <text:p>38,481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37540" table:style-name="ce6">
            <text:p>37,540<text:s/></text:p>
          </table:table-cell>
          <table:table-cell office:value-type="float" office:value="29524" table:style-name="ce6">
            <text:p>29,524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29463" table:style-name="ce6">
            <text:p>29,463<text:s/></text:p>
          </table:table-cell>
          <table:table-cell office:value-type="float" office:value="73003" table:style-name="ce6">
            <text:p>73,003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28983" table:style-name="ce6">
            <text:p>28,983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15814" table:style-name="ce6">
            <text:p>15,814<text:s/></text:p>
          </table:table-cell>
          <table:table-cell office:value-type="float" office:value="50457" table:style-name="ce6">
            <text:p>50,457<text:s/></text:p>
          </table:table-cell>
          <table:table-cell office:value-type="float" office:value="13502" table:style-name="ce6">
            <text:p>13,502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6938" table:style-name="ce6">
            <text:p>16,938<text:s/></text:p>
          </table:table-cell>
          <table:table-cell office:value-type="float" office:value="12590" table:style-name="ce6">
            <text:p>12,59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23649" table:style-name="ce6">
            <text:p>23,649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022" table:style-name="ce6">
            <text:p>7,022<text:s/></text:p>
          </table:table-cell>
          <table:table-cell table:number-columns-repeated="16275"/>
        </table:table-row>
        <table:table-row table:style-name="ro2">
          <table:table-cell office:value-type="date" office:date-value="2019-11-04T00:00:00" table:style-name="ce5">
            <text:p>2019/11/4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2062" table:style-name="ce6">
            <text:p>42,062<text:s/></text:p>
          </table:table-cell>
          <table:table-cell office:value-type="float" office:value="43632" table:style-name="ce6">
            <text:p>43,632<text:s/></text:p>
          </table:table-cell>
          <table:table-cell office:value-type="float" office:value="28373" table:style-name="ce6">
            <text:p>28,373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31265" table:style-name="ce6">
            <text:p>31,26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7884" table:style-name="ce6">
            <text:p>17,884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17393" table:style-name="ce6">
            <text:p>17,39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27337" table:style-name="ce6">
            <text:p>27,337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33851" table:style-name="ce6">
            <text:p>33,851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142453" table:style-name="ce6">
            <text:p>142,453<text:s/></text:p>
          </table:table-cell>
          <table:table-cell office:value-type="float" office:value="38988" table:style-name="ce6">
            <text:p>38,988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5601" table:style-name="ce6">
            <text:p>25,601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31864" table:style-name="ce6">
            <text:p>31,864<text:s/></text:p>
          </table:table-cell>
          <table:table-cell office:value-type="float" office:value="29099" table:style-name="ce6">
            <text:p>29,099<text:s/></text:p>
          </table:table-cell>
          <table:table-cell office:value-type="float" office:value="23424" table:style-name="ce6">
            <text:p>23,424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8796" table:style-name="ce6">
            <text:p>18,796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6367" table:style-name="ce6">
            <text:p>36,367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27715" table:style-name="ce6">
            <text:p>27,715<text:s/></text:p>
          </table:table-cell>
          <table:table-cell office:value-type="float" office:value="31489" table:style-name="ce6">
            <text:p>31,489<text:s/></text:p>
          </table:table-cell>
          <table:table-cell office:value-type="float" office:value="38437" table:style-name="ce6">
            <text:p>38,437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26065" table:style-name="ce6">
            <text:p>26,065<text:s/></text:p>
          </table:table-cell>
          <table:table-cell office:value-type="float" office:value="30876" table:style-name="ce6">
            <text:p>30,876<text:s/></text:p>
          </table:table-cell>
          <table:table-cell office:value-type="float" office:value="66208" table:style-name="ce6">
            <text:p>66,208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33018" table:style-name="ce6">
            <text:p>33,018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59847" table:style-name="ce6">
            <text:p>59,847<text:s/></text:p>
          </table:table-cell>
          <table:table-cell office:value-type="float" office:value="20883" table:style-name="ce6">
            <text:p>20,883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15606" table:style-name="ce6">
            <text:p>15,606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41029" table:style-name="ce6">
            <text:p>41,029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26261" table:style-name="ce6">
            <text:p>26,261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30345" table:style-name="ce6">
            <text:p>30,345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2546" table:style-name="ce6">
            <text:p>12,546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683" table:style-name="ce6">
            <text:p>11,683<text:s/></text:p>
          </table:table-cell>
          <table:table-cell office:value-type="float" office:value="10227" table:style-name="ce6">
            <text:p>10,227<text:s/></text:p>
          </table:table-cell>
          <table:table-cell table:number-columns-repeated="16275"/>
        </table:table-row>
        <table:table-row table:style-name="ro2">
          <table:table-cell office:value-type="date" office:date-value="2019-11-05T00:00:00" table:style-name="ce5">
            <text:p>2019/11/5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43312" table:style-name="ce6">
            <text:p>43,312<text:s/></text:p>
          </table:table-cell>
          <table:table-cell office:value-type="float" office:value="45368" table:style-name="ce6">
            <text:p>45,368<text:s/></text:p>
          </table:table-cell>
          <table:table-cell office:value-type="float" office:value="29010" table:style-name="ce6">
            <text:p>29,01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3178" table:style-name="ce6">
            <text:p>33,17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23737" table:style-name="ce6">
            <text:p>23,737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28945" table:style-name="ce6">
            <text:p>28,945<text:s/></text:p>
          </table:table-cell>
          <table:table-cell office:value-type="float" office:value="18678" table:style-name="ce6">
            <text:p>18,678<text:s/></text:p>
          </table:table-cell>
          <table:table-cell office:value-type="float" office:value="35190" table:style-name="ce6">
            <text:p>35,190<text:s/></text:p>
          </table:table-cell>
          <table:table-cell office:value-type="float" office:value="30477" table:style-name="ce6">
            <text:p>30,477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38166" table:style-name="ce6">
            <text:p>38,166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27567" table:style-name="ce6">
            <text:p>27,567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136244" table:style-name="ce6">
            <text:p>136,244<text:s/></text:p>
          </table:table-cell>
          <table:table-cell office:value-type="float" office:value="39848" table:style-name="ce6">
            <text:p>39,848<text:s/></text:p>
          </table:table-cell>
          <table:table-cell office:value-type="float" office:value="23411" table:style-name="ce6">
            <text:p>23,411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27678" table:style-name="ce6">
            <text:p>27,678<text:s/></text:p>
          </table:table-cell>
          <table:table-cell office:value-type="float" office:value="33941" table:style-name="ce6">
            <text:p>33,941<text:s/></text:p>
          </table:table-cell>
          <table:table-cell office:value-type="float" office:value="29738" table:style-name="ce6">
            <text:p>29,738<text:s/></text:p>
          </table:table-cell>
          <table:table-cell office:value-type="float" office:value="24965" table:style-name="ce6">
            <text:p>24,965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33345" table:style-name="ce6">
            <text:p>33,345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9271" table:style-name="ce6">
            <text:p>19,271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36471" table:style-name="ce6">
            <text:p>36,471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23286" table:style-name="ce6">
            <text:p>23,286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38604" table:style-name="ce6">
            <text:p>38,604<text:s/></text:p>
          </table:table-cell>
          <table:table-cell office:value-type="float" office:value="45167" table:style-name="ce6">
            <text:p>45,167<text:s/></text:p>
          </table:table-cell>
          <table:table-cell office:value-type="float" office:value="26978" table:style-name="ce6">
            <text:p>26,978<text:s/></text:p>
          </table:table-cell>
          <table:table-cell office:value-type="float" office:value="31229" table:style-name="ce6">
            <text:p>31,229<text:s/></text:p>
          </table:table-cell>
          <table:table-cell office:value-type="float" office:value="66949" table:style-name="ce6">
            <text:p>66,949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33788" table:style-name="ce6">
            <text:p>33,788<text:s/></text:p>
          </table:table-cell>
          <table:table-cell office:value-type="float" office:value="34760" table:style-name="ce6">
            <text:p>34,760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60340" table:style-name="ce6">
            <text:p>60,340<text:s/></text:p>
          </table:table-cell>
          <table:table-cell office:value-type="float" office:value="21883" table:style-name="ce6">
            <text:p>21,883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9035" table:style-name="ce6">
            <text:p>19,035<text:s/></text:p>
          </table:table-cell>
          <table:table-cell office:value-type="float" office:value="15682" table:style-name="ce6">
            <text:p>15,682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42189" table:style-name="ce6">
            <text:p>42,189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4278" table:style-name="ce6">
            <text:p>14,278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31086" table:style-name="ce6">
            <text:p>31,086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0560" table:style-name="ce6">
            <text:p>10,560<text:s/></text:p>
          </table:table-cell>
          <table:table-cell table:number-columns-repeated="16275"/>
        </table:table-row>
        <table:table-row table:style-name="ro2">
          <table:table-cell office:value-type="date" office:date-value="2019-11-06T00:00:00" table:style-name="ce5">
            <text:p>2019/11/6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43766" table:style-name="ce6">
            <text:p>43,766<text:s/></text:p>
          </table:table-cell>
          <table:table-cell office:value-type="float" office:value="47872" table:style-name="ce6">
            <text:p>47,872<text:s/></text:p>
          </table:table-cell>
          <table:table-cell office:value-type="float" office:value="29070" table:style-name="ce6">
            <text:p>29,070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1642" table:style-name="ce6">
            <text:p>11,642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3697" table:style-name="ce6">
            <text:p>33,69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23406" table:style-name="ce6">
            <text:p>23,406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29800" table:style-name="ce6">
            <text:p>29,800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36157" table:style-name="ce6">
            <text:p>36,157<text:s/></text:p>
          </table:table-cell>
          <table:table-cell office:value-type="float" office:value="31296" table:style-name="ce6">
            <text:p>31,296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27674" table:style-name="ce6">
            <text:p>27,674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7043" table:style-name="ce6">
            <text:p>27,043<text:s/></text:p>
          </table:table-cell>
          <table:table-cell office:value-type="float" office:value="139814" table:style-name="ce6">
            <text:p>139,814<text:s/></text:p>
          </table:table-cell>
          <table:table-cell office:value-type="float" office:value="41655" table:style-name="ce6">
            <text:p>41,655<text:s/></text:p>
          </table:table-cell>
          <table:table-cell office:value-type="float" office:value="24174" table:style-name="ce6">
            <text:p>24,174<text:s/></text:p>
          </table:table-cell>
          <table:table-cell office:value-type="float" office:value="26347" table:style-name="ce6">
            <text:p>26,347<text:s/></text:p>
          </table:table-cell>
          <table:table-cell office:value-type="float" office:value="28418" table:style-name="ce6">
            <text:p>28,418<text:s/></text:p>
          </table:table-cell>
          <table:table-cell office:value-type="float" office:value="34785" table:style-name="ce6">
            <text:p>34,785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39225" table:style-name="ce6">
            <text:p>39,225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28637" table:style-name="ce6">
            <text:p>28,637<text:s/></text:p>
          </table:table-cell>
          <table:table-cell office:value-type="float" office:value="33526" table:style-name="ce6">
            <text:p>33,526<text:s/></text:p>
          </table:table-cell>
          <table:table-cell office:value-type="float" office:value="39144" table:style-name="ce6">
            <text:p>39,144<text:s/></text:p>
          </table:table-cell>
          <table:table-cell office:value-type="float" office:value="45923" table:style-name="ce6">
            <text:p>45,923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72026" table:style-name="ce6">
            <text:p>72,026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34526" table:style-name="ce6">
            <text:p>34,526<text:s/></text:p>
          </table:table-cell>
          <table:table-cell office:value-type="float" office:value="35199" table:style-name="ce6">
            <text:p>35,199<text:s/></text:p>
          </table:table-cell>
          <table:table-cell office:value-type="float" office:value="22826" table:style-name="ce6">
            <text:p>22,826<text:s/></text:p>
          </table:table-cell>
          <table:table-cell office:value-type="float" office:value="62207" table:style-name="ce6">
            <text:p>62,207<text:s/></text:p>
          </table:table-cell>
          <table:table-cell office:value-type="float" office:value="21956" table:style-name="ce6">
            <text:p>21,956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32445" table:style-name="ce6">
            <text:p>32,445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42696" table:style-name="ce6">
            <text:p>42,696<text:s/></text:p>
          </table:table-cell>
          <table:table-cell office:value-type="float" office:value="28829" table:style-name="ce6">
            <text:p>28,829<text:s/></text:p>
          </table:table-cell>
          <table:table-cell office:value-type="float" office:value="26103" table:style-name="ce6">
            <text:p>26,103<text:s/></text:p>
          </table:table-cell>
          <table:table-cell office:value-type="float" office:value="27687" table:style-name="ce6">
            <text:p>27,687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30569" table:style-name="ce6">
            <text:p>30,569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10524" table:style-name="ce6">
            <text:p>10,524<text:s/></text:p>
          </table:table-cell>
          <table:table-cell table:number-columns-repeated="16275"/>
        </table:table-row>
        <table:table-row table:style-name="ro2">
          <table:table-cell office:value-type="date" office:date-value="2019-11-07T00:00:00" table:style-name="ce5">
            <text:p>2019/11/7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44520" table:style-name="ce6">
            <text:p>44,520<text:s/></text:p>
          </table:table-cell>
          <table:table-cell office:value-type="float" office:value="64500" table:style-name="ce6">
            <text:p>64,500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16696" table:style-name="ce6">
            <text:p>16,696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8918" table:style-name="ce6">
            <text:p>18,91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34205" table:style-name="ce6">
            <text:p>34,20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36219" table:style-name="ce6">
            <text:p>36,219<text:s/></text:p>
          </table:table-cell>
          <table:table-cell office:value-type="float" office:value="31456" table:style-name="ce6">
            <text:p>31,456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38470" table:style-name="ce6">
            <text:p>38,470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23784" table:style-name="ce6">
            <text:p>23,784<text:s/></text:p>
          </table:table-cell>
          <table:table-cell office:value-type="float" office:value="26344" table:style-name="ce6">
            <text:p>26,344<text:s/></text:p>
          </table:table-cell>
          <table:table-cell office:value-type="float" office:value="143329" table:style-name="ce6">
            <text:p>143,329<text:s/></text:p>
          </table:table-cell>
          <table:table-cell office:value-type="float" office:value="41429" table:style-name="ce6">
            <text:p>41,429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6302" table:style-name="ce6">
            <text:p>26,302<text:s/></text:p>
          </table:table-cell>
          <table:table-cell office:value-type="float" office:value="28507" table:style-name="ce6">
            <text:p>28,507<text:s/></text:p>
          </table:table-cell>
          <table:table-cell office:value-type="float" office:value="34515" table:style-name="ce6">
            <text:p>34,515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25161" table:style-name="ce6">
            <text:p>25,161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33945" table:style-name="ce6">
            <text:p>33,945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9361" table:style-name="ce6">
            <text:p>19,361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38796" table:style-name="ce6">
            <text:p>38,79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28435" table:style-name="ce6">
            <text:p>28,435<text:s/></text:p>
          </table:table-cell>
          <table:table-cell office:value-type="float" office:value="33518" table:style-name="ce6">
            <text:p>33,518<text:s/></text:p>
          </table:table-cell>
          <table:table-cell office:value-type="float" office:value="40573" table:style-name="ce6">
            <text:p>40,573<text:s/></text:p>
          </table:table-cell>
          <table:table-cell office:value-type="float" office:value="45774" table:style-name="ce6">
            <text:p>45,774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32175" table:style-name="ce6">
            <text:p>32,175<text:s/></text:p>
          </table:table-cell>
          <table:table-cell office:value-type="float" office:value="71619" table:style-name="ce6">
            <text:p>71,619<text:s/></text:p>
          </table:table-cell>
          <table:table-cell office:value-type="float" office:value="26225" table:style-name="ce6">
            <text:p>26,225<text:s/></text:p>
          </table:table-cell>
          <table:table-cell office:value-type="float" office:value="35009" table:style-name="ce6">
            <text:p>35,009<text:s/></text:p>
          </table:table-cell>
          <table:table-cell office:value-type="float" office:value="36347" table:style-name="ce6">
            <text:p>36,347<text:s/></text:p>
          </table:table-cell>
          <table:table-cell office:value-type="float" office:value="22290" table:style-name="ce6">
            <text:p>22,290<text:s/></text:p>
          </table:table-cell>
          <table:table-cell office:value-type="float" office:value="63268" table:style-name="ce6">
            <text:p>63,268<text:s/></text:p>
          </table:table-cell>
          <table:table-cell office:value-type="float" office:value="22234" table:style-name="ce6">
            <text:p>22,234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15933" table:style-name="ce6">
            <text:p>15,933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33118" table:style-name="ce6">
            <text:p>33,118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42561" table:style-name="ce6">
            <text:p>42,561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25863" table:style-name="ce6">
            <text:p>25,863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31265" table:style-name="ce6">
            <text:p>31,265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3702" table:style-name="ce6">
            <text:p>13,702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1898" table:style-name="ce6">
            <text:p>11,898<text:s/></text:p>
          </table:table-cell>
          <table:table-cell office:value-type="float" office:value="10591" table:style-name="ce6">
            <text:p>10,591<text:s/></text:p>
          </table:table-cell>
          <table:table-cell table:number-columns-repeated="16275"/>
        </table:table-row>
        <table:table-row table:style-name="ro2">
          <table:table-cell office:value-type="date" office:date-value="2019-11-08T00:00:00" table:style-name="ce5">
            <text:p>2019/11/8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45541" table:style-name="ce6">
            <text:p>45,541<text:s/></text:p>
          </table:table-cell>
          <table:table-cell office:value-type="float" office:value="73853" table:style-name="ce6">
            <text:p>73,853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7503" table:style-name="ce6">
            <text:p>17,503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49512" table:style-name="ce6">
            <text:p>49,512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25014" table:style-name="ce6">
            <text:p>25,014<text:s/></text:p>
          </table:table-cell>
          <table:table-cell office:value-type="float" office:value="19799" table:style-name="ce6">
            <text:p>19,799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35508" table:style-name="ce6">
            <text:p>35,508<text:s/></text:p>
          </table:table-cell>
          <table:table-cell office:value-type="float" office:value="21684" table:style-name="ce6">
            <text:p>21,684<text:s/></text:p>
          </table:table-cell>
          <table:table-cell office:value-type="float" office:value="38110" table:style-name="ce6">
            <text:p>38,110<text:s/></text:p>
          </table:table-cell>
          <table:table-cell office:value-type="float" office:value="33959" table:style-name="ce6">
            <text:p>33,959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0887" table:style-name="ce6">
            <text:p>40,887<text:s/></text:p>
          </table:table-cell>
          <table:table-cell office:value-type="float" office:value="30857" table:style-name="ce6">
            <text:p>30,857<text:s/></text:p>
          </table:table-cell>
          <table:table-cell office:value-type="float" office:value="29375" table:style-name="ce6">
            <text:p>29,375<text:s/></text:p>
          </table:table-cell>
          <table:table-cell office:value-type="float" office:value="25138" table:style-name="ce6">
            <text:p>25,138<text:s/></text:p>
          </table:table-cell>
          <table:table-cell office:value-type="float" office:value="27032" table:style-name="ce6">
            <text:p>27,032<text:s/></text:p>
          </table:table-cell>
          <table:table-cell office:value-type="float" office:value="174005" table:style-name="ce6">
            <text:p>174,005<text:s/></text:p>
          </table:table-cell>
          <table:table-cell office:value-type="float" office:value="47815" table:style-name="ce6">
            <text:p>47,815<text:s/></text:p>
          </table:table-cell>
          <table:table-cell office:value-type="float" office:value="25185" table:style-name="ce6">
            <text:p>25,185<text:s/></text:p>
          </table:table-cell>
          <table:table-cell office:value-type="float" office:value="27446" table:style-name="ce6">
            <text:p>27,446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9446" table:style-name="ce6">
            <text:p>39,446<text:s/></text:p>
          </table:table-cell>
          <table:table-cell office:value-type="float" office:value="34934" table:style-name="ce6">
            <text:p>34,934<text:s/></text:p>
          </table:table-cell>
          <table:table-cell office:value-type="float" office:value="27126" table:style-name="ce6">
            <text:p>27,126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36210" table:style-name="ce6">
            <text:p>36,21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44117" table:style-name="ce6">
            <text:p>44,117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5279" table:style-name="ce6">
            <text:p>15,279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9357" table:style-name="ce6">
            <text:p>29,357<text:s/></text:p>
          </table:table-cell>
          <table:table-cell office:value-type="float" office:value="35972" table:style-name="ce6">
            <text:p>35,972<text:s/></text:p>
          </table:table-cell>
          <table:table-cell office:value-type="float" office:value="45589" table:style-name="ce6">
            <text:p>45,589<text:s/></text:p>
          </table:table-cell>
          <table:table-cell office:value-type="float" office:value="48997" table:style-name="ce6">
            <text:p>48,997<text:s/></text:p>
          </table:table-cell>
          <table:table-cell office:value-type="float" office:value="28664" table:style-name="ce6">
            <text:p>28,664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83799" table:style-name="ce6">
            <text:p>83,799<text:s/></text:p>
          </table:table-cell>
          <table:table-cell office:value-type="float" office:value="27103" table:style-name="ce6">
            <text:p>27,103<text:s/></text:p>
          </table:table-cell>
          <table:table-cell office:value-type="float" office:value="39803" table:style-name="ce6">
            <text:p>39,803<text:s/></text:p>
          </table:table-cell>
          <table:table-cell office:value-type="float" office:value="41551" table:style-name="ce6">
            <text:p>41,551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72899" table:style-name="ce6">
            <text:p>72,899<text:s/></text:p>
          </table:table-cell>
          <table:table-cell office:value-type="float" office:value="23630" table:style-name="ce6">
            <text:p>23,630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16488" table:style-name="ce6">
            <text:p>16,488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39281" table:style-name="ce6">
            <text:p>39,281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5544" table:style-name="ce6">
            <text:p>15,544<text:s/></text:p>
          </table:table-cell>
          <table:table-cell office:value-type="float" office:value="43863" table:style-name="ce6">
            <text:p>43,863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7580" table:style-name="ce6">
            <text:p>27,580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32807" table:style-name="ce6">
            <text:p>32,807<text:s/></text:p>
          </table:table-cell>
          <table:table-cell office:value-type="float" office:value="29541" table:style-name="ce6">
            <text:p>29,541<text:s/></text:p>
          </table:table-cell>
          <table:table-cell office:value-type="float" office:value="16869" table:style-name="ce6">
            <text:p>16,869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11425" table:style-name="ce6">
            <text:p>11,425<text:s/></text:p>
          </table:table-cell>
          <table:table-cell table:number-columns-repeated="16275"/>
        </table:table-row>
        <table:table-row table:style-name="ro2">
          <table:table-cell office:value-type="date" office:date-value="2019-11-09T00:00:00" table:style-name="ce5">
            <text:p>2019/11/9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73361" table:style-name="ce6">
            <text:p>73,361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13455" table:style-name="ce6">
            <text:p>13,455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2543" table:style-name="ce6">
            <text:p>42,543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6676" table:style-name="ce6">
            <text:p>16,676<text:s/></text:p>
          </table:table-cell>
          <table:table-cell office:value-type="float" office:value="18240" table:style-name="ce6">
            <text:p>18,240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36644" table:style-name="ce6">
            <text:p>36,64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31470" table:style-name="ce6">
            <text:p>31,470<text:s/></text:p>
          </table:table-cell>
          <table:table-cell office:value-type="float" office:value="27878" table:style-name="ce6">
            <text:p>27,878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36573" table:style-name="ce6">
            <text:p>36,573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78933" table:style-name="ce6">
            <text:p>178,933<text:s/></text:p>
          </table:table-cell>
          <table:table-cell office:value-type="float" office:value="50954" table:style-name="ce6">
            <text:p>50,954<text:s/></text:p>
          </table:table-cell>
          <table:table-cell office:value-type="float" office:value="21692" table:style-name="ce6">
            <text:p>21,692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39663" table:style-name="ce6">
            <text:p>39,663<text:s/></text:p>
          </table:table-cell>
          <table:table-cell office:value-type="float" office:value="41167" table:style-name="ce6">
            <text:p>41,167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48289" table:style-name="ce6">
            <text:p>48,289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35645" table:style-name="ce6">
            <text:p>35,645<text:s/></text:p>
          </table:table-cell>
          <table:table-cell office:value-type="float" office:value="47723" table:style-name="ce6">
            <text:p>47,723<text:s/></text:p>
          </table:table-cell>
          <table:table-cell office:value-type="float" office:value="39797" table:style-name="ce6">
            <text:p>39,797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96201" table:style-name="ce6">
            <text:p>96,201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41483" table:style-name="ce6">
            <text:p>41,483<text:s/></text:p>
          </table:table-cell>
          <table:table-cell office:value-type="float" office:value="38396" table:style-name="ce6">
            <text:p>38,396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68226" table:style-name="ce6">
            <text:p>68,226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9407" table:style-name="ce6">
            <text:p>19,407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34389" table:style-name="ce6">
            <text:p>34,389<text:s/></text:p>
          </table:table-cell>
          <table:table-cell office:value-type="float" office:value="15584" table:style-name="ce6">
            <text:p>15,584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24778" table:style-name="ce6">
            <text:p>24,778<text:s/></text:p>
          </table:table-cell>
          <table:table-cell office:value-type="float" office:value="15612" table:style-name="ce6">
            <text:p>15,612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23439" table:style-name="ce6">
            <text:p>23,439<text:s/></text:p>
          </table:table-cell>
          <table:table-cell office:value-type="float" office:value="27709" table:style-name="ce6">
            <text:p>27,709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852" table:style-name="ce6">
            <text:p>9,852<text:s/></text:p>
          </table:table-cell>
          <table:table-cell table:number-columns-repeated="16275"/>
        </table:table-row>
        <table:table-row table:style-name="ro2">
          <table:table-cell office:value-type="date" office:date-value="2019-11-10T00:00:00" table:style-name="ce5">
            <text:p>2019/11/10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57750" table:style-name="ce6">
            <text:p>57,750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37929" table:style-name="ce6">
            <text:p>37,92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6103" table:style-name="ce6">
            <text:p>16,103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23959" table:style-name="ce6">
            <text:p>23,959<text:s/></text:p>
          </table:table-cell>
          <table:table-cell office:value-type="float" office:value="23554" table:style-name="ce6">
            <text:p>23,554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30281" table:style-name="ce6">
            <text:p>30,281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183224" table:style-name="ce6">
            <text:p>183,224<text:s/></text:p>
          </table:table-cell>
          <table:table-cell office:value-type="float" office:value="41667" table:style-name="ce6">
            <text:p>41,667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35003" table:style-name="ce6">
            <text:p>35,003<text:s/></text:p>
          </table:table-cell>
          <table:table-cell office:value-type="float" office:value="33619" table:style-name="ce6">
            <text:p>33,619<text:s/></text:p>
          </table:table-cell>
          <table:table-cell office:value-type="float" office:value="27712" table:style-name="ce6">
            <text:p>27,712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45539" table:style-name="ce6">
            <text:p>45,539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41771" table:style-name="ce6">
            <text:p>41,771<text:s/></text:p>
          </table:table-cell>
          <table:table-cell office:value-type="float" office:value="34261" table:style-name="ce6">
            <text:p>34,261<text:s/></text:p>
          </table:table-cell>
          <table:table-cell office:value-type="float" office:value="20658" table:style-name="ce6">
            <text:p>20,658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81617" table:style-name="ce6">
            <text:p>81,617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28832" table:style-name="ce6">
            <text:p>28,832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55994" table:style-name="ce6">
            <text:p>55,994<text:s/></text:p>
          </table:table-cell>
          <table:table-cell office:value-type="float" office:value="14697" table:style-name="ce6">
            <text:p>14,697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9575" table:style-name="ce6">
            <text:p>19,575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8363" table:style-name="ce6">
            <text:p>18,363<text:s/></text:p>
          </table:table-cell>
          <table:table-cell office:value-type="float" office:value="22984" table:style-name="ce6">
            <text:p>22,98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9769" table:style-name="ce6">
            <text:p>9,769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8024" table:style-name="ce6">
            <text:p>8,024<text:s/></text:p>
          </table:table-cell>
          <table:table-cell table:number-columns-repeated="16275"/>
        </table:table-row>
        <table:table-row table:style-name="ro2">
          <table:table-cell office:value-type="date" office:date-value="2019-11-11T00:00:00" table:style-name="ce5">
            <text:p>2019/11/11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42873" table:style-name="ce6">
            <text:p>42,873<text:s/></text:p>
          </table:table-cell>
          <table:table-cell office:value-type="float" office:value="62367" table:style-name="ce6">
            <text:p>62,367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442" table:style-name="ce6">
            <text:p>14,442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9085" table:style-name="ce6">
            <text:p>19,085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46656" table:style-name="ce6">
            <text:p>46,656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23177" table:style-name="ce6">
            <text:p>23,177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29298" table:style-name="ce6">
            <text:p>29,298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35099" table:style-name="ce6">
            <text:p>35,099<text:s/></text:p>
          </table:table-cell>
          <table:table-cell office:value-type="float" office:value="29047" table:style-name="ce6">
            <text:p>29,047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37949" table:style-name="ce6">
            <text:p>37,949<text:s/></text:p>
          </table:table-cell>
          <table:table-cell office:value-type="float" office:value="28187" table:style-name="ce6">
            <text:p>28,187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23609" table:style-name="ce6">
            <text:p>23,609<text:s/></text:p>
          </table:table-cell>
          <table:table-cell office:value-type="float" office:value="26587" table:style-name="ce6">
            <text:p>26,587<text:s/></text:p>
          </table:table-cell>
          <table:table-cell office:value-type="float" office:value="151425" table:style-name="ce6">
            <text:p>151,425<text:s/></text:p>
          </table:table-cell>
          <table:table-cell office:value-type="float" office:value="40328" table:style-name="ce6">
            <text:p>40,328<text:s/></text:p>
          </table:table-cell>
          <table:table-cell office:value-type="float" office:value="23888" table:style-name="ce6">
            <text:p>23,888<text:s/></text:p>
          </table:table-cell>
          <table:table-cell office:value-type="float" office:value="25157" table:style-name="ce6">
            <text:p>25,157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34316" table:style-name="ce6">
            <text:p>34,316<text:s/></text:p>
          </table:table-cell>
          <table:table-cell office:value-type="float" office:value="30076" table:style-name="ce6">
            <text:p>30,076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168" table:style-name="ce6">
            <text:p>14,168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38185" table:style-name="ce6">
            <text:p>38,185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32537" table:style-name="ce6">
            <text:p>32,537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44968" table:style-name="ce6">
            <text:p>44,968<text:s/></text:p>
          </table:table-cell>
          <table:table-cell office:value-type="float" office:value="26995" table:style-name="ce6">
            <text:p>26,995<text:s/></text:p>
          </table:table-cell>
          <table:table-cell office:value-type="float" office:value="33306" table:style-name="ce6">
            <text:p>33,306<text:s/></text:p>
          </table:table-cell>
          <table:table-cell office:value-type="float" office:value="73009" table:style-name="ce6">
            <text:p>73,009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35477" table:style-name="ce6">
            <text:p>35,477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62655" table:style-name="ce6">
            <text:p>62,655<text:s/></text:p>
          </table:table-cell>
          <table:table-cell office:value-type="float" office:value="21121" table:style-name="ce6">
            <text:p>21,121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15620" table:style-name="ce6">
            <text:p>15,620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40910" table:style-name="ce6">
            <text:p>40,910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7351" table:style-name="ce6">
            <text:p>27,351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31042" table:style-name="ce6">
            <text:p>31,042<text:s/></text:p>
          </table:table-cell>
          <table:table-cell office:value-type="float" office:value="26505" table:style-name="ce6">
            <text:p>26,505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10404" table:style-name="ce6">
            <text:p>10,404<text:s/></text:p>
          </table:table-cell>
          <table:table-cell table:number-columns-repeated="16275"/>
        </table:table-row>
        <table:table-row table:style-name="ro2">
          <table:table-cell office:value-type="date" office:date-value="2019-11-12T00:00:00" table:style-name="ce5">
            <text:p>2019/11/12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44012" table:style-name="ce6">
            <text:p>44,012<text:s/></text:p>
          </table:table-cell>
          <table:table-cell office:value-type="float" office:value="56872" table:style-name="ce6">
            <text:p>56,872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16557" table:style-name="ce6">
            <text:p>16,557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3428" table:style-name="ce6">
            <text:p>3,428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9802" table:style-name="ce6">
            <text:p>19,802<text:s/></text:p>
          </table:table-cell>
          <table:table-cell office:value-type="float" office:value="19233" table:style-name="ce6">
            <text:p>19,233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32585" table:style-name="ce6">
            <text:p>32,585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3115" table:style-name="ce6">
            <text:p>23,115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35760" table:style-name="ce6">
            <text:p>35,760<text:s/></text:p>
          </table:table-cell>
          <table:table-cell office:value-type="float" office:value="31617" table:style-name="ce6">
            <text:p>31,61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29053" table:style-name="ce6">
            <text:p>29,053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140965" table:style-name="ce6">
            <text:p>140,965<text:s/></text:p>
          </table:table-cell>
          <table:table-cell office:value-type="float" office:value="40475" table:style-name="ce6">
            <text:p>40,475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35433" table:style-name="ce6">
            <text:p>35,433<text:s/></text:p>
          </table:table-cell>
          <table:table-cell office:value-type="float" office:value="31379" table:style-name="ce6">
            <text:p>31,379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38188" table:style-name="ce6">
            <text:p>38,188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8697" table:style-name="ce6">
            <text:p>28,697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40022" table:style-name="ce6">
            <text:p>40,022<text:s/></text:p>
          </table:table-cell>
          <table:table-cell office:value-type="float" office:value="45373" table:style-name="ce6">
            <text:p>45,373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32320" table:style-name="ce6">
            <text:p>32,320<text:s/></text:p>
          </table:table-cell>
          <table:table-cell office:value-type="float" office:value="71609" table:style-name="ce6">
            <text:p>71,609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34821" table:style-name="ce6">
            <text:p>34,821<text:s/></text:p>
          </table:table-cell>
          <table:table-cell office:value-type="float" office:value="35193" table:style-name="ce6">
            <text:p>35,193<text:s/></text:p>
          </table:table-cell>
          <table:table-cell office:value-type="float" office:value="21871" table:style-name="ce6">
            <text:p>21,871<text:s/></text:p>
          </table:table-cell>
          <table:table-cell office:value-type="float" office:value="60054" table:style-name="ce6">
            <text:p>60,054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7014" table:style-name="ce6">
            <text:p>17,014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32628" table:style-name="ce6">
            <text:p>32,628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42352" table:style-name="ce6">
            <text:p>42,352<text:s/></text:p>
          </table:table-cell>
          <table:table-cell office:value-type="float" office:value="24992" table:style-name="ce6">
            <text:p>24,992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6886" table:style-name="ce6">
            <text:p>26,886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19047" table:style-name="ce6">
            <text:p>19,047<text:s/></text:p>
          </table:table-cell>
          <table:table-cell office:value-type="float" office:value="30840" table:style-name="ce6">
            <text:p>30,840<text:s/></text:p>
          </table:table-cell>
          <table:table-cell office:value-type="float" office:value="27591" table:style-name="ce6">
            <text:p>27,591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0536" table:style-name="ce6">
            <text:p>10,536<text:s/></text:p>
          </table:table-cell>
          <table:table-cell table:number-columns-repeated="16275"/>
        </table:table-row>
        <table:table-row table:style-name="ro2">
          <table:table-cell office:value-type="date" office:date-value="2019-11-13T00:00:00" table:style-name="ce5">
            <text:p>2019/11/13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43429" table:style-name="ce6">
            <text:p>43,429<text:s/></text:p>
          </table:table-cell>
          <table:table-cell office:value-type="float" office:value="60415" table:style-name="ce6">
            <text:p>60,415<text:s/></text:p>
          </table:table-cell>
          <table:table-cell office:value-type="float" office:value="30286" table:style-name="ce6">
            <text:p>30,286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13225" table:style-name="ce6">
            <text:p>13,225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9822" table:style-name="ce6">
            <text:p>19,822<text:s/></text:p>
          </table:table-cell>
          <table:table-cell office:value-type="float" office:value="19390" table:style-name="ce6">
            <text:p>19,390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32226" table:style-name="ce6">
            <text:p>32,22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8513" table:style-name="ce6">
            <text:p>18,513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18535" table:style-name="ce6">
            <text:p>18,535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0554" table:style-name="ce6">
            <text:p>30,554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36868" table:style-name="ce6">
            <text:p>36,868<text:s/></text:p>
          </table:table-cell>
          <table:table-cell office:value-type="float" office:value="32317" table:style-name="ce6">
            <text:p>32,317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8802" table:style-name="ce6">
            <text:p>38,802<text:s/></text:p>
          </table:table-cell>
          <table:table-cell office:value-type="float" office:value="29114" table:style-name="ce6">
            <text:p>29,114<text:s/></text:p>
          </table:table-cell>
          <table:table-cell office:value-type="float" office:value="27865" table:style-name="ce6">
            <text:p>27,865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27391" table:style-name="ce6">
            <text:p>27,391<text:s/></text:p>
          </table:table-cell>
          <table:table-cell office:value-type="float" office:value="142631" table:style-name="ce6">
            <text:p>142,631<text:s/></text:p>
          </table:table-cell>
          <table:table-cell office:value-type="float" office:value="41749" table:style-name="ce6">
            <text:p>41,749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26675" table:style-name="ce6">
            <text:p>26,675<text:s/></text:p>
          </table:table-cell>
          <table:table-cell office:value-type="float" office:value="29724" table:style-name="ce6">
            <text:p>29,724<text:s/></text:p>
          </table:table-cell>
          <table:table-cell office:value-type="float" office:value="35528" table:style-name="ce6">
            <text:p>35,528<text:s/></text:p>
          </table:table-cell>
          <table:table-cell office:value-type="float" office:value="31350" table:style-name="ce6">
            <text:p>31,350<text:s/></text:p>
          </table:table-cell>
          <table:table-cell office:value-type="float" office:value="25529" table:style-name="ce6">
            <text:p>25,529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34245" table:style-name="ce6">
            <text:p>34,245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19861" table:style-name="ce6">
            <text:p>19,861<text:s/></text:p>
          </table:table-cell>
          <table:table-cell office:value-type="float" office:value="7048" table:style-name="ce6">
            <text:p>7,048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14797" table:style-name="ce6">
            <text:p>14,797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38740" table:style-name="ce6">
            <text:p>38,740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8528" table:style-name="ce6">
            <text:p>28,528<text:s/></text:p>
          </table:table-cell>
          <table:table-cell office:value-type="float" office:value="32969" table:style-name="ce6">
            <text:p>32,969<text:s/></text:p>
          </table:table-cell>
          <table:table-cell office:value-type="float" office:value="40235" table:style-name="ce6">
            <text:p>40,235<text:s/></text:p>
          </table:table-cell>
          <table:table-cell office:value-type="float" office:value="45967" table:style-name="ce6">
            <text:p>45,967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32437" table:style-name="ce6">
            <text:p>32,437<text:s/></text:p>
          </table:table-cell>
          <table:table-cell office:value-type="float" office:value="72145" table:style-name="ce6">
            <text:p>72,145<text:s/></text:p>
          </table:table-cell>
          <table:table-cell office:value-type="float" office:value="26044" table:style-name="ce6">
            <text:p>26,044<text:s/></text:p>
          </table:table-cell>
          <table:table-cell office:value-type="float" office:value="35589" table:style-name="ce6">
            <text:p>35,589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22459" table:style-name="ce6">
            <text:p>22,459<text:s/></text:p>
          </table:table-cell>
          <table:table-cell office:value-type="float" office:value="62117" table:style-name="ce6">
            <text:p>62,117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7450" table:style-name="ce6">
            <text:p>17,450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32250" table:style-name="ce6">
            <text:p>32,250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43199" table:style-name="ce6">
            <text:p>43,199<text:s/></text:p>
          </table:table-cell>
          <table:table-cell office:value-type="float" office:value="25695" table:style-name="ce6">
            <text:p>25,695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19348" table:style-name="ce6">
            <text:p>19,348<text:s/></text:p>
          </table:table-cell>
          <table:table-cell office:value-type="float" office:value="31730" table:style-name="ce6">
            <text:p>31,730<text:s/></text:p>
          </table:table-cell>
          <table:table-cell office:value-type="float" office:value="28174" table:style-name="ce6">
            <text:p>28,174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0661" table:style-name="ce6">
            <text:p>10,661<text:s/></text:p>
          </table:table-cell>
          <table:table-cell table:number-columns-repeated="16275"/>
        </table:table-row>
        <table:table-row table:style-name="ro2">
          <table:table-cell office:value-type="date" office:date-value="2019-11-14T00:00:00" table:style-name="ce5">
            <text:p>2019/11/14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44531" table:style-name="ce6">
            <text:p>44,531<text:s/></text:p>
          </table:table-cell>
          <table:table-cell office:value-type="float" office:value="58624" table:style-name="ce6">
            <text:p>58,624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3095" table:style-name="ce6">
            <text:p>33,09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19402" table:style-name="ce6">
            <text:p>19,402<text:s/></text:p>
          </table:table-cell>
          <table:table-cell office:value-type="float" office:value="37184" table:style-name="ce6">
            <text:p>37,184<text:s/></text:p>
          </table:table-cell>
          <table:table-cell office:value-type="float" office:value="33383" table:style-name="ce6">
            <text:p>33,383<text:s/></text:p>
          </table:table-cell>
          <table:table-cell office:value-type="float" office:value="12313" table:style-name="ce6">
            <text:p>12,313<text:s/></text:p>
          </table:table-cell>
          <table:table-cell office:value-type="float" office:value="38350" table:style-name="ce6">
            <text:p>38,350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24138" table:style-name="ce6">
            <text:p>24,138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147706" table:style-name="ce6">
            <text:p>147,706<text:s/></text:p>
          </table:table-cell>
          <table:table-cell office:value-type="float" office:value="42496" table:style-name="ce6">
            <text:p>42,496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31330" table:style-name="ce6">
            <text:p>31,330<text:s/></text:p>
          </table:table-cell>
          <table:table-cell office:value-type="float" office:value="35842" table:style-name="ce6">
            <text:p>35,842<text:s/></text:p>
          </table:table-cell>
          <table:table-cell office:value-type="float" office:value="31443" table:style-name="ce6">
            <text:p>31,443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33525" table:style-name="ce6">
            <text:p>33,52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4912" table:style-name="ce6">
            <text:p>14,912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38161" table:style-name="ce6">
            <text:p>38,161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3501" table:style-name="ce6">
            <text:p>23,501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33199" table:style-name="ce6">
            <text:p>33,199<text:s/></text:p>
          </table:table-cell>
          <table:table-cell office:value-type="float" office:value="41712" table:style-name="ce6">
            <text:p>41,712<text:s/></text:p>
          </table:table-cell>
          <table:table-cell office:value-type="float" office:value="46102" table:style-name="ce6">
            <text:p>46,102<text:s/></text:p>
          </table:table-cell>
          <table:table-cell office:value-type="float" office:value="27719" table:style-name="ce6">
            <text:p>27,719<text:s/></text:p>
          </table:table-cell>
          <table:table-cell office:value-type="float" office:value="32145" table:style-name="ce6">
            <text:p>32,145<text:s/></text:p>
          </table:table-cell>
          <table:table-cell office:value-type="float" office:value="73498" table:style-name="ce6">
            <text:p>73,498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36387" table:style-name="ce6">
            <text:p>36,387<text:s/></text:p>
          </table:table-cell>
          <table:table-cell office:value-type="float" office:value="37253" table:style-name="ce6">
            <text:p>37,253<text:s/></text:p>
          </table:table-cell>
          <table:table-cell office:value-type="float" office:value="22711" table:style-name="ce6">
            <text:p>22,711<text:s/></text:p>
          </table:table-cell>
          <table:table-cell office:value-type="float" office:value="63835" table:style-name="ce6">
            <text:p>63,835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7262" table:style-name="ce6">
            <text:p>17,262<text:s/></text:p>
          </table:table-cell>
          <table:table-cell office:value-type="float" office:value="15984" table:style-name="ce6">
            <text:p>15,984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32610" table:style-name="ce6">
            <text:p>32,610<text:s/></text:p>
          </table:table-cell>
          <table:table-cell office:value-type="float" office:value="19676" table:style-name="ce6">
            <text:p>19,676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43269" table:style-name="ce6">
            <text:p>43,269<text:s/></text:p>
          </table:table-cell>
          <table:table-cell office:value-type="float" office:value="25911" table:style-name="ce6">
            <text:p>25,911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9283" table:style-name="ce6">
            <text:p>19,283<text:s/></text:p>
          </table:table-cell>
          <table:table-cell office:value-type="float" office:value="32506" table:style-name="ce6">
            <text:p>32,506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10672" table:style-name="ce6">
            <text:p>10,672<text:s/></text:p>
          </table:table-cell>
          <table:table-cell table:number-columns-repeated="16275"/>
        </table:table-row>
        <table:table-row table:style-name="ro2">
          <table:table-cell office:value-type="date" office:date-value="2019-11-15T00:00:00" table:style-name="ce5">
            <text:p>2019/11/15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17415" table:style-name="ce6">
            <text:p>17,415<text:s/></text:p>
          </table:table-cell>
          <table:table-cell office:value-type="float" office:value="45836" table:style-name="ce6">
            <text:p>45,836<text:s/></text:p>
          </table:table-cell>
          <table:table-cell office:value-type="float" office:value="67555" table:style-name="ce6">
            <text:p>67,555<text:s/></text:p>
          </table:table-cell>
          <table:table-cell office:value-type="float" office:value="30891" table:style-name="ce6">
            <text:p>30,891<text:s/></text:p>
          </table:table-cell>
          <table:table-cell office:value-type="float" office:value="17632" table:style-name="ce6">
            <text:p>17,632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10786" table:style-name="ce6">
            <text:p>10,786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0626" table:style-name="ce6">
            <text:p>50,626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3091" table:style-name="ce6">
            <text:p>13,091<text:s/></text:p>
          </table:table-cell>
          <table:table-cell office:value-type="float" office:value="20073" table:style-name="ce6">
            <text:p>20,073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4921" table:style-name="ce6">
            <text:p>34,921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37948" table:style-name="ce6">
            <text:p>37,948<text:s/></text:p>
          </table:table-cell>
          <table:table-cell office:value-type="float" office:value="34987" table:style-name="ce6">
            <text:p>34,987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41489" table:style-name="ce6">
            <text:p>41,489<text:s/></text:p>
          </table:table-cell>
          <table:table-cell office:value-type="float" office:value="30796" table:style-name="ce6">
            <text:p>30,796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181750" table:style-name="ce6">
            <text:p>181,750<text:s/></text:p>
          </table:table-cell>
          <table:table-cell office:value-type="float" office:value="48629" table:style-name="ce6">
            <text:p>48,629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34580" table:style-name="ce6">
            <text:p>34,580<text:s/></text:p>
          </table:table-cell>
          <table:table-cell office:value-type="float" office:value="41741" table:style-name="ce6">
            <text:p>41,741<text:s/></text:p>
          </table:table-cell>
          <table:table-cell office:value-type="float" office:value="35060" table:style-name="ce6">
            <text:p>35,060<text:s/></text:p>
          </table:table-cell>
          <table:table-cell office:value-type="float" office:value="27265" table:style-name="ce6">
            <text:p>27,265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36614" table:style-name="ce6">
            <text:p>36,61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47161" table:style-name="ce6">
            <text:p>47,161<text:s/></text:p>
          </table:table-cell>
          <table:table-cell office:value-type="float" office:value="10463" table:style-name="ce6">
            <text:p>10,463<text:s/></text:p>
          </table:table-cell>
          <table:table-cell office:value-type="float" office:value="15629" table:style-name="ce6">
            <text:p>15,629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37113" table:style-name="ce6">
            <text:p>37,113<text:s/></text:p>
          </table:table-cell>
          <table:table-cell office:value-type="float" office:value="55406" table:style-name="ce6">
            <text:p>55,406<text:s/></text:p>
          </table:table-cell>
          <table:table-cell office:value-type="float" office:value="49463" table:style-name="ce6">
            <text:p>49,463<text:s/></text:p>
          </table:table-cell>
          <table:table-cell office:value-type="float" office:value="29235" table:style-name="ce6">
            <text:p>29,235<text:s/></text:p>
          </table:table-cell>
          <table:table-cell office:value-type="float" office:value="35466" table:style-name="ce6">
            <text:p>35,466<text:s/></text:p>
          </table:table-cell>
          <table:table-cell office:value-type="float" office:value="87179" table:style-name="ce6">
            <text:p>87,179<text:s/></text:p>
          </table:table-cell>
          <table:table-cell office:value-type="float" office:value="27304" table:style-name="ce6">
            <text:p>27,304<text:s/></text:p>
          </table:table-cell>
          <table:table-cell office:value-type="float" office:value="41171" table:style-name="ce6">
            <text:p>41,171<text:s/></text:p>
          </table:table-cell>
          <table:table-cell office:value-type="float" office:value="42073" table:style-name="ce6">
            <text:p>42,073<text:s/></text:p>
          </table:table-cell>
          <table:table-cell office:value-type="float" office:value="25660" table:style-name="ce6">
            <text:p>25,660<text:s/></text:p>
          </table:table-cell>
          <table:table-cell office:value-type="float" office:value="76076" table:style-name="ce6">
            <text:p>76,076<text:s/></text:p>
          </table:table-cell>
          <table:table-cell office:value-type="float" office:value="23869" table:style-name="ce6">
            <text:p>23,869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37340" table:style-name="ce6">
            <text:p>37,340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44866" table:style-name="ce6">
            <text:p>44,866<text:s/></text:p>
          </table:table-cell>
          <table:table-cell office:value-type="float" office:value="27291" table:style-name="ce6">
            <text:p>27,291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30713" table:style-name="ce6">
            <text:p>30,713<text:s/></text:p>
          </table:table-cell>
          <table:table-cell office:value-type="float" office:value="16975" table:style-name="ce6">
            <text:p>16,975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4509" table:style-name="ce6">
            <text:p>14,509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580" table:style-name="ce6">
            <text:p>11,580<text:s/></text:p>
          </table:table-cell>
          <table:table-cell table:number-columns-repeated="16275"/>
        </table:table-row>
        <table:table-row table:style-name="ro2">
          <table:table-cell office:value-type="date" office:date-value="2019-11-16T00:00:00" table:style-name="ce5">
            <text:p>2019/11/16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67627" table:style-name="ce6">
            <text:p>67,627<text:s/></text:p>
          </table:table-cell>
          <table:table-cell office:value-type="float" office:value="20551" table:style-name="ce6">
            <text:p>20,551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4372" table:style-name="ce6">
            <text:p>14,372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47072" table:style-name="ce6">
            <text:p>47,072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1588" table:style-name="ce6">
            <text:p>21,588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5837" table:style-name="ce6">
            <text:p>35,837<text:s/></text:p>
          </table:table-cell>
          <table:table-cell office:value-type="float" office:value="19667" table:style-name="ce6">
            <text:p>19,667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31062" table:style-name="ce6">
            <text:p>31,062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39636" table:style-name="ce6">
            <text:p>39,636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190926" table:style-name="ce6">
            <text:p>190,926<text:s/></text:p>
          </table:table-cell>
          <table:table-cell office:value-type="float" office:value="51617" table:style-name="ce6">
            <text:p>51,617<text:s/></text:p>
          </table:table-cell>
          <table:table-cell office:value-type="float" office:value="22570" table:style-name="ce6">
            <text:p>22,570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38106" table:style-name="ce6">
            <text:p>38,106<text:s/></text:p>
          </table:table-cell>
          <table:table-cell office:value-type="float" office:value="41736" table:style-name="ce6">
            <text:p>41,736<text:s/></text:p>
          </table:table-cell>
          <table:table-cell office:value-type="float" office:value="33421" table:style-name="ce6">
            <text:p>33,421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0609" table:style-name="ce6">
            <text:p>10,609<text:s/></text:p>
          </table:table-cell>
          <table:table-cell office:value-type="float" office:value="50619" table:style-name="ce6">
            <text:p>50,619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21594" table:style-name="ce6">
            <text:p>21,594<text:s/></text:p>
          </table:table-cell>
          <table:table-cell office:value-type="float" office:value="21888" table:style-name="ce6">
            <text:p>21,888<text:s/></text:p>
          </table:table-cell>
          <table:table-cell office:value-type="float" office:value="37553" table:style-name="ce6">
            <text:p>37,553<text:s/></text:p>
          </table:table-cell>
          <table:table-cell office:value-type="float" office:value="66848" table:style-name="ce6">
            <text:p>66,848<text:s/></text:p>
          </table:table-cell>
          <table:table-cell office:value-type="float" office:value="41391" table:style-name="ce6">
            <text:p>41,391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40258" table:style-name="ce6">
            <text:p>40,258<text:s/></text:p>
          </table:table-cell>
          <table:table-cell office:value-type="float" office:value="97045" table:style-name="ce6">
            <text:p>97,045<text:s/></text:p>
          </table:table-cell>
          <table:table-cell office:value-type="float" office:value="18505" table:style-name="ce6">
            <text:p>18,505<text:s/></text:p>
          </table:table-cell>
          <table:table-cell office:value-type="float" office:value="38847" table:style-name="ce6">
            <text:p>38,847<text:s/></text:p>
          </table:table-cell>
          <table:table-cell office:value-type="float" office:value="38743" table:style-name="ce6">
            <text:p>38,743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73233" table:style-name="ce6">
            <text:p>73,233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18024" table:style-name="ce6">
            <text:p>18,024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37569" table:style-name="ce6">
            <text:p>37,569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24572" table:style-name="ce6">
            <text:p>24,572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7619" table:style-name="ce6">
            <text:p>7,619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5686" table:style-name="ce6">
            <text:p>15,686<text:s/></text:p>
          </table:table-cell>
          <table:table-cell office:value-type="float" office:value="16118" table:style-name="ce6">
            <text:p>16,118<text:s/></text:p>
          </table:table-cell>
          <table:table-cell office:value-type="float" office:value="23473" table:style-name="ce6">
            <text:p>23,473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9686" table:style-name="ce6">
            <text:p>9,686<text:s/></text:p>
          </table:table-cell>
          <table:table-cell table:number-columns-repeated="16275"/>
        </table:table-row>
        <table:table-row table:style-name="ro2">
          <table:table-cell office:value-type="date" office:date-value="2019-11-17T00:00:00" table:style-name="ce5">
            <text:p>2019/11/17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55979" table:style-name="ce6">
            <text:p>55,979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40581" table:style-name="ce6">
            <text:p>40,581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25237" table:style-name="ce6">
            <text:p>25,237<text:s/></text:p>
          </table:table-cell>
          <table:table-cell office:value-type="float" office:value="28881" table:style-name="ce6">
            <text:p>28,881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18495" table:style-name="ce6">
            <text:p>18,495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195952" table:style-name="ce6">
            <text:p>195,952<text:s/></text:p>
          </table:table-cell>
          <table:table-cell office:value-type="float" office:value="42397" table:style-name="ce6">
            <text:p>42,397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47458" table:style-name="ce6">
            <text:p>47,45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31403" table:style-name="ce6">
            <text:p>31,403<text:s/></text:p>
          </table:table-cell>
          <table:table-cell office:value-type="float" office:value="56314" table:style-name="ce6">
            <text:p>56,314<text:s/></text:p>
          </table:table-cell>
          <table:table-cell office:value-type="float" office:value="34676" table:style-name="ce6">
            <text:p>34,676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84202" table:style-name="ce6">
            <text:p>84,202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31504" table:style-name="ce6">
            <text:p>31,504<text:s/></text:p>
          </table:table-cell>
          <table:table-cell office:value-type="float" office:value="28586" table:style-name="ce6">
            <text:p>28,586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63202" table:style-name="ce6">
            <text:p>63,202<text:s/></text:p>
          </table:table-cell>
          <table:table-cell office:value-type="float" office:value="16348" table:style-name="ce6">
            <text:p>16,348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32332" table:style-name="ce6">
            <text:p>32,332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8321" table:style-name="ce6">
            <text:p>8,321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3580" table:style-name="ce6">
            <text:p>13,580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24154" table:style-name="ce6">
            <text:p>24,154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7999" table:style-name="ce6">
            <text:p>7,999<text:s/></text:p>
          </table:table-cell>
          <table:table-cell table:number-columns-repeated="16275"/>
        </table:table-row>
        <table:table-row table:style-name="ro2">
          <table:table-cell office:value-type="date" office:date-value="2019-11-18T00:00:00" table:style-name="ce5">
            <text:p>2019/11/18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42627" table:style-name="ce6">
            <text:p>42,627<text:s/></text:p>
          </table:table-cell>
          <table:table-cell office:value-type="float" office:value="62206" table:style-name="ce6">
            <text:p>62,206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5342" table:style-name="ce6">
            <text:p>5,342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19392" table:style-name="ce6">
            <text:p>19,392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45211" table:style-name="ce6">
            <text:p>45,211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27959" table:style-name="ce6">
            <text:p>27,959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35569" table:style-name="ce6">
            <text:p>35,569<text:s/></text:p>
          </table:table-cell>
          <table:table-cell office:value-type="float" office:value="28186" table:style-name="ce6">
            <text:p>28,186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37342" table:style-name="ce6">
            <text:p>37,342<text:s/></text:p>
          </table:table-cell>
          <table:table-cell office:value-type="float" office:value="27791" table:style-name="ce6">
            <text:p>27,791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53501" table:style-name="ce6">
            <text:p>153,501<text:s/></text:p>
          </table:table-cell>
          <table:table-cell office:value-type="float" office:value="39589" table:style-name="ce6">
            <text:p>39,589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6066" table:style-name="ce6">
            <text:p>26,066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3201" table:style-name="ce6">
            <text:p>33,201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32565" table:style-name="ce6">
            <text:p>32,565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8603" table:style-name="ce6">
            <text:p>18,603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35799" table:style-name="ce6">
            <text:p>35,799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2511" table:style-name="ce6">
            <text:p>32,511<text:s/></text:p>
          </table:table-cell>
          <table:table-cell office:value-type="float" office:value="44314" table:style-name="ce6">
            <text:p>44,314<text:s/></text:p>
          </table:table-cell>
          <table:table-cell office:value-type="float" office:value="45103" table:style-name="ce6">
            <text:p>45,103<text:s/></text:p>
          </table:table-cell>
          <table:table-cell office:value-type="float" office:value="26685" table:style-name="ce6">
            <text:p>26,685<text:s/></text:p>
          </table:table-cell>
          <table:table-cell office:value-type="float" office:value="34110" table:style-name="ce6">
            <text:p>34,110<text:s/></text:p>
          </table:table-cell>
          <table:table-cell office:value-type="float" office:value="70592" table:style-name="ce6">
            <text:p>70,592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33703" table:style-name="ce6">
            <text:p>33,703<text:s/></text:p>
          </table:table-cell>
          <table:table-cell office:value-type="float" office:value="34458" table:style-name="ce6">
            <text:p>34,458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63298" table:style-name="ce6">
            <text:p>63,298<text:s/></text:p>
          </table:table-cell>
          <table:table-cell office:value-type="float" office:value="21331" table:style-name="ce6">
            <text:p>21,331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21311" table:style-name="ce6">
            <text:p>21,311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41748" table:style-name="ce6">
            <text:p>41,748<text:s/></text:p>
          </table:table-cell>
          <table:table-cell office:value-type="float" office:value="25121" table:style-name="ce6">
            <text:p>25,121<text:s/></text:p>
          </table:table-cell>
          <table:table-cell office:value-type="float" office:value="26218" table:style-name="ce6">
            <text:p>26,218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18799" table:style-name="ce6">
            <text:p>18,799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0354" table:style-name="ce6">
            <text:p>10,354<text:s/></text:p>
          </table:table-cell>
          <table:table-cell table:number-columns-repeated="16275"/>
        </table:table-row>
        <table:table-row table:style-name="ro2">
          <table:table-cell office:value-type="date" office:date-value="2019-11-19T00:00:00" table:style-name="ce5">
            <text:p>2019/11/19</text:p>
          </table:table-cell>
          <table:table-cell office:value-type="float" office:value="5965" table:style-name="ce6">
            <text:p>5,965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44289" table:style-name="ce6">
            <text:p>44,289<text:s/></text:p>
          </table:table-cell>
          <table:table-cell office:value-type="float" office:value="47357" table:style-name="ce6">
            <text:p>47,357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9830" table:style-name="ce6">
            <text:p>19,830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31595" table:style-name="ce6">
            <text:p>31,595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23696" table:style-name="ce6">
            <text:p>23,696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30167" table:style-name="ce6">
            <text:p>30,167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36905" table:style-name="ce6">
            <text:p>36,905<text:s/></text:p>
          </table:table-cell>
          <table:table-cell office:value-type="float" office:value="31502" table:style-name="ce6">
            <text:p>31,502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7926" table:style-name="ce6">
            <text:p>37,926<text:s/></text:p>
          </table:table-cell>
          <table:table-cell office:value-type="float" office:value="28655" table:style-name="ce6">
            <text:p>28,655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7597" table:style-name="ce6">
            <text:p>27,597<text:s/></text:p>
          </table:table-cell>
          <table:table-cell office:value-type="float" office:value="142211" table:style-name="ce6">
            <text:p>142,211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23817" table:style-name="ce6">
            <text:p>23,817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35119" table:style-name="ce6">
            <text:p>35,119<text:s/></text:p>
          </table:table-cell>
          <table:table-cell office:value-type="float" office:value="30983" table:style-name="ce6">
            <text:p>30,983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33359" table:style-name="ce6">
            <text:p>33,359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6284" table:style-name="ce6">
            <text:p>36,284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23621" table:style-name="ce6">
            <text:p>23,621<text:s/></text:p>
          </table:table-cell>
          <table:table-cell office:value-type="float" office:value="28564" table:style-name="ce6">
            <text:p>28,564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43707" table:style-name="ce6">
            <text:p>43,707<text:s/></text:p>
          </table:table-cell>
          <table:table-cell office:value-type="float" office:value="45518" table:style-name="ce6">
            <text:p>45,518<text:s/></text:p>
          </table:table-cell>
          <table:table-cell office:value-type="float" office:value="27161" table:style-name="ce6">
            <text:p>27,161<text:s/></text:p>
          </table:table-cell>
          <table:table-cell office:value-type="float" office:value="32198" table:style-name="ce6">
            <text:p>32,198<text:s/></text:p>
          </table:table-cell>
          <table:table-cell office:value-type="float" office:value="72538" table:style-name="ce6">
            <text:p>72,538<text:s/></text:p>
          </table:table-cell>
          <table:table-cell office:value-type="float" office:value="25401" table:style-name="ce6">
            <text:p>25,401<text:s/></text:p>
          </table:table-cell>
          <table:table-cell office:value-type="float" office:value="34550" table:style-name="ce6">
            <text:p>34,550<text:s/></text:p>
          </table:table-cell>
          <table:table-cell office:value-type="float" office:value="35996" table:style-name="ce6">
            <text:p>35,996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62695" table:style-name="ce6">
            <text:p>62,695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18782" table:style-name="ce6">
            <text:p>18,782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31421" table:style-name="ce6">
            <text:p>31,421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42923" table:style-name="ce6">
            <text:p>42,923<text:s/></text:p>
          </table:table-cell>
          <table:table-cell office:value-type="float" office:value="26577" table:style-name="ce6">
            <text:p>26,577<text:s/></text:p>
          </table:table-cell>
          <table:table-cell office:value-type="float" office:value="26660" table:style-name="ce6">
            <text:p>26,660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14329" table:style-name="ce6">
            <text:p>14,329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31417" table:style-name="ce6">
            <text:p>31,417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489" table:style-name="ce6">
            <text:p>10,489<text:s/></text:p>
          </table:table-cell>
          <table:table-cell table:number-columns-repeated="16275"/>
        </table:table-row>
        <table:table-row table:style-name="ro2">
          <table:table-cell office:value-type="date" office:date-value="2019-11-20T00:00:00" table:style-name="ce5">
            <text:p>2019/11/20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4835" table:style-name="ce6">
            <text:p>14,835<text:s/></text:p>
          </table:table-cell>
          <table:table-cell office:value-type="float" office:value="45003" table:style-name="ce6">
            <text:p>45,003<text:s/></text:p>
          </table:table-cell>
          <table:table-cell office:value-type="float" office:value="47940" table:style-name="ce6">
            <text:p>47,940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1570" table:style-name="ce6">
            <text:p>11,570<text:s/></text:p>
          </table:table-cell>
          <table:table-cell office:value-type="float" office:value="18095" table:style-name="ce6">
            <text:p>18,095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31991" table:style-name="ce6">
            <text:p>31,991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30763" table:style-name="ce6">
            <text:p>30,763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37218" table:style-name="ce6">
            <text:p>37,218<text:s/></text:p>
          </table:table-cell>
          <table:table-cell office:value-type="float" office:value="30895" table:style-name="ce6">
            <text:p>30,895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38464" table:style-name="ce6">
            <text:p>38,464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27850" table:style-name="ce6">
            <text:p>27,850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46583" table:style-name="ce6">
            <text:p>146,583<text:s/></text:p>
          </table:table-cell>
          <table:table-cell office:value-type="float" office:value="42049" table:style-name="ce6">
            <text:p>42,049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26967" table:style-name="ce6">
            <text:p>26,967<text:s/></text:p>
          </table:table-cell>
          <table:table-cell office:value-type="float" office:value="29413" table:style-name="ce6">
            <text:p>29,413<text:s/></text:p>
          </table:table-cell>
          <table:table-cell office:value-type="float" office:value="34760" table:style-name="ce6">
            <text:p>34,760<text:s/></text:p>
          </table:table-cell>
          <table:table-cell office:value-type="float" office:value="31681" table:style-name="ce6">
            <text:p>31,681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7946" table:style-name="ce6">
            <text:p>37,946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8764" table:style-name="ce6">
            <text:p>28,764<text:s/></text:p>
          </table:table-cell>
          <table:table-cell office:value-type="float" office:value="33810" table:style-name="ce6">
            <text:p>33,810<text:s/></text:p>
          </table:table-cell>
          <table:table-cell office:value-type="float" office:value="44691" table:style-name="ce6">
            <text:p>44,691<text:s/></text:p>
          </table:table-cell>
          <table:table-cell office:value-type="float" office:value="46128" table:style-name="ce6">
            <text:p>46,128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32257" table:style-name="ce6">
            <text:p>32,257<text:s/></text:p>
          </table:table-cell>
          <table:table-cell office:value-type="float" office:value="72633" table:style-name="ce6">
            <text:p>72,633<text:s/></text:p>
          </table:table-cell>
          <table:table-cell office:value-type="float" office:value="26162" table:style-name="ce6">
            <text:p>26,162<text:s/></text:p>
          </table:table-cell>
          <table:table-cell office:value-type="float" office:value="34850" table:style-name="ce6">
            <text:p>34,850<text:s/></text:p>
          </table:table-cell>
          <table:table-cell office:value-type="float" office:value="36205" table:style-name="ce6">
            <text:p>36,205<text:s/></text:p>
          </table:table-cell>
          <table:table-cell office:value-type="float" office:value="22506" table:style-name="ce6">
            <text:p>22,506<text:s/></text:p>
          </table:table-cell>
          <table:table-cell office:value-type="float" office:value="64595" table:style-name="ce6">
            <text:p>64,595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15423" table:style-name="ce6">
            <text:p>15,423<text:s/></text:p>
          </table:table-cell>
          <table:table-cell office:value-type="float" office:value="32410" table:style-name="ce6">
            <text:p>32,410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43637" table:style-name="ce6">
            <text:p>43,637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7179" table:style-name="ce6">
            <text:p>27,179<text:s/></text:p>
          </table:table-cell>
          <table:table-cell office:value-type="float" office:value="27261" table:style-name="ce6">
            <text:p>27,261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14023" table:style-name="ce6">
            <text:p>14,023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0584" table:style-name="ce6">
            <text:p>10,584<text:s/></text:p>
          </table:table-cell>
          <table:table-cell table:number-columns-repeated="16275"/>
        </table:table-row>
        <table:table-row table:style-name="ro2">
          <table:table-cell office:value-type="date" office:date-value="2019-11-21T00:00:00" table:style-name="ce5">
            <text:p>2019/11/21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45480" table:style-name="ce6">
            <text:p>45,480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30226" table:style-name="ce6">
            <text:p>30,226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8907" table:style-name="ce6">
            <text:p>18,907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37266" table:style-name="ce6">
            <text:p>37,266<text:s/></text:p>
          </table:table-cell>
          <table:table-cell office:value-type="float" office:value="31950" table:style-name="ce6">
            <text:p>31,950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38572" table:style-name="ce6">
            <text:p>38,572<text:s/></text:p>
          </table:table-cell>
          <table:table-cell office:value-type="float" office:value="29002" table:style-name="ce6">
            <text:p>29,002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24416" table:style-name="ce6">
            <text:p>24,416<text:s/></text:p>
          </table:table-cell>
          <table:table-cell office:value-type="float" office:value="27690" table:style-name="ce6">
            <text:p>27,690<text:s/></text:p>
          </table:table-cell>
          <table:table-cell office:value-type="float" office:value="150343" table:style-name="ce6">
            <text:p>150,343<text:s/></text:p>
          </table:table-cell>
          <table:table-cell office:value-type="float" office:value="42941" table:style-name="ce6">
            <text:p>42,941<text:s/></text:p>
          </table:table-cell>
          <table:table-cell office:value-type="float" office:value="24229" table:style-name="ce6">
            <text:p>24,229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32406" table:style-name="ce6">
            <text:p>32,406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34083" table:style-name="ce6">
            <text:p>34,083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38217" table:style-name="ce6">
            <text:p>38,217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3916" table:style-name="ce6">
            <text:p>13,91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28661" table:style-name="ce6">
            <text:p>28,661<text:s/></text:p>
          </table:table-cell>
          <table:table-cell office:value-type="float" office:value="34279" table:style-name="ce6">
            <text:p>34,279<text:s/></text:p>
          </table:table-cell>
          <table:table-cell office:value-type="float" office:value="44744" table:style-name="ce6">
            <text:p>44,744<text:s/></text:p>
          </table:table-cell>
          <table:table-cell office:value-type="float" office:value="46480" table:style-name="ce6">
            <text:p>46,480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74104" table:style-name="ce6">
            <text:p>74,104<text:s/></text:p>
          </table:table-cell>
          <table:table-cell office:value-type="float" office:value="26477" table:style-name="ce6">
            <text:p>26,477<text:s/></text:p>
          </table:table-cell>
          <table:table-cell office:value-type="float" office:value="35100" table:style-name="ce6">
            <text:p>35,100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65554" table:style-name="ce6">
            <text:p>65,554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17543" table:style-name="ce6">
            <text:p>17,54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9399" table:style-name="ce6">
            <text:p>19,399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33755" table:style-name="ce6">
            <text:p>33,755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44423" table:style-name="ce6">
            <text:p>44,423<text:s/></text:p>
          </table:table-cell>
          <table:table-cell office:value-type="float" office:value="27860" table:style-name="ce6">
            <text:p>27,860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27228" table:style-name="ce6">
            <text:p>27,228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10644" table:style-name="ce6">
            <text:p>10,644<text:s/></text:p>
          </table:table-cell>
          <table:table-cell table:number-columns-repeated="16275"/>
        </table:table-row>
        <table:table-row table:style-name="ro2">
          <table:table-cell office:value-type="date" office:date-value="2019-11-22T00:00:00" table:style-name="ce5">
            <text:p>2019/11/22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47138" table:style-name="ce6">
            <text:p>47,138<text:s/></text:p>
          </table:table-cell>
          <table:table-cell office:value-type="float" office:value="52460" table:style-name="ce6">
            <text:p>52,460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8401" table:style-name="ce6">
            <text:p>18,401<text:s/></text:p>
          </table:table-cell>
          <table:table-cell office:value-type="float" office:value="7086" table:style-name="ce6">
            <text:p>7,086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36417" table:style-name="ce6">
            <text:p>36,417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36602" table:style-name="ce6">
            <text:p>36,602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39089" table:style-name="ce6">
            <text:p>39,089<text:s/></text:p>
          </table:table-cell>
          <table:table-cell office:value-type="float" office:value="33763" table:style-name="ce6">
            <text:p>33,763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30829" table:style-name="ce6">
            <text:p>30,829<text:s/></text:p>
          </table:table-cell>
          <table:table-cell office:value-type="float" office:value="29661" table:style-name="ce6">
            <text:p>29,661<text:s/></text:p>
          </table:table-cell>
          <table:table-cell office:value-type="float" office:value="25263" table:style-name="ce6">
            <text:p>25,263<text:s/></text:p>
          </table:table-cell>
          <table:table-cell office:value-type="float" office:value="26602" table:style-name="ce6">
            <text:p>26,602<text:s/></text:p>
          </table:table-cell>
          <table:table-cell office:value-type="float" office:value="179694" table:style-name="ce6">
            <text:p>179,694<text:s/></text:p>
          </table:table-cell>
          <table:table-cell office:value-type="float" office:value="49555" table:style-name="ce6">
            <text:p>49,555<text:s/></text:p>
          </table:table-cell>
          <table:table-cell office:value-type="float" office:value="25045" table:style-name="ce6">
            <text:p>25,045<text:s/></text:p>
          </table:table-cell>
          <table:table-cell office:value-type="float" office:value="28129" table:style-name="ce6">
            <text:p>28,129<text:s/></text:p>
          </table:table-cell>
          <table:table-cell office:value-type="float" office:value="32647" table:style-name="ce6">
            <text:p>32,647<text:s/></text:p>
          </table:table-cell>
          <table:table-cell office:value-type="float" office:value="39712" table:style-name="ce6">
            <text:p>39,712<text:s/></text:p>
          </table:table-cell>
          <table:table-cell office:value-type="float" office:value="36214" table:style-name="ce6">
            <text:p>36,21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35908" table:style-name="ce6">
            <text:p>35,908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1368" table:style-name="ce6">
            <text:p>21,368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5202" table:style-name="ce6">
            <text:p>15,202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11928" table:style-name="ce6">
            <text:p>11,928<text:s/></text:p>
          </table:table-cell>
          <table:table-cell office:value-type="float" office:value="42892" table:style-name="ce6">
            <text:p>42,892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9693" table:style-name="ce6">
            <text:p>29,693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52224" table:style-name="ce6">
            <text:p>52,224<text:s/></text:p>
          </table:table-cell>
          <table:table-cell office:value-type="float" office:value="49143" table:style-name="ce6">
            <text:p>49,143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83455" table:style-name="ce6">
            <text:p>83,455<text:s/></text:p>
          </table:table-cell>
          <table:table-cell office:value-type="float" office:value="27058" table:style-name="ce6">
            <text:p>27,058<text:s/></text:p>
          </table:table-cell>
          <table:table-cell office:value-type="float" office:value="40192" table:style-name="ce6">
            <text:p>40,192<text:s/></text:p>
          </table:table-cell>
          <table:table-cell office:value-type="float" office:value="40611" table:style-name="ce6">
            <text:p>40,611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72305" table:style-name="ce6">
            <text:p>72,305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21885" table:style-name="ce6">
            <text:p>21,885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37813" table:style-name="ce6">
            <text:p>37,813<text:s/></text:p>
          </table:table-cell>
          <table:table-cell office:value-type="float" office:value="21212" table:style-name="ce6">
            <text:p>21,212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44920" table:style-name="ce6">
            <text:p>44,920<text:s/></text:p>
          </table:table-cell>
          <table:table-cell office:value-type="float" office:value="27489" table:style-name="ce6">
            <text:p>27,489<text:s/></text:p>
          </table:table-cell>
          <table:table-cell office:value-type="float" office:value="28152" table:style-name="ce6">
            <text:p>28,152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15592" table:style-name="ce6">
            <text:p>15,592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20146" table:style-name="ce6">
            <text:p>20,146<text:s/></text:p>
          </table:table-cell>
          <table:table-cell office:value-type="float" office:value="33445" table:style-name="ce6">
            <text:p>33,445<text:s/></text:p>
          </table:table-cell>
          <table:table-cell office:value-type="float" office:value="30349" table:style-name="ce6">
            <text:p>30,349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11554" table:style-name="ce6">
            <text:p>11,554<text:s/></text:p>
          </table:table-cell>
          <table:table-cell table:number-columns-repeated="16275"/>
        </table:table-row>
        <table:table-row table:style-name="ro2">
          <table:table-cell office:value-type="date" office:date-value="2019-11-23T00:00:00" table:style-name="ce5">
            <text:p>2019/11/23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27506" table:style-name="ce6">
            <text:p>27,506<text:s/></text:p>
          </table:table-cell>
          <table:table-cell office:value-type="float" office:value="50164" table:style-name="ce6">
            <text:p>50,164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6046" table:style-name="ce6">
            <text:p>6,046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30766" table:style-name="ce6">
            <text:p>30,76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880" table:style-name="ce6">
            <text:p>14,88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20456" table:style-name="ce6">
            <text:p>20,456<text:s/></text:p>
          </table:table-cell>
          <table:table-cell office:value-type="float" office:value="17747" table:style-name="ce6">
            <text:p>17,74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34330" table:style-name="ce6">
            <text:p>34,330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30876" table:style-name="ce6">
            <text:p>30,876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1054" table:style-name="ce6">
            <text:p>21,054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87941" table:style-name="ce6">
            <text:p>187,941<text:s/></text:p>
          </table:table-cell>
          <table:table-cell office:value-type="float" office:value="51224" table:style-name="ce6">
            <text:p>51,224<text:s/></text:p>
          </table:table-cell>
          <table:table-cell office:value-type="float" office:value="21400" table:style-name="ce6">
            <text:p>21,400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37024" table:style-name="ce6">
            <text:p>37,024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38675" table:style-name="ce6">
            <text:p>38,675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44721" table:style-name="ce6">
            <text:p>44,721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0954" table:style-name="ce6">
            <text:p>20,954<text:s/></text:p>
          </table:table-cell>
          <table:table-cell office:value-type="float" office:value="20612" table:style-name="ce6">
            <text:p>20,612<text:s/></text:p>
          </table:table-cell>
          <table:table-cell office:value-type="float" office:value="36866" table:style-name="ce6">
            <text:p>36,866<text:s/></text:p>
          </table:table-cell>
          <table:table-cell office:value-type="float" office:value="70067" table:style-name="ce6">
            <text:p>70,067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36877" table:style-name="ce6">
            <text:p>36,877<text:s/></text:p>
          </table:table-cell>
          <table:table-cell office:value-type="float" office:value="89991" table:style-name="ce6">
            <text:p>89,991<text:s/></text:p>
          </table:table-cell>
          <table:table-cell office:value-type="float" office:value="19103" table:style-name="ce6">
            <text:p>19,103<text:s/></text:p>
          </table:table-cell>
          <table:table-cell office:value-type="float" office:value="41000" table:style-name="ce6">
            <text:p>41,000<text:s/></text:p>
          </table:table-cell>
          <table:table-cell office:value-type="float" office:value="36167" table:style-name="ce6">
            <text:p>36,167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64122" table:style-name="ce6">
            <text:p>64,122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34861" table:style-name="ce6">
            <text:p>34,861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23896" table:style-name="ce6">
            <text:p>23,896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23830" table:style-name="ce6">
            <text:p>23,830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9326" table:style-name="ce6">
            <text:p>9,326<text:s/></text:p>
          </table:table-cell>
          <table:table-cell table:number-columns-repeated="16275"/>
        </table:table-row>
        <table:table-row table:style-name="ro2">
          <table:table-cell office:value-type="date" office:date-value="2019-11-24T00:00:00" table:style-name="ce5">
            <text:p>2019/11/24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40375" table:style-name="ce6">
            <text:p>40,375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2381" table:style-name="ce6">
            <text:p>2,38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28199" table:style-name="ce6">
            <text:p>28,199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24773" table:style-name="ce6">
            <text:p>24,773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20806" table:style-name="ce6">
            <text:p>20,806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7625" table:style-name="ce6">
            <text:p>17,625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89019" table:style-name="ce6">
            <text:p>189,019<text:s/></text:p>
          </table:table-cell>
          <table:table-cell office:value-type="float" office:value="42553" table:style-name="ce6">
            <text:p>42,553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31852" table:style-name="ce6">
            <text:p>31,852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36020" table:style-name="ce6">
            <text:p>36,020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558" table:style-name="ce6">
            <text:p>6,558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44949" table:style-name="ce6">
            <text:p>44,949<text:s/></text:p>
          </table:table-cell>
          <table:table-cell office:value-type="float" office:value="6962" table:style-name="ce6">
            <text:p>6,962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30166" table:style-name="ce6">
            <text:p>30,166<text:s/></text:p>
          </table:table-cell>
          <table:table-cell office:value-type="float" office:value="55357" table:style-name="ce6">
            <text:p>55,357<text:s/></text:p>
          </table:table-cell>
          <table:table-cell office:value-type="float" office:value="32150" table:style-name="ce6">
            <text:p>32,150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31860" table:style-name="ce6">
            <text:p>31,860<text:s/></text:p>
          </table:table-cell>
          <table:table-cell office:value-type="float" office:value="78549" table:style-name="ce6">
            <text:p>78,549<text:s/></text:p>
          </table:table-cell>
          <table:table-cell office:value-type="float" office:value="14626" table:style-name="ce6">
            <text:p>14,626<text:s/></text:p>
          </table:table-cell>
          <table:table-cell office:value-type="float" office:value="34755" table:style-name="ce6">
            <text:p>34,755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16399" table:style-name="ce6">
            <text:p>16,399<text:s/></text:p>
          </table:table-cell>
          <table:table-cell office:value-type="float" office:value="55191" table:style-name="ce6">
            <text:p>55,191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1391" table:style-name="ce6">
            <text:p>11,391<text:s/></text:p>
          </table:table-cell>
          <table:table-cell office:value-type="float" office:value="28984" table:style-name="ce6">
            <text:p>28,984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19728" table:style-name="ce6">
            <text:p>19,728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395" table:style-name="ce6">
            <text:p>7,395<text:s/></text:p>
          </table:table-cell>
          <table:table-cell table:number-columns-repeated="16275"/>
        </table:table-row>
        <table:table-row table:style-name="ro2">
          <table:table-cell office:value-type="date" office:date-value="2019-11-25T00:00:00" table:style-name="ce5">
            <text:p>2019/11/25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43653" table:style-name="ce6">
            <text:p>43,653<text:s/></text:p>
          </table:table-cell>
          <table:table-cell office:value-type="float" office:value="44181" table:style-name="ce6">
            <text:p>44,181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10776" table:style-name="ce6">
            <text:p>10,776<text:s/></text:p>
          </table:table-cell>
          <table:table-cell office:value-type="float" office:value="10923" table:style-name="ce6">
            <text:p>10,923<text:s/></text:p>
          </table:table-cell>
          <table:table-cell office:value-type="float" office:value="19483" table:style-name="ce6">
            <text:p>19,483<text:s/></text:p>
          </table:table-cell>
          <table:table-cell office:value-type="float" office:value="18417" table:style-name="ce6">
            <text:p>18,417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34116" table:style-name="ce6">
            <text:p>34,116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13177" table:style-name="ce6">
            <text:p>13,177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8605" table:style-name="ce6">
            <text:p>28,605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34638" table:style-name="ce6">
            <text:p>34,638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37338" table:style-name="ce6">
            <text:p>37,338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26425" table:style-name="ce6">
            <text:p>26,425<text:s/></text:p>
          </table:table-cell>
          <table:table-cell office:value-type="float" office:value="152560" table:style-name="ce6">
            <text:p>152,560<text:s/></text:p>
          </table:table-cell>
          <table:table-cell office:value-type="float" office:value="39786" table:style-name="ce6">
            <text:p>39,786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32624" table:style-name="ce6">
            <text:p>32,624<text:s/></text:p>
          </table:table-cell>
          <table:table-cell office:value-type="float" office:value="32192" table:style-name="ce6">
            <text:p>32,192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32510" table:style-name="ce6">
            <text:p>32,51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5664" table:style-name="ce6">
            <text:p>35,66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28003" table:style-name="ce6">
            <text:p>28,003<text:s/></text:p>
          </table:table-cell>
          <table:table-cell office:value-type="float" office:value="31901" table:style-name="ce6">
            <text:p>31,901<text:s/></text:p>
          </table:table-cell>
          <table:table-cell office:value-type="float" office:value="43083" table:style-name="ce6">
            <text:p>43,083<text:s/></text:p>
          </table:table-cell>
          <table:table-cell office:value-type="float" office:value="44345" table:style-name="ce6">
            <text:p>44,345<text:s/></text:p>
          </table:table-cell>
          <table:table-cell office:value-type="float" office:value="26190" table:style-name="ce6">
            <text:p>26,190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68445" table:style-name="ce6">
            <text:p>68,445<text:s/></text:p>
          </table:table-cell>
          <table:table-cell office:value-type="float" office:value="23716" table:style-name="ce6">
            <text:p>23,716<text:s/></text:p>
          </table:table-cell>
          <table:table-cell office:value-type="float" office:value="33649" table:style-name="ce6">
            <text:p>33,649<text:s/></text:p>
          </table:table-cell>
          <table:table-cell office:value-type="float" office:value="34242" table:style-name="ce6">
            <text:p>34,242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62916" table:style-name="ce6">
            <text:p>62,916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9769" table:style-name="ce6">
            <text:p>19,769<text:s/></text:p>
          </table:table-cell>
          <table:table-cell office:value-type="float" office:value="14857" table:style-name="ce6">
            <text:p>14,857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42645" table:style-name="ce6">
            <text:p>42,645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25973" table:style-name="ce6">
            <text:p>25,973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31663" table:style-name="ce6">
            <text:p>31,663<text:s/></text:p>
          </table:table-cell>
          <table:table-cell office:value-type="float" office:value="26412" table:style-name="ce6">
            <text:p>26,412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0407" table:style-name="ce6">
            <text:p>10,407<text:s/></text:p>
          </table:table-cell>
          <table:table-cell table:number-columns-repeated="16275"/>
        </table:table-row>
        <table:table-row table:style-name="ro2">
          <table:table-cell office:value-type="date" office:date-value="2019-11-26T00:00:00" table:style-name="ce5">
            <text:p>2019/11/26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44037" table:style-name="ce6">
            <text:p>44,037<text:s/></text:p>
          </table:table-cell>
          <table:table-cell office:value-type="float" office:value="44715" table:style-name="ce6">
            <text:p>44,715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8693" table:style-name="ce6">
            <text:p>18,693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30468" table:style-name="ce6">
            <text:p>30,468<text:s/></text:p>
          </table:table-cell>
          <table:table-cell office:value-type="float" office:value="18966" table:style-name="ce6">
            <text:p>18,966<text:s/></text:p>
          </table:table-cell>
          <table:table-cell office:value-type="float" office:value="35558" table:style-name="ce6">
            <text:p>35,558<text:s/></text:p>
          </table:table-cell>
          <table:table-cell office:value-type="float" office:value="31275" table:style-name="ce6">
            <text:p>31,275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38491" table:style-name="ce6">
            <text:p>38,491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27794" table:style-name="ce6">
            <text:p>27,794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141526" table:style-name="ce6">
            <text:p>141,526<text:s/></text:p>
          </table:table-cell>
          <table:table-cell office:value-type="float" office:value="40646" table:style-name="ce6">
            <text:p>40,646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35770" table:style-name="ce6">
            <text:p>35,770<text:s/></text:p>
          </table:table-cell>
          <table:table-cell office:value-type="float" office:value="36383" table:style-name="ce6">
            <text:p>36,383<text:s/></text:p>
          </table:table-cell>
          <table:table-cell office:value-type="float" office:value="25429" table:style-name="ce6">
            <text:p>25,429<text:s/></text:p>
          </table:table-cell>
          <table:table-cell office:value-type="float" office:value="14468" table:style-name="ce6">
            <text:p>14,468<text:s/></text:p>
          </table:table-cell>
          <table:table-cell office:value-type="float" office:value="33960" table:style-name="ce6">
            <text:p>33,960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37912" table:style-name="ce6">
            <text:p>37,912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974" table:style-name="ce6">
            <text:p>13,97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23537" table:style-name="ce6">
            <text:p>23,537<text:s/></text:p>
          </table:table-cell>
          <table:table-cell office:value-type="float" office:value="28923" table:style-name="ce6">
            <text:p>28,923<text:s/></text:p>
          </table:table-cell>
          <table:table-cell office:value-type="float" office:value="33264" table:style-name="ce6">
            <text:p>33,264<text:s/></text:p>
          </table:table-cell>
          <table:table-cell office:value-type="float" office:value="43832" table:style-name="ce6">
            <text:p>43,832<text:s/></text:p>
          </table:table-cell>
          <table:table-cell office:value-type="float" office:value="45645" table:style-name="ce6">
            <text:p>45,645<text:s/></text:p>
          </table:table-cell>
          <table:table-cell office:value-type="float" office:value="27216" table:style-name="ce6">
            <text:p>27,216<text:s/></text:p>
          </table:table-cell>
          <table:table-cell office:value-type="float" office:value="34521" table:style-name="ce6">
            <text:p>34,521<text:s/></text:p>
          </table:table-cell>
          <table:table-cell office:value-type="float" office:value="70148" table:style-name="ce6">
            <text:p>70,148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34171" table:style-name="ce6">
            <text:p>34,171<text:s/></text:p>
          </table:table-cell>
          <table:table-cell office:value-type="float" office:value="35057" table:style-name="ce6">
            <text:p>35,057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61784" table:style-name="ce6">
            <text:p>61,784<text:s/></text:p>
          </table:table-cell>
          <table:table-cell office:value-type="float" office:value="22074" table:style-name="ce6">
            <text:p>22,074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31776" table:style-name="ce6">
            <text:p>31,776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42716" table:style-name="ce6">
            <text:p>42,716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7297" table:style-name="ce6">
            <text:p>27,29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18827" table:style-name="ce6">
            <text:p>18,827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0700" table:style-name="ce6">
            <text:p>10,700<text:s/></text:p>
          </table:table-cell>
          <table:table-cell table:number-columns-repeated="16275"/>
        </table:table-row>
        <table:table-row table:style-name="ro2">
          <table:table-cell office:value-type="date" office:date-value="2019-11-27T00:00:00" table:style-name="ce5">
            <text:p>2019/11/27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44491" table:style-name="ce6">
            <text:p>44,491<text:s/></text:p>
          </table:table-cell>
          <table:table-cell office:value-type="float" office:value="45912" table:style-name="ce6">
            <text:p>45,912<text:s/></text:p>
          </table:table-cell>
          <table:table-cell office:value-type="float" office:value="29414" table:style-name="ce6">
            <text:p>29,414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32542" table:style-name="ce6">
            <text:p>32,542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30564" table:style-name="ce6">
            <text:p>30,564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36277" table:style-name="ce6">
            <text:p>36,277<text:s/></text:p>
          </table:table-cell>
          <table:table-cell office:value-type="float" office:value="31550" table:style-name="ce6">
            <text:p>31,550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38580" table:style-name="ce6">
            <text:p>38,580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28017" table:style-name="ce6">
            <text:p>28,017<text:s/></text:p>
          </table:table-cell>
          <table:table-cell office:value-type="float" office:value="24393" table:style-name="ce6">
            <text:p>24,393<text:s/></text:p>
          </table:table-cell>
          <table:table-cell office:value-type="float" office:value="27137" table:style-name="ce6">
            <text:p>27,137<text:s/></text:p>
          </table:table-cell>
          <table:table-cell office:value-type="float" office:value="145321" table:style-name="ce6">
            <text:p>145,321<text:s/></text:p>
          </table:table-cell>
          <table:table-cell office:value-type="float" office:value="41733" table:style-name="ce6">
            <text:p>41,733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29030" table:style-name="ce6">
            <text:p>29,030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38881" table:style-name="ce6">
            <text:p>38,881<text:s/></text:p>
          </table:table-cell>
          <table:table-cell office:value-type="float" office:value="30260" table:style-name="ce6">
            <text:p>30,26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35135" table:style-name="ce6">
            <text:p>35,135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39224" table:style-name="ce6">
            <text:p>39,224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33463" table:style-name="ce6">
            <text:p>33,463<text:s/></text:p>
          </table:table-cell>
          <table:table-cell office:value-type="float" office:value="45206" table:style-name="ce6">
            <text:p>45,206<text:s/></text:p>
          </table:table-cell>
          <table:table-cell office:value-type="float" office:value="45985" table:style-name="ce6">
            <text:p>45,985<text:s/></text:p>
          </table:table-cell>
          <table:table-cell office:value-type="float" office:value="27382" table:style-name="ce6">
            <text:p>27,382<text:s/></text:p>
          </table:table-cell>
          <table:table-cell office:value-type="float" office:value="33897" table:style-name="ce6">
            <text:p>33,897<text:s/></text:p>
          </table:table-cell>
          <table:table-cell office:value-type="float" office:value="72756" table:style-name="ce6">
            <text:p>72,756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34799" table:style-name="ce6">
            <text:p>34,799<text:s/></text:p>
          </table:table-cell>
          <table:table-cell office:value-type="float" office:value="36178" table:style-name="ce6">
            <text:p>36,178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63329" table:style-name="ce6">
            <text:p>63,329<text:s/></text:p>
          </table:table-cell>
          <table:table-cell office:value-type="float" office:value="22187" table:style-name="ce6">
            <text:p>22,187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32969" table:style-name="ce6">
            <text:p>32,969<text:s/></text:p>
          </table:table-cell>
          <table:table-cell office:value-type="float" office:value="20126" table:style-name="ce6">
            <text:p>20,126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4421" table:style-name="ce6">
            <text:p>14,421<text:s/></text:p>
          </table:table-cell>
          <table:table-cell office:value-type="float" office:value="43781" table:style-name="ce6">
            <text:p>43,781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27699" table:style-name="ce6">
            <text:p>27,699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28093" table:style-name="ce6">
            <text:p>28,093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3822" table:style-name="ce6">
            <text:p>13,822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10627" table:style-name="ce6">
            <text:p>10,627<text:s/></text:p>
          </table:table-cell>
          <table:table-cell table:number-columns-repeated="16275"/>
        </table:table-row>
        <table:table-row table:style-name="ro2">
          <table:table-cell office:value-type="date" office:date-value="2019-11-28T00:00:00" table:style-name="ce5">
            <text:p>2019/11/28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45107" table:style-name="ce6">
            <text:p>45,107<text:s/></text:p>
          </table:table-cell>
          <table:table-cell office:value-type="float" office:value="47200" table:style-name="ce6">
            <text:p>47,200<text:s/></text:p>
          </table:table-cell>
          <table:table-cell office:value-type="float" office:value="29963" table:style-name="ce6">
            <text:p>29,963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32436" table:style-name="ce6">
            <text:p>32,436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24039" table:style-name="ce6">
            <text:p>24,039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32668" table:style-name="ce6">
            <text:p>32,668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36321" table:style-name="ce6">
            <text:p>36,321<text:s/></text:p>
          </table:table-cell>
          <table:table-cell office:value-type="float" office:value="33211" table:style-name="ce6">
            <text:p>33,211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39042" table:style-name="ce6">
            <text:p>39,042<text:s/></text:p>
          </table:table-cell>
          <table:table-cell office:value-type="float" office:value="29382" table:style-name="ce6">
            <text:p>29,382<text:s/></text:p>
          </table:table-cell>
          <table:table-cell office:value-type="float" office:value="27838" table:style-name="ce6">
            <text:p>27,838<text:s/></text:p>
          </table:table-cell>
          <table:table-cell office:value-type="float" office:value="24398" table:style-name="ce6">
            <text:p>24,398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50849" table:style-name="ce6">
            <text:p>150,849<text:s/></text:p>
          </table:table-cell>
          <table:table-cell office:value-type="float" office:value="43201" table:style-name="ce6">
            <text:p>43,201<text:s/></text:p>
          </table:table-cell>
          <table:table-cell office:value-type="float" office:value="23858" table:style-name="ce6">
            <text:p>23,858<text:s/></text:p>
          </table:table-cell>
          <table:table-cell office:value-type="float" office:value="26818" table:style-name="ce6">
            <text:p>26,818<text:s/></text:p>
          </table:table-cell>
          <table:table-cell office:value-type="float" office:value="28659" table:style-name="ce6">
            <text:p>28,659<text:s/></text:p>
          </table:table-cell>
          <table:table-cell office:value-type="float" office:value="36340" table:style-name="ce6">
            <text:p>36,340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34206" table:style-name="ce6">
            <text:p>34,206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3882" table:style-name="ce6">
            <text:p>3,88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4747" table:style-name="ce6">
            <text:p>14,747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37521" table:style-name="ce6">
            <text:p>37,521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4168" table:style-name="ce6">
            <text:p>14,168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33542" table:style-name="ce6">
            <text:p>33,542<text:s/></text:p>
          </table:table-cell>
          <table:table-cell office:value-type="float" office:value="45206" table:style-name="ce6">
            <text:p>45,206<text:s/></text:p>
          </table:table-cell>
          <table:table-cell office:value-type="float" office:value="46245" table:style-name="ce6">
            <text:p>46,245<text:s/></text:p>
          </table:table-cell>
          <table:table-cell office:value-type="float" office:value="27411" table:style-name="ce6">
            <text:p>27,411<text:s/></text:p>
          </table:table-cell>
          <table:table-cell office:value-type="float" office:value="33444" table:style-name="ce6">
            <text:p>33,444<text:s/></text:p>
          </table:table-cell>
          <table:table-cell office:value-type="float" office:value="74420" table:style-name="ce6">
            <text:p>74,420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37267" table:style-name="ce6">
            <text:p>37,267<text:s/></text:p>
          </table:table-cell>
          <table:table-cell office:value-type="float" office:value="36942" table:style-name="ce6">
            <text:p>36,942<text:s/></text:p>
          </table:table-cell>
          <table:table-cell office:value-type="float" office:value="23470" table:style-name="ce6">
            <text:p>23,470<text:s/></text:p>
          </table:table-cell>
          <table:table-cell office:value-type="float" office:value="66179" table:style-name="ce6">
            <text:p>66,179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20019" table:style-name="ce6">
            <text:p>20,019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20386" table:style-name="ce6">
            <text:p>20,386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44577" table:style-name="ce6">
            <text:p>44,577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7515" table:style-name="ce6">
            <text:p>27,515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6257" table:style-name="ce6">
            <text:p>6,257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11050" table:style-name="ce6">
            <text:p>11,050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18962" table:style-name="ce6">
            <text:p>18,962<text:s/></text:p>
          </table:table-cell>
          <table:table-cell office:value-type="float" office:value="31345" table:style-name="ce6">
            <text:p>31,345<text:s/></text:p>
          </table:table-cell>
          <table:table-cell office:value-type="float" office:value="28291" table:style-name="ce6">
            <text:p>28,291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0631" table:style-name="ce6">
            <text:p>10,631<text:s/></text:p>
          </table:table-cell>
          <table:table-cell table:number-columns-repeated="16275"/>
        </table:table-row>
        <table:table-row table:style-name="ro2">
          <table:table-cell office:value-type="date" office:date-value="2019-11-29T00:00:00" table:style-name="ce5">
            <text:p>2019/11/29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46619" table:style-name="ce6">
            <text:p>46,619<text:s/></text:p>
          </table:table-cell>
          <table:table-cell office:value-type="float" office:value="51640" table:style-name="ce6">
            <text:p>51,640<text:s/></text:p>
          </table:table-cell>
          <table:table-cell office:value-type="float" office:value="31039" table:style-name="ce6">
            <text:p>31,039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19923" table:style-name="ce6">
            <text:p>19,923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34015" table:style-name="ce6">
            <text:p>34,015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37257" table:style-name="ce6">
            <text:p>37,257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38614" table:style-name="ce6">
            <text:p>38,614<text:s/></text:p>
          </table:table-cell>
          <table:table-cell office:value-type="float" office:value="34113" table:style-name="ce6">
            <text:p>34,11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9649" table:style-name="ce6">
            <text:p>29,649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80244" table:style-name="ce6">
            <text:p>180,244<text:s/></text:p>
          </table:table-cell>
          <table:table-cell office:value-type="float" office:value="50209" table:style-name="ce6">
            <text:p>50,209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41421" table:style-name="ce6">
            <text:p>41,421<text:s/></text:p>
          </table:table-cell>
          <table:table-cell office:value-type="float" office:value="42206" table:style-name="ce6">
            <text:p>42,206<text:s/></text:p>
          </table:table-cell>
          <table:table-cell office:value-type="float" office:value="30507" table:style-name="ce6">
            <text:p>30,507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36935" table:style-name="ce6">
            <text:p>36,935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22439" table:style-name="ce6">
            <text:p>22,439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46116" table:style-name="ce6">
            <text:p>46,116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4934" table:style-name="ce6">
            <text:p>24,934<text:s/></text:p>
          </table:table-cell>
          <table:table-cell office:value-type="float" office:value="30034" table:style-name="ce6">
            <text:p>30,034<text:s/></text:p>
          </table:table-cell>
          <table:table-cell office:value-type="float" office:value="36883" table:style-name="ce6">
            <text:p>36,883<text:s/></text:p>
          </table:table-cell>
          <table:table-cell office:value-type="float" office:value="56005" table:style-name="ce6">
            <text:p>56,005<text:s/></text:p>
          </table:table-cell>
          <table:table-cell office:value-type="float" office:value="49671" table:style-name="ce6">
            <text:p>49,671<text:s/></text:p>
          </table:table-cell>
          <table:table-cell office:value-type="float" office:value="29104" table:style-name="ce6">
            <text:p>29,104<text:s/></text:p>
          </table:table-cell>
          <table:table-cell office:value-type="float" office:value="35429" table:style-name="ce6">
            <text:p>35,429<text:s/></text:p>
          </table:table-cell>
          <table:table-cell office:value-type="float" office:value="84679" table:style-name="ce6">
            <text:p>84,679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40638" table:style-name="ce6">
            <text:p>40,638<text:s/></text:p>
          </table:table-cell>
          <table:table-cell office:value-type="float" office:value="41745" table:style-name="ce6">
            <text:p>41,745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76794" table:style-name="ce6">
            <text:p>76,794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21805" table:style-name="ce6">
            <text:p>21,805<text:s/></text:p>
          </table:table-cell>
          <table:table-cell office:value-type="float" office:value="16679" table:style-name="ce6">
            <text:p>16,679<text:s/></text:p>
          </table:table-cell>
          <table:table-cell office:value-type="float" office:value="41732" table:style-name="ce6">
            <text:p>41,732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0207" table:style-name="ce6">
            <text:p>10,207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44857" table:style-name="ce6">
            <text:p>44,857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29373" table:style-name="ce6">
            <text:p>29,373<text:s/></text:p>
          </table:table-cell>
          <table:table-cell office:value-type="float" office:value="30100" table:style-name="ce6">
            <text:p>30,10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6974" table:style-name="ce6">
            <text:p>16,974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33128" table:style-name="ce6">
            <text:p>33,128<text:s/></text:p>
          </table:table-cell>
          <table:table-cell office:value-type="float" office:value="30155" table:style-name="ce6">
            <text:p>30,155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11691" table:style-name="ce6">
            <text:p>11,691<text:s/></text:p>
          </table:table-cell>
          <table:table-cell table:number-columns-repeated="16275"/>
        </table:table-row>
        <table:table-row table:style-name="ro2">
          <table:table-cell office:value-type="date" office:date-value="2019-11-30T00:00:00" table:style-name="ce5">
            <text:p>2019/11/30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51099" table:style-name="ce6">
            <text:p>51,099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5162" table:style-name="ce6">
            <text:p>15,162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7897" table:style-name="ce6">
            <text:p>7,897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31612" table:style-name="ce6">
            <text:p>31,612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14959" table:style-name="ce6">
            <text:p>14,95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16886" table:style-name="ce6">
            <text:p>16,886<text:s/></text:p>
          </table:table-cell>
          <table:table-cell office:value-type="float" office:value="18179" table:style-name="ce6">
            <text:p>18,17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36109" table:style-name="ce6">
            <text:p>36,109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31629" table:style-name="ce6">
            <text:p>31,629<text:s/></text:p>
          </table:table-cell>
          <table:table-cell office:value-type="float" office:value="29498" table:style-name="ce6">
            <text:p>29,498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6442" table:style-name="ce6">
            <text:p>36,442<text:s/></text:p>
          </table:table-cell>
          <table:table-cell office:value-type="float" office:value="26482" table:style-name="ce6">
            <text:p>26,482<text:s/></text:p>
          </table:table-cell>
          <table:table-cell office:value-type="float" office:value="24242" table:style-name="ce6">
            <text:p>24,242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95585" table:style-name="ce6">
            <text:p>195,585<text:s/></text:p>
          </table:table-cell>
          <table:table-cell office:value-type="float" office:value="53943" table:style-name="ce6">
            <text:p>53,943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21745" table:style-name="ce6">
            <text:p>21,745<text:s/></text:p>
          </table:table-cell>
          <table:table-cell office:value-type="float" office:value="37048" table:style-name="ce6">
            <text:p>37,048<text:s/></text:p>
          </table:table-cell>
          <table:table-cell office:value-type="float" office:value="41687" table:style-name="ce6">
            <text:p>41,687<text:s/></text:p>
          </table:table-cell>
          <table:table-cell office:value-type="float" office:value="43427" table:style-name="ce6">
            <text:p>43,427<text:s/></text:p>
          </table:table-cell>
          <table:table-cell office:value-type="float" office:value="29046" table:style-name="ce6">
            <text:p>29,046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27199" table:style-name="ce6">
            <text:p>27,199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48892" table:style-name="ce6">
            <text:p>48,892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38376" table:style-name="ce6">
            <text:p>38,376<text:s/></text:p>
          </table:table-cell>
          <table:table-cell office:value-type="float" office:value="77290" table:style-name="ce6">
            <text:p>77,290<text:s/></text:p>
          </table:table-cell>
          <table:table-cell office:value-type="float" office:value="41645" table:style-name="ce6">
            <text:p>41,645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38230" table:style-name="ce6">
            <text:p>38,230<text:s/></text:p>
          </table:table-cell>
          <table:table-cell office:value-type="float" office:value="98252" table:style-name="ce6">
            <text:p>98,252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39156" table:style-name="ce6">
            <text:p>39,156<text:s/></text:p>
          </table:table-cell>
          <table:table-cell office:value-type="float" office:value="38032" table:style-name="ce6">
            <text:p>38,032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73747" table:style-name="ce6">
            <text:p>73,747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42660" table:style-name="ce6">
            <text:p>42,660<text:s/></text:p>
          </table:table-cell>
          <table:table-cell office:value-type="float" office:value="15783" table:style-name="ce6">
            <text:p>15,783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23582" table:style-name="ce6">
            <text:p>23,582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516" table:style-name="ce6">
            <text:p>5,51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28008" table:style-name="ce6">
            <text:p>28,008<text:s/></text:p>
          </table:table-cell>
          <table:table-cell office:value-type="float" office:value="15083" table:style-name="ce6">
            <text:p>15,083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2131" table:style-name="ce6">
            <text:p>12,13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9739" table:style-name="ce6">
            <text:p>9,739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7:41:05Z</meta:creation-date>
    <dc:date>2020-10-14T07:41:48Z</dc:date>
  </office:meta>
</office:document-meta>
</file>